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795">
            <text:p>3795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159">
            <text:p>1159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float" office:value="1670">
            <text:p>1670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3007">
            <text:p>3007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3625">
            <text:p>3625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float" office:value="4167">
            <text:p>4167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float" office:value="4785">
            <text:p>4785</text:p>
          </table:table-cell>
        </table:table-row>
        <table:table-row table:style-name="ro1">
          <table:table-cell office:value-type="float" office:value="12001">
            <text:p>12001</text:p>
          </table:table-cell>
          <table:table-cell office:value-type="float" office:value="5633">
            <text:p>5633</text:p>
          </table:table-cell>
        </table:table-row>
        <table:table-row table:style-name="ro1">
          <table:table-cell office:value-type="float" office:value="13001">
            <text:p>13001</text:p>
          </table:table-cell>
          <table:table-cell office:value-type="float" office:value="6344">
            <text:p>6344</text:p>
          </table:table-cell>
        </table:table-row>
        <table:table-row table:style-name="ro1">
          <table:table-cell office:value-type="float" office:value="14001">
            <text:p>14001</text:p>
          </table:table-cell>
          <table:table-cell office:value-type="float" office:value="7244">
            <text:p>7244</text:p>
          </table:table-cell>
        </table:table-row>
        <table:table-row table:style-name="ro1">
          <table:table-cell office:value-type="float" office:value="15001">
            <text:p>15001</text:p>
          </table:table-cell>
          <table:table-cell office:value-type="float" office:value="8201">
            <text:p>8201</text:p>
          </table:table-cell>
        </table:table-row>
        <table:table-row table:style-name="ro1">
          <table:table-cell office:value-type="float" office:value="16001">
            <text:p>16001</text:p>
          </table:table-cell>
          <table:table-cell office:value-type="float" office:value="9319">
            <text:p>9319</text:p>
          </table:table-cell>
        </table:table-row>
        <table:table-row table:style-name="ro1">
          <table:table-cell office:value-type="float" office:value="17001">
            <text:p>17001</text:p>
          </table:table-cell>
          <table:table-cell office:value-type="float" office:value="10277">
            <text:p>10277</text:p>
          </table:table-cell>
        </table:table-row>
        <table:table-row table:style-name="ro1">
          <table:table-cell office:value-type="float" office:value="18001">
            <text:p>18001</text:p>
          </table:table-cell>
          <table:table-cell office:value-type="float" office:value="11329">
            <text:p>11329</text:p>
          </table:table-cell>
        </table:table-row>
        <table:table-row table:style-name="ro1">
          <table:table-cell office:value-type="float" office:value="19001">
            <text:p>19001</text:p>
          </table:table-cell>
          <table:table-cell office:value-type="float" office:value="12491">
            <text:p>12491</text:p>
          </table:table-cell>
        </table:table-row>
        <table:table-row table:style-name="ro1">
          <table:table-cell office:value-type="float" office:value="20001">
            <text:p>20001</text:p>
          </table:table-cell>
          <table:table-cell office:value-type="float" office:value="13599">
            <text:p>13599</text:p>
          </table:table-cell>
        </table:table-row>
        <table:table-row table:style-name="ro1">
          <table:table-cell office:value-type="float" office:value="21001">
            <text:p>21001</text:p>
          </table:table-cell>
          <table:table-cell office:value-type="float" office:value="14915">
            <text:p>14915</text:p>
          </table:table-cell>
        </table:table-row>
        <table:table-row table:style-name="ro1">
          <table:table-cell office:value-type="float" office:value="22001">
            <text:p>22001</text:p>
          </table:table-cell>
          <table:table-cell office:value-type="float" office:value="16213">
            <text:p>16213</text:p>
          </table:table-cell>
        </table:table-row>
        <table:table-row table:style-name="ro1">
          <table:table-cell office:value-type="float" office:value="23001">
            <text:p>23001</text:p>
          </table:table-cell>
          <table:table-cell office:value-type="float" office:value="17596">
            <text:p>17596</text:p>
          </table:table-cell>
        </table:table-row>
        <table:table-row table:style-name="ro1">
          <table:table-cell office:value-type="float" office:value="24001">
            <text:p>24001</text:p>
          </table:table-cell>
          <table:table-cell office:value-type="float" office:value="18869">
            <text:p>18869</text:p>
          </table:table-cell>
        </table:table-row>
        <table:table-row table:style-name="ro1">
          <table:table-cell office:value-type="float" office:value="25001">
            <text:p>25001</text:p>
          </table:table-cell>
          <table:table-cell office:value-type="float" office:value="20457">
            <text:p>20457</text:p>
          </table:table-cell>
        </table:table-row>
        <table:table-row table:style-name="ro1">
          <table:table-cell office:value-type="float" office:value="26001">
            <text:p>26001</text:p>
          </table:table-cell>
          <table:table-cell office:value-type="float" office:value="21971">
            <text:p>21971</text:p>
          </table:table-cell>
        </table:table-row>
        <table:table-row table:style-name="ro1">
          <table:table-cell office:value-type="float" office:value="27001">
            <text:p>27001</text:p>
          </table:table-cell>
          <table:table-cell office:value-type="float" office:value="23613">
            <text:p>23613</text:p>
          </table:table-cell>
        </table:table-row>
        <table:table-row table:style-name="ro1">
          <table:table-cell office:value-type="float" office:value="28001">
            <text:p>28001</text:p>
          </table:table-cell>
          <table:table-cell office:value-type="float" office:value="25244">
            <text:p>25244</text:p>
          </table:table-cell>
        </table:table-row>
        <table:table-row table:style-name="ro1">
          <table:table-cell office:value-type="float" office:value="29001">
            <text:p>29001</text:p>
          </table:table-cell>
          <table:table-cell office:value-type="float" office:value="26976">
            <text:p>26976</text:p>
          </table:table-cell>
        </table:table-row>
        <table:table-row table:style-name="ro1">
          <table:table-cell office:value-type="float" office:value="30001">
            <text:p>30001</text:p>
          </table:table-cell>
          <table:table-cell office:value-type="float" office:value="28587">
            <text:p>28587</text:p>
          </table:table-cell>
        </table:table-row>
        <table:table-row table:style-name="ro1">
          <table:table-cell office:value-type="float" office:value="31001">
            <text:p>31001</text:p>
          </table:table-cell>
          <table:table-cell office:value-type="float" office:value="30455">
            <text:p>30455</text:p>
          </table:table-cell>
        </table:table-row>
        <table:table-row table:style-name="ro1">
          <table:table-cell office:value-type="float" office:value="32001">
            <text:p>32001</text:p>
          </table:table-cell>
          <table:table-cell office:value-type="float" office:value="32518">
            <text:p>32518</text:p>
          </table:table-cell>
        </table:table-row>
        <table:table-row table:style-name="ro1">
          <table:table-cell office:value-type="float" office:value="33001">
            <text:p>33001</text:p>
          </table:table-cell>
          <table:table-cell office:value-type="float" office:value="34234">
            <text:p>34234</text:p>
          </table:table-cell>
        </table:table-row>
        <table:table-row table:style-name="ro1">
          <table:table-cell office:value-type="float" office:value="34001">
            <text:p>34001</text:p>
          </table:table-cell>
          <table:table-cell office:value-type="float" office:value="36228">
            <text:p>36228</text:p>
          </table:table-cell>
        </table:table-row>
        <table:table-row table:style-name="ro1">
          <table:table-cell office:value-type="float" office:value="35001">
            <text:p>35001</text:p>
          </table:table-cell>
          <table:table-cell office:value-type="float" office:value="38145">
            <text:p>38145</text:p>
          </table:table-cell>
        </table:table-row>
        <table:table-row table:style-name="ro1">
          <table:table-cell office:value-type="float" office:value="36001">
            <text:p>36001</text:p>
          </table:table-cell>
          <table:table-cell office:value-type="float" office:value="40278">
            <text:p>40278</text:p>
          </table:table-cell>
        </table:table-row>
        <table:table-row table:style-name="ro1">
          <table:table-cell office:value-type="float" office:value="37001">
            <text:p>37001</text:p>
          </table:table-cell>
          <table:table-cell office:value-type="float" office:value="42503">
            <text:p>42503</text:p>
          </table:table-cell>
        </table:table-row>
        <table:table-row table:style-name="ro1">
          <table:table-cell office:value-type="float" office:value="38001">
            <text:p>38001</text:p>
          </table:table-cell>
          <table:table-cell office:value-type="float" office:value="44588">
            <text:p>44588</text:p>
          </table:table-cell>
        </table:table-row>
        <table:table-row table:style-name="ro1">
          <table:table-cell office:value-type="float" office:value="39001">
            <text:p>39001</text:p>
          </table:table-cell>
          <table:table-cell office:value-type="float" office:value="46764">
            <text:p>46764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float" office:value="49151">
            <text:p>49151</text:p>
          </table:table-cell>
        </table:table-row>
        <table:table-row table:style-name="ro1">
          <table:table-cell office:value-type="float" office:value="41001">
            <text:p>41001</text:p>
          </table:table-cell>
          <table:table-cell office:value-type="float" office:value="55316">
            <text:p>55316</text:p>
          </table:table-cell>
        </table:table-row>
        <table:table-row table:style-name="ro1">
          <table:table-cell office:value-type="float" office:value="42001">
            <text:p>42001</text:p>
          </table:table-cell>
          <table:table-cell office:value-type="float" office:value="57679">
            <text:p>57679</text:p>
          </table:table-cell>
        </table:table-row>
        <table:table-row table:style-name="ro1">
          <table:table-cell office:value-type="float" office:value="43001">
            <text:p>43001</text:p>
          </table:table-cell>
          <table:table-cell office:value-type="float" office:value="60275">
            <text:p>60275</text:p>
          </table:table-cell>
        </table:table-row>
        <table:table-row table:style-name="ro1">
          <table:table-cell office:value-type="float" office:value="44001">
            <text:p>44001</text:p>
          </table:table-cell>
          <table:table-cell office:value-type="float" office:value="63082">
            <text:p>63082</text:p>
          </table:table-cell>
        </table:table-row>
        <table:table-row table:style-name="ro1">
          <table:table-cell office:value-type="float" office:value="45001">
            <text:p>45001</text:p>
          </table:table-cell>
          <table:table-cell office:value-type="float" office:value="65739">
            <text:p>65739</text:p>
          </table:table-cell>
        </table:table-row>
        <table:table-row table:style-name="ro1">
          <table:table-cell office:value-type="float" office:value="46001">
            <text:p>46001</text:p>
          </table:table-cell>
          <table:table-cell office:value-type="float" office:value="68483">
            <text:p>68483</text:p>
          </table:table-cell>
        </table:table-row>
        <table:table-row table:style-name="ro1">
          <table:table-cell office:value-type="float" office:value="47001">
            <text:p>47001</text:p>
          </table:table-cell>
          <table:table-cell office:value-type="float" office:value="71371">
            <text:p>71371</text:p>
          </table:table-cell>
        </table:table-row>
        <table:table-row table:style-name="ro1">
          <table:table-cell office:value-type="float" office:value="48001">
            <text:p>48001</text:p>
          </table:table-cell>
          <table:table-cell office:value-type="float" office:value="74428">
            <text:p>74428</text:p>
          </table:table-cell>
        </table:table-row>
        <table:table-row table:style-name="ro1">
          <table:table-cell office:value-type="float" office:value="49001">
            <text:p>49001</text:p>
          </table:table-cell>
          <table:table-cell office:value-type="float" office:value="77322">
            <text:p>77322</text:p>
          </table:table-cell>
        </table:table-row>
        <table:table-row table:style-name="ro1">
          <table:table-cell office:value-type="float" office:value="50001">
            <text:p>50001</text:p>
          </table:table-cell>
          <table:table-cell office:value-type="float" office:value="80513">
            <text:p>80513</text:p>
          </table:table-cell>
        </table:table-row>
        <table:table-row table:style-name="ro1">
          <table:table-cell office:value-type="float" office:value="51001">
            <text:p>51001</text:p>
          </table:table-cell>
          <table:table-cell office:value-type="float" office:value="77809">
            <text:p>77809</text:p>
          </table:table-cell>
        </table:table-row>
        <table:table-row table:style-name="ro1">
          <table:table-cell office:value-type="float" office:value="52001">
            <text:p>52001</text:p>
          </table:table-cell>
          <table:table-cell office:value-type="float" office:value="80698">
            <text:p>80698</text:p>
          </table:table-cell>
        </table:table-row>
        <table:table-row table:style-name="ro1">
          <table:table-cell office:value-type="float" office:value="53001">
            <text:p>53001</text:p>
          </table:table-cell>
          <table:table-cell office:value-type="float" office:value="83838">
            <text:p>83838</text:p>
          </table:table-cell>
        </table:table-row>
        <table:table-row table:style-name="ro1">
          <table:table-cell office:value-type="float" office:value="54001">
            <text:p>54001</text:p>
          </table:table-cell>
          <table:table-cell office:value-type="float" office:value="86807">
            <text:p>86807</text:p>
          </table:table-cell>
        </table:table-row>
        <table:table-row table:style-name="ro1">
          <table:table-cell office:value-type="float" office:value="55001">
            <text:p>55001</text:p>
          </table:table-cell>
          <table:table-cell office:value-type="float" office:value="89971">
            <text:p>89971</text:p>
          </table:table-cell>
        </table:table-row>
        <table:table-row table:style-name="ro1">
          <table:table-cell office:value-type="float" office:value="56001">
            <text:p>56001</text:p>
          </table:table-cell>
          <table:table-cell office:value-type="float" office:value="93213">
            <text:p>93213</text:p>
          </table:table-cell>
        </table:table-row>
        <table:table-row table:style-name="ro1">
          <table:table-cell office:value-type="float" office:value="57001">
            <text:p>57001</text:p>
          </table:table-cell>
          <table:table-cell office:value-type="float" office:value="96334">
            <text:p>96334</text:p>
          </table:table-cell>
        </table:table-row>
        <table:table-row table:style-name="ro1">
          <table:table-cell office:value-type="float" office:value="58001">
            <text:p>58001</text:p>
          </table:table-cell>
          <table:table-cell office:value-type="float" office:value="99606">
            <text:p>99606</text:p>
          </table:table-cell>
        </table:table-row>
        <table:table-row table:style-name="ro1">
          <table:table-cell office:value-type="float" office:value="59001">
            <text:p>59001</text:p>
          </table:table-cell>
          <table:table-cell office:value-type="float" office:value="102853">
            <text:p>102853</text:p>
          </table:table-cell>
        </table:table-row>
        <table:table-row table:style-name="ro1">
          <table:table-cell office:value-type="float" office:value="60001">
            <text:p>60001</text:p>
          </table:table-cell>
          <table:table-cell office:value-type="float" office:value="106606">
            <text:p>106606</text:p>
          </table:table-cell>
        </table:table-row>
        <table:table-row table:style-name="ro1">
          <table:table-cell office:value-type="float" office:value="61001">
            <text:p>61001</text:p>
          </table:table-cell>
          <table:table-cell office:value-type="float" office:value="109677">
            <text:p>109677</text:p>
          </table:table-cell>
        </table:table-row>
        <table:table-row table:style-name="ro1">
          <table:table-cell office:value-type="float" office:value="62001">
            <text:p>62001</text:p>
          </table:table-cell>
          <table:table-cell office:value-type="float" office:value="113225">
            <text:p>113225</text:p>
          </table:table-cell>
        </table:table-row>
        <table:table-row table:style-name="ro1">
          <table:table-cell office:value-type="float" office:value="63001">
            <text:p>63001</text:p>
          </table:table-cell>
          <table:table-cell office:value-type="float" office:value="116869">
            <text:p>116869</text:p>
          </table:table-cell>
        </table:table-row>
        <table:table-row table:style-name="ro1">
          <table:table-cell office:value-type="float" office:value="64001">
            <text:p>64001</text:p>
          </table:table-cell>
          <table:table-cell office:value-type="float" office:value="120232">
            <text:p>120232</text:p>
          </table:table-cell>
        </table:table-row>
        <table:table-row table:style-name="ro1">
          <table:table-cell office:value-type="float" office:value="65001">
            <text:p>65001</text:p>
          </table:table-cell>
          <table:table-cell office:value-type="float" office:value="124002">
            <text:p>124002</text:p>
          </table:table-cell>
        </table:table-row>
        <table:table-row table:style-name="ro1">
          <table:table-cell office:value-type="float" office:value="66001">
            <text:p>66001</text:p>
          </table:table-cell>
          <table:table-cell office:value-type="float" office:value="127773">
            <text:p>127773</text:p>
          </table:table-cell>
        </table:table-row>
        <table:table-row table:style-name="ro1">
          <table:table-cell office:value-type="float" office:value="67001">
            <text:p>67001</text:p>
          </table:table-cell>
          <table:table-cell office:value-type="float" office:value="131401">
            <text:p>131401</text:p>
          </table:table-cell>
        </table:table-row>
        <table:table-row table:style-name="ro1">
          <table:table-cell office:value-type="float" office:value="68001">
            <text:p>68001</text:p>
          </table:table-cell>
          <table:table-cell office:value-type="float" office:value="135444">
            <text:p>135444</text:p>
          </table:table-cell>
        </table:table-row>
        <table:table-row table:style-name="ro1">
          <table:table-cell office:value-type="float" office:value="69001">
            <text:p>69001</text:p>
          </table:table-cell>
          <table:table-cell office:value-type="float" office:value="155910">
            <text:p>155910</text:p>
          </table:table-cell>
        </table:table-row>
        <table:table-row table:style-name="ro1">
          <table:table-cell office:value-type="float" office:value="70001">
            <text:p>70001</text:p>
          </table:table-cell>
          <table:table-cell office:value-type="float" office:value="142876">
            <text:p>142876</text:p>
          </table:table-cell>
        </table:table-row>
        <table:table-row table:style-name="ro1">
          <table:table-cell office:value-type="float" office:value="71001">
            <text:p>71001</text:p>
          </table:table-cell>
          <table:table-cell office:value-type="float" office:value="146947">
            <text:p>146947</text:p>
          </table:table-cell>
        </table:table-row>
        <table:table-row table:style-name="ro1">
          <table:table-cell office:value-type="float" office:value="72001">
            <text:p>72001</text:p>
          </table:table-cell>
          <table:table-cell office:value-type="float" office:value="150950">
            <text:p>150950</text:p>
          </table:table-cell>
        </table:table-row>
        <table:table-row table:style-name="ro1">
          <table:table-cell office:value-type="float" office:value="73001">
            <text:p>73001</text:p>
          </table:table-cell>
          <table:table-cell office:value-type="float" office:value="155263">
            <text:p>155263</text:p>
          </table:table-cell>
        </table:table-row>
        <table:table-row table:style-name="ro1">
          <table:table-cell office:value-type="float" office:value="74001">
            <text:p>74001</text:p>
          </table:table-cell>
          <table:table-cell office:value-type="float" office:value="159287">
            <text:p>159287</text:p>
          </table:table-cell>
        </table:table-row>
        <table:table-row table:style-name="ro1">
          <table:table-cell office:value-type="float" office:value="75001">
            <text:p>75001</text:p>
          </table:table-cell>
          <table:table-cell office:value-type="float" office:value="163522">
            <text:p>163522</text:p>
          </table:table-cell>
        </table:table-row>
        <table:table-row table:style-name="ro1">
          <table:table-cell office:value-type="float" office:value="76001">
            <text:p>76001</text:p>
          </table:table-cell>
          <table:table-cell office:value-type="float" office:value="167909">
            <text:p>167909</text:p>
          </table:table-cell>
        </table:table-row>
        <table:table-row table:style-name="ro1">
          <table:table-cell office:value-type="float" office:value="77001">
            <text:p>77001</text:p>
          </table:table-cell>
          <table:table-cell office:value-type="float" office:value="171970">
            <text:p>171970</text:p>
          </table:table-cell>
        </table:table-row>
        <table:table-row table:style-name="ro1">
          <table:table-cell office:value-type="float" office:value="78001">
            <text:p>78001</text:p>
          </table:table-cell>
          <table:table-cell office:value-type="float" office:value="176267">
            <text:p>176267</text:p>
          </table:table-cell>
        </table:table-row>
        <table:table-row table:style-name="ro1">
          <table:table-cell office:value-type="float" office:value="79001">
            <text:p>79001</text:p>
          </table:table-cell>
          <table:table-cell office:value-type="float" office:value="180943">
            <text:p>180943</text:p>
          </table:table-cell>
        </table:table-row>
        <table:table-row table:style-name="ro1">
          <table:table-cell office:value-type="float" office:value="80001">
            <text:p>80001</text:p>
          </table:table-cell>
          <table:table-cell office:value-type="float" office:value="185203">
            <text:p>185203</text:p>
          </table:table-cell>
        </table:table-row>
        <table:table-row table:style-name="ro1">
          <table:table-cell office:value-type="float" office:value="81001">
            <text:p>81001</text:p>
          </table:table-cell>
          <table:table-cell office:value-type="float" office:value="189766">
            <text:p>189766</text:p>
          </table:table-cell>
        </table:table-row>
        <table:table-row table:style-name="ro1">
          <table:table-cell office:value-type="float" office:value="82001">
            <text:p>82001</text:p>
          </table:table-cell>
          <table:table-cell office:value-type="float" office:value="194420">
            <text:p>194420</text:p>
          </table:table-cell>
        </table:table-row>
        <table:table-row table:style-name="ro1">
          <table:table-cell office:value-type="float" office:value="83001">
            <text:p>83001</text:p>
          </table:table-cell>
          <table:table-cell office:value-type="float" office:value="199056">
            <text:p>199056</text:p>
          </table:table-cell>
        </table:table-row>
        <table:table-row table:style-name="ro1">
          <table:table-cell office:value-type="float" office:value="84001">
            <text:p>84001</text:p>
          </table:table-cell>
          <table:table-cell office:value-type="float" office:value="203642">
            <text:p>203642</text:p>
          </table:table-cell>
        </table:table-row>
        <table:table-row table:style-name="ro1">
          <table:table-cell office:value-type="float" office:value="85001">
            <text:p>85001</text:p>
          </table:table-cell>
          <table:table-cell office:value-type="float" office:value="208440">
            <text:p>208440</text:p>
          </table:table-cell>
        </table:table-row>
        <table:table-row table:style-name="ro1">
          <table:table-cell office:value-type="float" office:value="86001">
            <text:p>86001</text:p>
          </table:table-cell>
          <table:table-cell office:value-type="float" office:value="212998">
            <text:p>212998</text:p>
          </table:table-cell>
        </table:table-row>
        <table:table-row table:style-name="ro1">
          <table:table-cell office:value-type="float" office:value="87001">
            <text:p>87001</text:p>
          </table:table-cell>
          <table:table-cell office:value-type="float" office:value="227373">
            <text:p>227373</text:p>
          </table:table-cell>
        </table:table-row>
        <table:table-row table:style-name="ro1">
          <table:table-cell office:value-type="float" office:value="88001">
            <text:p>88001</text:p>
          </table:table-cell>
          <table:table-cell office:value-type="float" office:value="223167">
            <text:p>223167</text:p>
          </table:table-cell>
        </table:table-row>
        <table:table-row table:style-name="ro1">
          <table:table-cell office:value-type="float" office:value="89001">
            <text:p>89001</text:p>
          </table:table-cell>
          <table:table-cell office:value-type="float" office:value="227992">
            <text:p>227992</text:p>
          </table:table-cell>
        </table:table-row>
        <table:table-row table:style-name="ro1">
          <table:table-cell office:value-type="float" office:value="90001">
            <text:p>90001</text:p>
          </table:table-cell>
          <table:table-cell office:value-type="float" office:value="233114">
            <text:p>233114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float" office:value="237915">
            <text:p>237915</text:p>
          </table:table-cell>
        </table:table-row>
        <table:table-row table:style-name="ro1">
          <table:table-cell office:value-type="float" office:value="92001">
            <text:p>92001</text:p>
          </table:table-cell>
          <table:table-cell office:value-type="float" office:value="243073">
            <text:p>243073</text:p>
          </table:table-cell>
        </table:table-row>
        <table:table-row table:style-name="ro1">
          <table:table-cell office:value-type="float" office:value="93001">
            <text:p>93001</text:p>
          </table:table-cell>
          <table:table-cell office:value-type="float" office:value="248395">
            <text:p>248395</text:p>
          </table:table-cell>
        </table:table-row>
        <table:table-row table:style-name="ro1">
          <table:table-cell office:value-type="float" office:value="94001">
            <text:p>94001</text:p>
          </table:table-cell>
          <table:table-cell office:value-type="float" office:value="278602">
            <text:p>278602</text:p>
          </table:table-cell>
        </table:table-row>
        <table:table-row table:style-name="ro1">
          <table:table-cell office:value-type="float" office:value="95001">
            <text:p>95001</text:p>
          </table:table-cell>
          <table:table-cell office:value-type="float" office:value="259109">
            <text:p>259109</text:p>
          </table:table-cell>
        </table:table-row>
        <table:table-row table:style-name="ro1">
          <table:table-cell office:value-type="float" office:value="96001">
            <text:p>96001</text:p>
          </table:table-cell>
          <table:table-cell office:value-type="float" office:value="264074">
            <text:p>264074</text:p>
          </table:table-cell>
        </table:table-row>
        <table:table-row table:style-name="ro1">
          <table:table-cell office:value-type="float" office:value="97001">
            <text:p>97001</text:p>
          </table:table-cell>
          <table:table-cell office:value-type="float" office:value="269628">
            <text:p>269628</text:p>
          </table:table-cell>
        </table:table-row>
        <table:table-row table:style-name="ro1">
          <table:table-cell office:value-type="float" office:value="98001">
            <text:p>98001</text:p>
          </table:table-cell>
          <table:table-cell office:value-type="float" office:value="295620">
            <text:p>295620</text:p>
          </table:table-cell>
        </table:table-row>
        <table:table-row table:style-name="ro1">
          <table:table-cell office:value-type="float" office:value="99001">
            <text:p>99001</text:p>
          </table:table-cell>
          <table:table-cell office:value-type="float" office:value="280896">
            <text:p>280896</text:p>
          </table:table-cell>
        </table:table-row>
        <table:table-row table:style-name="ro1">
          <table:table-cell office:value-type="float" office:value="100001">
            <text:p>100001</text:p>
          </table:table-cell>
          <table:table-cell office:value-type="float" office:value="289798">
            <text:p>289798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291820">
            <text:p>291820</text:p>
          </table:table-cell>
        </table:table-row>
        <table:table-row table:style-name="ro1">
          <table:table-cell office:value-type="float" office:value="102001">
            <text:p>102001</text:p>
          </table:table-cell>
          <table:table-cell office:value-type="float" office:value="297262">
            <text:p>297262</text:p>
          </table:table-cell>
        </table:table-row>
        <table:table-row table:style-name="ro1">
          <table:table-cell office:value-type="float" office:value="103001">
            <text:p>103001</text:p>
          </table:table-cell>
          <table:table-cell office:value-type="float" office:value="302886">
            <text:p>302886</text:p>
          </table:table-cell>
        </table:table-row>
        <table:table-row table:style-name="ro1">
          <table:table-cell office:value-type="float" office:value="104001">
            <text:p>104001</text:p>
          </table:table-cell>
          <table:table-cell office:value-type="float" office:value="309073">
            <text:p>309073</text:p>
          </table:table-cell>
        </table:table-row>
        <table:table-row table:style-name="ro1">
          <table:table-cell office:value-type="float" office:value="105001">
            <text:p>105001</text:p>
          </table:table-cell>
          <table:table-cell office:value-type="float" office:value="315019">
            <text:p>315019</text:p>
          </table:table-cell>
        </table:table-row>
        <table:table-row table:style-name="ro1">
          <table:table-cell office:value-type="float" office:value="106001">
            <text:p>106001</text:p>
          </table:table-cell>
          <table:table-cell office:value-type="float" office:value="320468">
            <text:p>320468</text:p>
          </table:table-cell>
        </table:table-row>
        <table:table-row table:style-name="ro1">
          <table:table-cell office:value-type="float" office:value="107001">
            <text:p>107001</text:p>
          </table:table-cell>
          <table:table-cell office:value-type="float" office:value="344893">
            <text:p>344893</text:p>
          </table:table-cell>
        </table:table-row>
        <table:table-row table:style-name="ro1">
          <table:table-cell office:value-type="float" office:value="108001">
            <text:p>108001</text:p>
          </table:table-cell>
          <table:table-cell office:value-type="float" office:value="332834">
            <text:p>332834</text:p>
          </table:table-cell>
        </table:table-row>
        <table:table-row table:style-name="ro1">
          <table:table-cell office:value-type="float" office:value="109001">
            <text:p>109001</text:p>
          </table:table-cell>
          <table:table-cell office:value-type="float" office:value="338791">
            <text:p>338791</text:p>
          </table:table-cell>
        </table:table-row>
        <table:table-row table:style-name="ro1">
          <table:table-cell office:value-type="float" office:value="110001">
            <text:p>110001</text:p>
          </table:table-cell>
          <table:table-cell office:value-type="float" office:value="345008">
            <text:p>345008</text:p>
          </table:table-cell>
        </table:table-row>
        <table:table-row table:style-name="ro1">
          <table:table-cell office:value-type="float" office:value="111001">
            <text:p>111001</text:p>
          </table:table-cell>
          <table:table-cell office:value-type="float" office:value="351313">
            <text:p>351313</text:p>
          </table:table-cell>
        </table:table-row>
        <table:table-row table:style-name="ro1">
          <table:table-cell office:value-type="float" office:value="112001">
            <text:p>112001</text:p>
          </table:table-cell>
          <table:table-cell office:value-type="float" office:value="357092">
            <text:p>357092</text:p>
          </table:table-cell>
        </table:table-row>
        <table:table-row table:style-name="ro1">
          <table:table-cell office:value-type="float" office:value="113001">
            <text:p>113001</text:p>
          </table:table-cell>
          <table:table-cell office:value-type="float" office:value="363822">
            <text:p>363822</text:p>
          </table:table-cell>
        </table:table-row>
        <table:table-row table:style-name="ro1">
          <table:table-cell office:value-type="float" office:value="114001">
            <text:p>114001</text:p>
          </table:table-cell>
          <table:table-cell office:value-type="float" office:value="370030">
            <text:p>370030</text:p>
          </table:table-cell>
        </table:table-row>
        <table:table-row table:style-name="ro1">
          <table:table-cell office:value-type="float" office:value="115001">
            <text:p>115001</text:p>
          </table:table-cell>
          <table:table-cell office:value-type="float" office:value="376319">
            <text:p>376319</text:p>
          </table:table-cell>
        </table:table-row>
        <table:table-row table:style-name="ro1">
          <table:table-cell office:value-type="float" office:value="116001">
            <text:p>116001</text:p>
          </table:table-cell>
          <table:table-cell office:value-type="float" office:value="382824">
            <text:p>382824</text:p>
          </table:table-cell>
        </table:table-row>
        <table:table-row table:style-name="ro1">
          <table:table-cell office:value-type="float" office:value="117001">
            <text:p>117001</text:p>
          </table:table-cell>
          <table:table-cell office:value-type="float" office:value="389394">
            <text:p>389394</text:p>
          </table:table-cell>
        </table:table-row>
        <table:table-row table:style-name="ro1">
          <table:table-cell office:value-type="float" office:value="118001">
            <text:p>118001</text:p>
          </table:table-cell>
          <table:table-cell office:value-type="float" office:value="395694">
            <text:p>395694</text:p>
          </table:table-cell>
        </table:table-row>
        <table:table-row table:style-name="ro1">
          <table:table-cell office:value-type="float" office:value="119001">
            <text:p>119001</text:p>
          </table:table-cell>
          <table:table-cell office:value-type="float" office:value="402343">
            <text:p>402343</text:p>
          </table:table-cell>
        </table:table-row>
        <table:table-row table:style-name="ro1">
          <table:table-cell office:value-type="float" office:value="120001">
            <text:p>120001</text:p>
          </table:table-cell>
          <table:table-cell office:value-type="float" office:value="437060">
            <text:p>437060</text:p>
          </table:table-cell>
        </table:table-row>
        <table:table-row table:style-name="ro1">
          <table:table-cell office:value-type="float" office:value="121001">
            <text:p>121001</text:p>
          </table:table-cell>
          <table:table-cell office:value-type="float" office:value="454621">
            <text:p>454621</text:p>
          </table:table-cell>
        </table:table-row>
        <table:table-row table:style-name="ro1">
          <table:table-cell office:value-type="float" office:value="122001">
            <text:p>122001</text:p>
          </table:table-cell>
          <table:table-cell office:value-type="float" office:value="422192">
            <text:p>422192</text:p>
          </table:table-cell>
        </table:table-row>
        <table:table-row table:style-name="ro1">
          <table:table-cell office:value-type="float" office:value="123001">
            <text:p>123001</text:p>
          </table:table-cell>
          <table:table-cell office:value-type="float" office:value="429565">
            <text:p>429565</text:p>
          </table:table-cell>
        </table:table-row>
        <table:table-row table:style-name="ro1">
          <table:table-cell office:value-type="float" office:value="124001">
            <text:p>124001</text:p>
          </table:table-cell>
          <table:table-cell office:value-type="float" office:value="436520">
            <text:p>436520</text:p>
          </table:table-cell>
        </table:table-row>
        <table:table-row table:style-name="ro1">
          <table:table-cell office:value-type="float" office:value="125001">
            <text:p>125001</text:p>
          </table:table-cell>
          <table:table-cell office:value-type="float" office:value="462468">
            <text:p>462468</text:p>
          </table:table-cell>
        </table:table-row>
        <table:table-row table:style-name="ro1">
          <table:table-cell office:value-type="float" office:value="126001">
            <text:p>126001</text:p>
          </table:table-cell>
          <table:table-cell office:value-type="float" office:value="468453">
            <text:p>468453</text:p>
          </table:table-cell>
        </table:table-row>
        <table:table-row table:style-name="ro1">
          <table:table-cell office:value-type="float" office:value="127001">
            <text:p>127001</text:p>
          </table:table-cell>
          <table:table-cell office:value-type="float" office:value="473350">
            <text:p>473350</text:p>
          </table:table-cell>
        </table:table-row>
        <table:table-row table:style-name="ro1">
          <table:table-cell office:value-type="float" office:value="128001">
            <text:p>128001</text:p>
          </table:table-cell>
          <table:table-cell office:value-type="float" office:value="479802">
            <text:p>479802</text:p>
          </table:table-cell>
        </table:table-row>
        <table:table-row table:style-name="ro1">
          <table:table-cell office:value-type="float" office:value="129001">
            <text:p>129001</text:p>
          </table:table-cell>
          <table:table-cell office:value-type="float" office:value="471208">
            <text:p>471208</text:p>
          </table:table-cell>
        </table:table-row>
        <table:table-row table:style-name="ro1">
          <table:table-cell office:value-type="float" office:value="130001">
            <text:p>130001</text:p>
          </table:table-cell>
          <table:table-cell office:value-type="float" office:value="478518">
            <text:p>478518</text:p>
          </table:table-cell>
        </table:table-row>
        <table:table-row table:style-name="ro1">
          <table:table-cell office:value-type="float" office:value="131001">
            <text:p>131001</text:p>
          </table:table-cell>
          <table:table-cell office:value-type="float" office:value="485172">
            <text:p>485172</text:p>
          </table:table-cell>
        </table:table-row>
        <table:table-row table:style-name="ro1">
          <table:table-cell office:value-type="float" office:value="132001">
            <text:p>132001</text:p>
          </table:table-cell>
          <table:table-cell office:value-type="float" office:value="492601">
            <text:p>492601</text:p>
          </table:table-cell>
        </table:table-row>
        <table:table-row table:style-name="ro1">
          <table:table-cell office:value-type="float" office:value="133001">
            <text:p>133001</text:p>
          </table:table-cell>
          <table:table-cell office:value-type="float" office:value="500716">
            <text:p>500716</text:p>
          </table:table-cell>
        </table:table-row>
        <table:table-row table:style-name="ro1">
          <table:table-cell office:value-type="float" office:value="134001">
            <text:p>134001</text:p>
          </table:table-cell>
          <table:table-cell office:value-type="float" office:value="507539">
            <text:p>507539</text:p>
          </table:table-cell>
        </table:table-row>
        <table:table-row table:style-name="ro1">
          <table:table-cell office:value-type="float" office:value="135001">
            <text:p>135001</text:p>
          </table:table-cell>
          <table:table-cell office:value-type="float" office:value="592591">
            <text:p>592591</text:p>
          </table:table-cell>
        </table:table-row>
        <table:table-row table:style-name="ro1">
          <table:table-cell office:value-type="float" office:value="136001">
            <text:p>136001</text:p>
          </table:table-cell>
          <table:table-cell office:value-type="float" office:value="522265">
            <text:p>522265</text:p>
          </table:table-cell>
        </table:table-row>
        <table:table-row table:style-name="ro1">
          <table:table-cell office:value-type="float" office:value="137001">
            <text:p>137001</text:p>
          </table:table-cell>
          <table:table-cell office:value-type="float" office:value="552863">
            <text:p>552863</text:p>
          </table:table-cell>
        </table:table-row>
        <table:table-row table:style-name="ro1">
          <table:table-cell office:value-type="float" office:value="138001">
            <text:p>138001</text:p>
          </table:table-cell>
          <table:table-cell office:value-type="float" office:value="562704">
            <text:p>562704</text:p>
          </table:table-cell>
        </table:table-row>
        <table:table-row table:style-name="ro1">
          <table:table-cell office:value-type="float" office:value="139001">
            <text:p>139001</text:p>
          </table:table-cell>
          <table:table-cell office:value-type="float" office:value="545893">
            <text:p>545893</text:p>
          </table:table-cell>
        </table:table-row>
        <table:table-row table:style-name="ro1">
          <table:table-cell office:value-type="float" office:value="140001">
            <text:p>140001</text:p>
          </table:table-cell>
          <table:table-cell office:value-type="float" office:value="553717">
            <text:p>553717</text:p>
          </table:table-cell>
        </table:table-row>
        <table:table-row table:style-name="ro1">
          <table:table-cell office:value-type="float" office:value="141001">
            <text:p>141001</text:p>
          </table:table-cell>
          <table:table-cell office:value-type="float" office:value="561128">
            <text:p>561128</text:p>
          </table:table-cell>
        </table:table-row>
        <table:table-row table:style-name="ro1">
          <table:table-cell office:value-type="float" office:value="142001">
            <text:p>142001</text:p>
          </table:table-cell>
          <table:table-cell office:value-type="float" office:value="575426">
            <text:p>575426</text:p>
          </table:table-cell>
        </table:table-row>
        <table:table-row table:style-name="ro1">
          <table:table-cell office:value-type="float" office:value="143001">
            <text:p>143001</text:p>
          </table:table-cell>
          <table:table-cell office:value-type="float" office:value="576561">
            <text:p>576561</text:p>
          </table:table-cell>
        </table:table-row>
        <table:table-row table:style-name="ro1">
          <table:table-cell office:value-type="float" office:value="144001">
            <text:p>144001</text:p>
          </table:table-cell>
          <table:table-cell office:value-type="float" office:value="584950">
            <text:p>584950</text:p>
          </table:table-cell>
        </table:table-row>
        <table:table-row table:style-name="ro1">
          <table:table-cell office:value-type="float" office:value="145001">
            <text:p>145001</text:p>
          </table:table-cell>
          <table:table-cell office:value-type="float" office:value="593166">
            <text:p>593166</text:p>
          </table:table-cell>
        </table:table-row>
        <table:table-row table:style-name="ro1">
          <table:table-cell office:value-type="float" office:value="146001">
            <text:p>146001</text:p>
          </table:table-cell>
          <table:table-cell office:value-type="float" office:value="601080">
            <text:p>601080</text:p>
          </table:table-cell>
        </table:table-row>
        <table:table-row table:style-name="ro1">
          <table:table-cell office:value-type="float" office:value="147001">
            <text:p>147001</text:p>
          </table:table-cell>
          <table:table-cell office:value-type="float" office:value="609465">
            <text:p>609465</text:p>
          </table:table-cell>
        </table:table-row>
        <table:table-row table:style-name="ro1">
          <table:table-cell office:value-type="float" office:value="148001">
            <text:p>148001</text:p>
          </table:table-cell>
          <table:table-cell office:value-type="float" office:value="620668">
            <text:p>620668</text:p>
          </table:table-cell>
        </table:table-row>
        <table:table-row table:style-name="ro1">
          <table:table-cell office:value-type="float" office:value="149001">
            <text:p>149001</text:p>
          </table:table-cell>
          <table:table-cell office:value-type="float" office:value="625238">
            <text:p>625238</text:p>
          </table:table-cell>
        </table:table-row>
        <table:table-row table:style-name="ro1">
          <table:table-cell office:value-type="float" office:value="150001">
            <text:p>150001</text:p>
          </table:table-cell>
          <table:table-cell office:value-type="float" office:value="633934">
            <text:p>633934</text:p>
          </table:table-cell>
        </table:table-row>
        <table:table-row table:style-name="ro1">
          <table:table-cell office:value-type="float" office:value="151001">
            <text:p>151001</text:p>
          </table:table-cell>
          <table:table-cell office:value-type="float" office:value="642371">
            <text:p>642371</text:p>
          </table:table-cell>
        </table:table-row>
        <table:table-row table:style-name="ro1">
          <table:table-cell office:value-type="float" office:value="152001">
            <text:p>152001</text:p>
          </table:table-cell>
          <table:table-cell office:value-type="float" office:value="651923">
            <text:p>651923</text:p>
          </table:table-cell>
        </table:table-row>
        <table:table-row table:style-name="ro1">
          <table:table-cell office:value-type="float" office:value="153001">
            <text:p>153001</text:p>
          </table:table-cell>
          <table:table-cell office:value-type="float" office:value="658653">
            <text:p>658653</text:p>
          </table:table-cell>
        </table:table-row>
        <table:table-row table:style-name="ro1">
          <table:table-cell office:value-type="float" office:value="154001">
            <text:p>154001</text:p>
          </table:table-cell>
          <table:table-cell office:value-type="float" office:value="670343">
            <text:p>670343</text:p>
          </table:table-cell>
        </table:table-row>
        <table:table-row table:style-name="ro1">
          <table:table-cell office:value-type="float" office:value="155001">
            <text:p>155001</text:p>
          </table:table-cell>
          <table:table-cell office:value-type="float" office:value="676264">
            <text:p>676264</text:p>
          </table:table-cell>
        </table:table-row>
        <table:table-row table:style-name="ro1">
          <table:table-cell office:value-type="float" office:value="156001">
            <text:p>156001</text:p>
          </table:table-cell>
          <table:table-cell office:value-type="float" office:value="684700">
            <text:p>684700</text:p>
          </table:table-cell>
        </table:table-row>
        <table:table-row table:style-name="ro1">
          <table:table-cell office:value-type="float" office:value="157001">
            <text:p>157001</text:p>
          </table:table-cell>
          <table:table-cell office:value-type="float" office:value="692611">
            <text:p>692611</text:p>
          </table:table-cell>
        </table:table-row>
        <table:table-row table:style-name="ro1">
          <table:table-cell office:value-type="float" office:value="158001">
            <text:p>158001</text:p>
          </table:table-cell>
          <table:table-cell office:value-type="float" office:value="701933">
            <text:p>701933</text:p>
          </table:table-cell>
        </table:table-row>
        <table:table-row table:style-name="ro1">
          <table:table-cell office:value-type="float" office:value="159001">
            <text:p>159001</text:p>
          </table:table-cell>
          <table:table-cell office:value-type="float" office:value="720961">
            <text:p>720961</text:p>
          </table:table-cell>
        </table:table-row>
        <table:table-row table:style-name="ro1">
          <table:table-cell office:value-type="float" office:value="160001">
            <text:p>160001</text:p>
          </table:table-cell>
          <table:table-cell office:value-type="float" office:value="750513">
            <text:p>750513</text:p>
          </table:table-cell>
        </table:table-row>
        <table:table-row table:style-name="ro1">
          <table:table-cell office:value-type="float" office:value="161001">
            <text:p>161001</text:p>
          </table:table-cell>
          <table:table-cell office:value-type="float" office:value="753969">
            <text:p>753969</text:p>
          </table:table-cell>
        </table:table-row>
        <table:table-row table:style-name="ro1">
          <table:table-cell office:value-type="float" office:value="162001">
            <text:p>162001</text:p>
          </table:table-cell>
          <table:table-cell office:value-type="float" office:value="737528">
            <text:p>737528</text:p>
          </table:table-cell>
        </table:table-row>
        <table:table-row table:style-name="ro1">
          <table:table-cell office:value-type="float" office:value="163001">
            <text:p>163001</text:p>
          </table:table-cell>
          <table:table-cell office:value-type="float" office:value="747037">
            <text:p>747037</text:p>
          </table:table-cell>
        </table:table-row>
        <table:table-row table:style-name="ro1">
          <table:table-cell office:value-type="float" office:value="164001">
            <text:p>164001</text:p>
          </table:table-cell>
          <table:table-cell office:value-type="float" office:value="757851">
            <text:p>757851</text:p>
          </table:table-cell>
        </table:table-row>
        <table:table-row table:style-name="ro1">
          <table:table-cell office:value-type="float" office:value="165001">
            <text:p>165001</text:p>
          </table:table-cell>
          <table:table-cell office:value-type="float" office:value="764794">
            <text:p>764794</text:p>
          </table:table-cell>
        </table:table-row>
        <table:table-row table:style-name="ro1">
          <table:table-cell office:value-type="float" office:value="166001">
            <text:p>166001</text:p>
          </table:table-cell>
          <table:table-cell office:value-type="float" office:value="773893">
            <text:p>773893</text:p>
          </table:table-cell>
        </table:table-row>
        <table:table-row table:style-name="ro1">
          <table:table-cell office:value-type="float" office:value="167001">
            <text:p>167001</text:p>
          </table:table-cell>
          <table:table-cell office:value-type="float" office:value="783182">
            <text:p>783182</text:p>
          </table:table-cell>
        </table:table-row>
        <table:table-row table:style-name="ro1">
          <table:table-cell office:value-type="float" office:value="168001">
            <text:p>168001</text:p>
          </table:table-cell>
          <table:table-cell office:value-type="float" office:value="792452">
            <text:p>792452</text:p>
          </table:table-cell>
        </table:table-row>
        <table:table-row table:style-name="ro1">
          <table:table-cell office:value-type="float" office:value="169001">
            <text:p>169001</text:p>
          </table:table-cell>
          <table:table-cell office:value-type="float" office:value="804746">
            <text:p>804746</text:p>
          </table:table-cell>
        </table:table-row>
        <table:table-row table:style-name="ro1">
          <table:table-cell office:value-type="float" office:value="170001">
            <text:p>170001</text:p>
          </table:table-cell>
          <table:table-cell office:value-type="float" office:value="810439">
            <text:p>810439</text:p>
          </table:table-cell>
        </table:table-row>
        <table:table-row table:style-name="ro1">
          <table:table-cell office:value-type="float" office:value="171001">
            <text:p>171001</text:p>
          </table:table-cell>
          <table:table-cell office:value-type="float" office:value="819675">
            <text:p>819675</text:p>
          </table:table-cell>
        </table:table-row>
        <table:table-row table:style-name="ro1">
          <table:table-cell office:value-type="float" office:value="172001">
            <text:p>172001</text:p>
          </table:table-cell>
          <table:table-cell office:value-type="float" office:value="829686">
            <text:p>829686</text:p>
          </table:table-cell>
        </table:table-row>
        <table:table-row table:style-name="ro1">
          <table:table-cell office:value-type="float" office:value="173001">
            <text:p>173001</text:p>
          </table:table-cell>
          <table:table-cell office:value-type="float" office:value="846266">
            <text:p>846266</text:p>
          </table:table-cell>
        </table:table-row>
        <table:table-row table:style-name="ro1">
          <table:table-cell office:value-type="float" office:value="174001">
            <text:p>174001</text:p>
          </table:table-cell>
          <table:table-cell office:value-type="float" office:value="848745">
            <text:p>848745</text:p>
          </table:table-cell>
        </table:table-row>
        <table:table-row table:style-name="ro1">
          <table:table-cell office:value-type="float" office:value="175001">
            <text:p>175001</text:p>
          </table:table-cell>
          <table:table-cell office:value-type="float" office:value="886973">
            <text:p>886973</text:p>
          </table:table-cell>
        </table:table-row>
        <table:table-row table:style-name="ro1">
          <table:table-cell office:value-type="float" office:value="176001">
            <text:p>176001</text:p>
          </table:table-cell>
          <table:table-cell office:value-type="float" office:value="938624">
            <text:p>938624</text:p>
          </table:table-cell>
        </table:table-row>
        <table:table-row table:style-name="ro1">
          <table:table-cell office:value-type="float" office:value="177001">
            <text:p>177001</text:p>
          </table:table-cell>
          <table:table-cell office:value-type="float" office:value="940569">
            <text:p>940569</text:p>
          </table:table-cell>
        </table:table-row>
        <table:table-row table:style-name="ro1">
          <table:table-cell office:value-type="float" office:value="178001">
            <text:p>178001</text:p>
          </table:table-cell>
          <table:table-cell office:value-type="float" office:value="951478">
            <text:p>951478</text:p>
          </table:table-cell>
        </table:table-row>
        <table:table-row table:style-name="ro1">
          <table:table-cell office:value-type="float" office:value="179001">
            <text:p>179001</text:p>
          </table:table-cell>
          <table:table-cell office:value-type="float" office:value="941489">
            <text:p>941489</text:p>
          </table:table-cell>
        </table:table-row>
        <table:table-row table:style-name="ro1">
          <table:table-cell office:value-type="float" office:value="180001">
            <text:p>180001</text:p>
          </table:table-cell>
          <table:table-cell office:value-type="float" office:value="907417">
            <text:p>907417</text:p>
          </table:table-cell>
        </table:table-row>
        <table:table-row table:style-name="ro1">
          <table:table-cell office:value-type="float" office:value="181001">
            <text:p>181001</text:p>
          </table:table-cell>
          <table:table-cell office:value-type="float" office:value="917937">
            <text:p>917937</text:p>
          </table:table-cell>
        </table:table-row>
        <table:table-row table:style-name="ro1">
          <table:table-cell office:value-type="float" office:value="182001">
            <text:p>182001</text:p>
          </table:table-cell>
          <table:table-cell office:value-type="float" office:value="927577">
            <text:p>927577</text:p>
          </table:table-cell>
        </table:table-row>
        <table:table-row table:style-name="ro1">
          <table:table-cell office:value-type="float" office:value="183001">
            <text:p>183001</text:p>
          </table:table-cell>
          <table:table-cell office:value-type="float" office:value="961856">
            <text:p>961856</text:p>
          </table:table-cell>
        </table:table-row>
        <table:table-row table:style-name="ro1">
          <table:table-cell office:value-type="float" office:value="184001">
            <text:p>184001</text:p>
          </table:table-cell>
          <table:table-cell office:value-type="float" office:value="947739">
            <text:p>947739</text:p>
          </table:table-cell>
        </table:table-row>
        <table:table-row table:style-name="ro1">
          <table:table-cell office:value-type="float" office:value="185001">
            <text:p>185001</text:p>
          </table:table-cell>
          <table:table-cell office:value-type="float" office:value="957591">
            <text:p>957591</text:p>
          </table:table-cell>
        </table:table-row>
        <table:table-row table:style-name="ro1">
          <table:table-cell office:value-type="float" office:value="186001">
            <text:p>186001</text:p>
          </table:table-cell>
          <table:table-cell office:value-type="float" office:value="968018">
            <text:p>968018</text:p>
          </table:table-cell>
        </table:table-row>
        <table:table-row table:style-name="ro1">
          <table:table-cell office:value-type="float" office:value="187001">
            <text:p>187001</text:p>
          </table:table-cell>
          <table:table-cell office:value-type="float" office:value="981445">
            <text:p>981445</text:p>
          </table:table-cell>
        </table:table-row>
        <table:table-row table:style-name="ro1">
          <table:table-cell office:value-type="float" office:value="188001">
            <text:p>188001</text:p>
          </table:table-cell>
          <table:table-cell office:value-type="float" office:value="989351">
            <text:p>989351</text:p>
          </table:table-cell>
        </table:table-row>
        <table:table-row table:style-name="ro1">
          <table:table-cell office:value-type="float" office:value="189001">
            <text:p>189001</text:p>
          </table:table-cell>
          <table:table-cell office:value-type="float" office:value="999724">
            <text:p>999724</text:p>
          </table:table-cell>
        </table:table-row>
        <table:table-row table:style-name="ro1">
          <table:table-cell office:value-type="float" office:value="190001">
            <text:p>190001</text:p>
          </table:table-cell>
          <table:table-cell office:value-type="float" office:value="1010254">
            <text:p>1010254</text:p>
          </table:table-cell>
        </table:table-row>
        <table:table-row table:style-name="ro1">
          <table:table-cell office:value-type="float" office:value="191001">
            <text:p>191001</text:p>
          </table:table-cell>
          <table:table-cell office:value-type="float" office:value="1096375">
            <text:p>1096375</text:p>
          </table:table-cell>
        </table:table-row>
        <table:table-row table:style-name="ro1">
          <table:table-cell office:value-type="float" office:value="192001">
            <text:p>192001</text:p>
          </table:table-cell>
          <table:table-cell office:value-type="float" office:value="1188327">
            <text:p>1188327</text:p>
          </table:table-cell>
        </table:table-row>
        <table:table-row table:style-name="ro1">
          <table:table-cell office:value-type="float" office:value="193001">
            <text:p>193001</text:p>
          </table:table-cell>
          <table:table-cell office:value-type="float" office:value="1147100">
            <text:p>1147100</text:p>
          </table:table-cell>
        </table:table-row>
        <table:table-row table:style-name="ro1">
          <table:table-cell office:value-type="float" office:value="194001">
            <text:p>194001</text:p>
          </table:table-cell>
          <table:table-cell office:value-type="float" office:value="1215105">
            <text:p>1215105</text:p>
          </table:table-cell>
        </table:table-row>
        <table:table-row table:style-name="ro1">
          <table:table-cell office:value-type="float" office:value="195001">
            <text:p>195001</text:p>
          </table:table-cell>
          <table:table-cell office:value-type="float" office:value="1124613">
            <text:p>1124613</text:p>
          </table:table-cell>
        </table:table-row>
        <table:table-row table:style-name="ro1">
          <table:table-cell office:value-type="float" office:value="196001">
            <text:p>196001</text:p>
          </table:table-cell>
          <table:table-cell office:value-type="float" office:value="1238631">
            <text:p>1238631</text:p>
          </table:table-cell>
        </table:table-row>
        <table:table-row table:style-name="ro1">
          <table:table-cell office:value-type="float" office:value="197001">
            <text:p>197001</text:p>
          </table:table-cell>
          <table:table-cell office:value-type="float" office:value="1255277">
            <text:p>1255277</text:p>
          </table:table-cell>
        </table:table-row>
        <table:table-row table:style-name="ro1">
          <table:table-cell office:value-type="float" office:value="198001">
            <text:p>198001</text:p>
          </table:table-cell>
          <table:table-cell office:value-type="float" office:value="1262889">
            <text:p>1262889</text:p>
          </table:table-cell>
        </table:table-row>
        <table:table-row table:style-name="ro1">
          <table:table-cell office:value-type="float" office:value="199001">
            <text:p>199001</text:p>
          </table:table-cell>
          <table:table-cell office:value-type="float" office:value="1173288">
            <text:p>1173288</text:p>
          </table:table-cell>
        </table:table-row>
        <table:table-row table:style-name="ro1">
          <table:table-cell office:value-type="float" office:value="200001">
            <text:p>200001</text:p>
          </table:table-cell>
          <table:table-cell office:value-type="float" office:value="1213311">
            <text:p>1213311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1148777">
            <text:p>1148777</text:p>
          </table:table-cell>
        </table:table-row>
        <table:table-row table:style-name="ro1">
          <table:table-cell office:value-type="float" office:value="202001">
            <text:p>202001</text:p>
          </table:table-cell>
          <table:table-cell office:value-type="float" office:value="1139985">
            <text:p>1139985</text:p>
          </table:table-cell>
        </table:table-row>
        <table:table-row table:style-name="ro1">
          <table:table-cell office:value-type="float" office:value="203001">
            <text:p>203001</text:p>
          </table:table-cell>
          <table:table-cell office:value-type="float" office:value="1150385">
            <text:p>1150385</text:p>
          </table:table-cell>
        </table:table-row>
        <table:table-row table:style-name="ro1">
          <table:table-cell office:value-type="float" office:value="204001">
            <text:p>204001</text:p>
          </table:table-cell>
          <table:table-cell office:value-type="float" office:value="1224353">
            <text:p>1224353</text:p>
          </table:table-cell>
        </table:table-row>
        <table:table-row table:style-name="ro1">
          <table:table-cell office:value-type="float" office:value="205001">
            <text:p>205001</text:p>
          </table:table-cell>
          <table:table-cell office:value-type="float" office:value="1172694">
            <text:p>1172694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float" office:value="1215467">
            <text:p>1215467</text:p>
          </table:table-cell>
        </table:table-row>
        <table:table-row table:style-name="ro1">
          <table:table-cell office:value-type="float" office:value="207001">
            <text:p>207001</text:p>
          </table:table-cell>
          <table:table-cell office:value-type="float" office:value="1234546">
            <text:p>1234546</text:p>
          </table:table-cell>
        </table:table-row>
        <table:table-row table:style-name="ro1">
          <table:table-cell office:value-type="float" office:value="208001">
            <text:p>208001</text:p>
          </table:table-cell>
          <table:table-cell office:value-type="float" office:value="1207010">
            <text:p>1207010</text:p>
          </table:table-cell>
        </table:table-row>
        <table:table-row table:style-name="ro1">
          <table:table-cell office:value-type="float" office:value="209001">
            <text:p>209001</text:p>
          </table:table-cell>
          <table:table-cell office:value-type="float" office:value="1218402">
            <text:p>1218402</text:p>
          </table:table-cell>
        </table:table-row>
        <table:table-row table:style-name="ro1">
          <table:table-cell office:value-type="float" office:value="210001">
            <text:p>210001</text:p>
          </table:table-cell>
          <table:table-cell office:value-type="float" office:value="1233599">
            <text:p>1233599</text:p>
          </table:table-cell>
        </table:table-row>
        <table:table-row table:style-name="ro1">
          <table:table-cell office:value-type="float" office:value="211001">
            <text:p>211001</text:p>
          </table:table-cell>
          <table:table-cell office:value-type="float" office:value="1241778">
            <text:p>1241778</text:p>
          </table:table-cell>
        </table:table-row>
        <table:table-row table:style-name="ro1">
          <table:table-cell office:value-type="float" office:value="212001">
            <text:p>212001</text:p>
          </table:table-cell>
          <table:table-cell office:value-type="float" office:value="1255574">
            <text:p>1255574</text:p>
          </table:table-cell>
        </table:table-row>
        <table:table-row table:style-name="ro1">
          <table:table-cell office:value-type="float" office:value="213001">
            <text:p>213001</text:p>
          </table:table-cell>
          <table:table-cell office:value-type="float" office:value="1272481">
            <text:p>1272481</text:p>
          </table:table-cell>
        </table:table-row>
        <table:table-row table:style-name="ro1">
          <table:table-cell office:value-type="float" office:value="214001">
            <text:p>214001</text:p>
          </table:table-cell>
          <table:table-cell office:value-type="float" office:value="1277154">
            <text:p>1277154</text:p>
          </table:table-cell>
        </table:table-row>
        <table:table-row table:style-name="ro1">
          <table:table-cell office:value-type="float" office:value="215001">
            <text:p>215001</text:p>
          </table:table-cell>
          <table:table-cell office:value-type="float" office:value="1287875">
            <text:p>1287875</text:p>
          </table:table-cell>
        </table:table-row>
        <table:table-row table:style-name="ro1">
          <table:table-cell office:value-type="float" office:value="216001">
            <text:p>216001</text:p>
          </table:table-cell>
          <table:table-cell office:value-type="float" office:value="1386622">
            <text:p>1386622</text:p>
          </table:table-cell>
        </table:table-row>
        <table:table-row table:style-name="ro1">
          <table:table-cell office:value-type="float" office:value="217001">
            <text:p>217001</text:p>
          </table:table-cell>
          <table:table-cell office:value-type="float" office:value="1364129">
            <text:p>1364129</text:p>
          </table:table-cell>
        </table:table-row>
        <table:table-row table:style-name="ro1">
          <table:table-cell office:value-type="float" office:value="218001">
            <text:p>218001</text:p>
          </table:table-cell>
          <table:table-cell office:value-type="float" office:value="1481306">
            <text:p>1481306</text:p>
          </table:table-cell>
        </table:table-row>
        <table:table-row table:style-name="ro1">
          <table:table-cell office:value-type="float" office:value="219001">
            <text:p>219001</text:p>
          </table:table-cell>
          <table:table-cell office:value-type="float" office:value="1359464">
            <text:p>1359464</text:p>
          </table:table-cell>
        </table:table-row>
        <table:table-row table:style-name="ro1">
          <table:table-cell office:value-type="float" office:value="220001">
            <text:p>220001</text:p>
          </table:table-cell>
          <table:table-cell office:value-type="float" office:value="1348037">
            <text:p>1348037</text:p>
          </table:table-cell>
        </table:table-row>
        <table:table-row table:style-name="ro1">
          <table:table-cell office:value-type="float" office:value="221001">
            <text:p>221001</text:p>
          </table:table-cell>
          <table:table-cell office:value-type="float" office:value="1361490">
            <text:p>1361490</text:p>
          </table:table-cell>
        </table:table-row>
        <table:table-row table:style-name="ro1">
          <table:table-cell office:value-type="float" office:value="222001">
            <text:p>222001</text:p>
          </table:table-cell>
          <table:table-cell office:value-type="float" office:value="1380102">
            <text:p>1380102</text:p>
          </table:table-cell>
        </table:table-row>
        <table:table-row table:style-name="ro1">
          <table:table-cell office:value-type="float" office:value="223001">
            <text:p>223001</text:p>
          </table:table-cell>
          <table:table-cell office:value-type="float" office:value="1552578">
            <text:p>1552578</text:p>
          </table:table-cell>
        </table:table-row>
        <table:table-row table:style-name="ro1">
          <table:table-cell office:value-type="float" office:value="224001">
            <text:p>224001</text:p>
          </table:table-cell>
          <table:table-cell office:value-type="float" office:value="1403750">
            <text:p>1403750</text:p>
          </table:table-cell>
        </table:table-row>
        <table:table-row table:style-name="ro1">
          <table:table-cell office:value-type="float" office:value="225001">
            <text:p>225001</text:p>
          </table:table-cell>
          <table:table-cell office:value-type="float" office:value="1522681">
            <text:p>1522681</text:p>
          </table:table-cell>
        </table:table-row>
        <table:table-row table:style-name="ro1">
          <table:table-cell office:value-type="float" office:value="226001">
            <text:p>226001</text:p>
          </table:table-cell>
          <table:table-cell office:value-type="float" office:value="1661923">
            <text:p>1661923</text:p>
          </table:table-cell>
        </table:table-row>
        <table:table-row table:style-name="ro1">
          <table:table-cell office:value-type="float" office:value="227001">
            <text:p>227001</text:p>
          </table:table-cell>
          <table:table-cell office:value-type="float" office:value="1541796">
            <text:p>1541796</text:p>
          </table:table-cell>
        </table:table-row>
        <table:table-row table:style-name="ro1">
          <table:table-cell office:value-type="float" office:value="228001">
            <text:p>228001</text:p>
          </table:table-cell>
          <table:table-cell office:value-type="float" office:value="1495765">
            <text:p>1495765</text:p>
          </table:table-cell>
        </table:table-row>
        <table:table-row table:style-name="ro1">
          <table:table-cell office:value-type="float" office:value="229001">
            <text:p>229001</text:p>
          </table:table-cell>
          <table:table-cell office:value-type="float" office:value="1491690">
            <text:p>1491690</text:p>
          </table:table-cell>
        </table:table-row>
        <table:table-row table:style-name="ro1">
          <table:table-cell office:value-type="float" office:value="230001">
            <text:p>230001</text:p>
          </table:table-cell>
          <table:table-cell office:value-type="float" office:value="1509228">
            <text:p>1509228</text:p>
          </table:table-cell>
        </table:table-row>
        <table:table-row table:style-name="ro1">
          <table:table-cell office:value-type="float" office:value="231001">
            <text:p>231001</text:p>
          </table:table-cell>
          <table:table-cell office:value-type="float" office:value="1504539">
            <text:p>1504539</text:p>
          </table:table-cell>
        </table:table-row>
        <table:table-row table:style-name="ro1">
          <table:table-cell office:value-type="float" office:value="232001">
            <text:p>232001</text:p>
          </table:table-cell>
          <table:table-cell office:value-type="float" office:value="1522401">
            <text:p>1522401</text:p>
          </table:table-cell>
        </table:table-row>
        <table:table-row table:style-name="ro1">
          <table:table-cell office:value-type="float" office:value="233001">
            <text:p>233001</text:p>
          </table:table-cell>
          <table:table-cell office:value-type="float" office:value="1796342">
            <text:p>1796342</text:p>
          </table:table-cell>
        </table:table-row>
        <table:table-row table:style-name="ro1">
          <table:table-cell office:value-type="float" office:value="234001">
            <text:p>234001</text:p>
          </table:table-cell>
          <table:table-cell office:value-type="float" office:value="1902693">
            <text:p>1902693</text:p>
          </table:table-cell>
        </table:table-row>
        <table:table-row table:style-name="ro1">
          <table:table-cell office:value-type="float" office:value="235001">
            <text:p>235001</text:p>
          </table:table-cell>
          <table:table-cell office:value-type="float" office:value="1660574">
            <text:p>1660574</text:p>
          </table:table-cell>
        </table:table-row>
        <table:table-row table:style-name="ro1">
          <table:table-cell office:value-type="float" office:value="236001">
            <text:p>236001</text:p>
          </table:table-cell>
          <table:table-cell office:value-type="float" office:value="1749242">
            <text:p>1749242</text:p>
          </table:table-cell>
        </table:table-row>
        <table:table-row table:style-name="ro1">
          <table:table-cell office:value-type="float" office:value="237001">
            <text:p>237001</text:p>
          </table:table-cell>
          <table:table-cell office:value-type="float" office:value="1617908">
            <text:p>1617908</text:p>
          </table:table-cell>
        </table:table-row>
        <table:table-row table:style-name="ro1">
          <table:table-cell office:value-type="float" office:value="238001">
            <text:p>238001</text:p>
          </table:table-cell>
          <table:table-cell office:value-type="float" office:value="1614324">
            <text:p>1614324</text:p>
          </table:table-cell>
        </table:table-row>
        <table:table-row table:style-name="ro1">
          <table:table-cell office:value-type="float" office:value="239001">
            <text:p>239001</text:p>
          </table:table-cell>
          <table:table-cell office:value-type="float" office:value="1615714">
            <text:p>1615714</text:p>
          </table:table-cell>
        </table:table-row>
        <table:table-row table:style-name="ro1">
          <table:table-cell office:value-type="float" office:value="240001">
            <text:p>240001</text:p>
          </table:table-cell>
          <table:table-cell office:value-type="float" office:value="1601350">
            <text:p>1601350</text:p>
          </table:table-cell>
        </table:table-row>
        <table:table-row table:style-name="ro1">
          <table:table-cell office:value-type="float" office:value="241001">
            <text:p>241001</text:p>
          </table:table-cell>
          <table:table-cell office:value-type="float" office:value="1657229">
            <text:p>1657229</text:p>
          </table:table-cell>
        </table:table-row>
        <table:table-row table:style-name="ro1">
          <table:table-cell office:value-type="float" office:value="242001">
            <text:p>242001</text:p>
          </table:table-cell>
          <table:table-cell office:value-type="float" office:value="1646388">
            <text:p>1646388</text:p>
          </table:table-cell>
        </table:table-row>
        <table:table-row table:style-name="ro1">
          <table:table-cell office:value-type="float" office:value="243001">
            <text:p>243001</text:p>
          </table:table-cell>
          <table:table-cell office:value-type="float" office:value="1650345">
            <text:p>1650345</text:p>
          </table:table-cell>
        </table:table-row>
        <table:table-row table:style-name="ro1">
          <table:table-cell office:value-type="float" office:value="244001">
            <text:p>244001</text:p>
          </table:table-cell>
          <table:table-cell office:value-type="float" office:value="1681123">
            <text:p>1681123</text:p>
          </table:table-cell>
        </table:table-row>
        <table:table-row table:style-name="ro1">
          <table:table-cell office:value-type="float" office:value="245001">
            <text:p>245001</text:p>
          </table:table-cell>
          <table:table-cell office:value-type="float" office:value="1728882">
            <text:p>1728882</text:p>
          </table:table-cell>
        </table:table-row>
        <table:table-row table:style-name="ro1">
          <table:table-cell office:value-type="float" office:value="246001">
            <text:p>246001</text:p>
          </table:table-cell>
          <table:table-cell office:value-type="float" office:value="1680657">
            <text:p>1680657</text:p>
          </table:table-cell>
        </table:table-row>
        <table:table-row table:style-name="ro1">
          <table:table-cell office:value-type="float" office:value="247001">
            <text:p>247001</text:p>
          </table:table-cell>
          <table:table-cell office:value-type="float" office:value="1694337">
            <text:p>1694337</text:p>
          </table:table-cell>
        </table:table-row>
        <table:table-row table:style-name="ro1">
          <table:table-cell office:value-type="float" office:value="248001">
            <text:p>248001</text:p>
          </table:table-cell>
          <table:table-cell office:value-type="float" office:value="1751091">
            <text:p>1751091</text:p>
          </table:table-cell>
        </table:table-row>
        <table:table-row table:style-name="ro1">
          <table:table-cell office:value-type="float" office:value="249001">
            <text:p>249001</text:p>
          </table:table-cell>
          <table:table-cell office:value-type="float" office:value="1812152">
            <text:p>1812152</text:p>
          </table:table-cell>
        </table:table-row>
        <table:table-row table:style-name="ro1">
          <table:table-cell office:value-type="float" office:value="250001">
            <text:p>250001</text:p>
          </table:table-cell>
          <table:table-cell office:value-type="float" office:value="1826599">
            <text:p>1826599</text:p>
          </table:table-cell>
        </table:table-row>
        <table:table-row table:style-name="ro1">
          <table:table-cell office:value-type="float" office:value="251001">
            <text:p>251001</text:p>
          </table:table-cell>
          <table:table-cell office:value-type="float" office:value="1896346">
            <text:p>1896346</text:p>
          </table:table-cell>
        </table:table-row>
        <table:table-row table:style-name="ro1">
          <table:table-cell office:value-type="float" office:value="252001">
            <text:p>252001</text:p>
          </table:table-cell>
          <table:table-cell office:value-type="float" office:value="1816081">
            <text:p>1816081</text:p>
          </table:table-cell>
        </table:table-row>
        <table:table-row table:style-name="ro1">
          <table:table-cell office:value-type="float" office:value="253001">
            <text:p>253001</text:p>
          </table:table-cell>
          <table:table-cell office:value-type="float" office:value="1790056">
            <text:p>1790056</text:p>
          </table:table-cell>
        </table:table-row>
        <table:table-row table:style-name="ro1">
          <table:table-cell office:value-type="float" office:value="254001">
            <text:p>254001</text:p>
          </table:table-cell>
          <table:table-cell office:value-type="float" office:value="1832007">
            <text:p>1832007</text:p>
          </table:table-cell>
        </table:table-row>
        <table:table-row table:style-name="ro1">
          <table:table-cell office:value-type="float" office:value="255001">
            <text:p>255001</text:p>
          </table:table-cell>
          <table:table-cell office:value-type="float" office:value="1818420">
            <text:p>1818420</text:p>
          </table:table-cell>
        </table:table-row>
        <table:table-row table:style-name="ro1">
          <table:table-cell office:value-type="float" office:value="256001">
            <text:p>256001</text:p>
          </table:table-cell>
          <table:table-cell office:value-type="float" office:value="1860009">
            <text:p>1860009</text:p>
          </table:table-cell>
        </table:table-row>
        <table:table-row table:style-name="ro1">
          <table:table-cell office:value-type="float" office:value="257001">
            <text:p>257001</text:p>
          </table:table-cell>
          <table:table-cell office:value-type="float" office:value="1918395">
            <text:p>1918395</text:p>
          </table:table-cell>
        </table:table-row>
        <table:table-row table:style-name="ro1">
          <table:table-cell office:value-type="float" office:value="258001">
            <text:p>258001</text:p>
          </table:table-cell>
          <table:table-cell office:value-type="float" office:value="1973596">
            <text:p>1973596</text:p>
          </table:table-cell>
        </table:table-row>
        <table:table-row table:style-name="ro1">
          <table:table-cell office:value-type="float" office:value="259001">
            <text:p>259001</text:p>
          </table:table-cell>
          <table:table-cell office:value-type="float" office:value="1995938">
            <text:p>1995938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1996208">
            <text:p>1996208</text:p>
          </table:table-cell>
        </table:table-row>
        <table:table-row table:style-name="ro1">
          <table:table-cell office:value-type="float" office:value="261001">
            <text:p>261001</text:p>
          </table:table-cell>
          <table:table-cell office:value-type="float" office:value="1924128">
            <text:p>1924128</text:p>
          </table:table-cell>
        </table:table-row>
        <table:table-row table:style-name="ro1">
          <table:table-cell office:value-type="float" office:value="262001">
            <text:p>262001</text:p>
          </table:table-cell>
          <table:table-cell office:value-type="float" office:value="1910693">
            <text:p>1910693</text:p>
          </table:table-cell>
        </table:table-row>
        <table:table-row table:style-name="ro1">
          <table:table-cell office:value-type="float" office:value="263001">
            <text:p>263001</text:p>
          </table:table-cell>
          <table:table-cell office:value-type="float" office:value="2093232">
            <text:p>2093232</text:p>
          </table:table-cell>
        </table:table-row>
        <table:table-row table:style-name="ro1">
          <table:table-cell office:value-type="float" office:value="264001">
            <text:p>264001</text:p>
          </table:table-cell>
          <table:table-cell office:value-type="float" office:value="2167747">
            <text:p>2167747</text:p>
          </table:table-cell>
        </table:table-row>
        <table:table-row table:style-name="ro1">
          <table:table-cell office:value-type="float" office:value="265001">
            <text:p>265001</text:p>
          </table:table-cell>
          <table:table-cell office:value-type="float" office:value="2166843">
            <text:p>2166843</text:p>
          </table:table-cell>
        </table:table-row>
        <table:table-row table:style-name="ro1">
          <table:table-cell office:value-type="float" office:value="266001">
            <text:p>266001</text:p>
          </table:table-cell>
          <table:table-cell office:value-type="float" office:value="2030370">
            <text:p>2030370</text:p>
          </table:table-cell>
        </table:table-row>
        <table:table-row table:style-name="ro1">
          <table:table-cell office:value-type="float" office:value="267001">
            <text:p>267001</text:p>
          </table:table-cell>
          <table:table-cell office:value-type="float" office:value="2151540">
            <text:p>2151540</text:p>
          </table:table-cell>
        </table:table-row>
        <table:table-row table:style-name="ro1">
          <table:table-cell office:value-type="float" office:value="268001">
            <text:p>268001</text:p>
          </table:table-cell>
          <table:table-cell office:value-type="float" office:value="2318954">
            <text:p>2318954</text:p>
          </table:table-cell>
        </table:table-row>
        <table:table-row table:style-name="ro1">
          <table:table-cell office:value-type="float" office:value="269001">
            <text:p>269001</text:p>
          </table:table-cell>
          <table:table-cell office:value-type="float" office:value="2078213">
            <text:p>2078213</text:p>
          </table:table-cell>
        </table:table-row>
        <table:table-row table:style-name="ro1">
          <table:table-cell office:value-type="float" office:value="270001">
            <text:p>270001</text:p>
          </table:table-cell>
          <table:table-cell office:value-type="float" office:value="2020667">
            <text:p>2020667</text:p>
          </table:table-cell>
        </table:table-row>
        <table:table-row table:style-name="ro1">
          <table:table-cell office:value-type="float" office:value="271001">
            <text:p>271001</text:p>
          </table:table-cell>
          <table:table-cell office:value-type="float" office:value="2039622">
            <text:p>2039622</text:p>
          </table:table-cell>
        </table:table-row>
        <table:table-row table:style-name="ro1">
          <table:table-cell office:value-type="float" office:value="272001">
            <text:p>272001</text:p>
          </table:table-cell>
          <table:table-cell office:value-type="float" office:value="2051043">
            <text:p>2051043</text:p>
          </table:table-cell>
        </table:table-row>
        <table:table-row table:style-name="ro1">
          <table:table-cell office:value-type="float" office:value="273001">
            <text:p>273001</text:p>
          </table:table-cell>
          <table:table-cell office:value-type="float" office:value="2138185">
            <text:p>2138185</text:p>
          </table:table-cell>
        </table:table-row>
        <table:table-row table:style-name="ro1">
          <table:table-cell office:value-type="float" office:value="274001">
            <text:p>274001</text:p>
          </table:table-cell>
          <table:table-cell office:value-type="float" office:value="2100059">
            <text:p>2100059</text:p>
          </table:table-cell>
        </table:table-row>
        <table:table-row table:style-name="ro1">
          <table:table-cell office:value-type="float" office:value="275001">
            <text:p>275001</text:p>
          </table:table-cell>
          <table:table-cell office:value-type="float" office:value="2100523">
            <text:p>2100523</text:p>
          </table:table-cell>
        </table:table-row>
        <table:table-row table:style-name="ro1">
          <table:table-cell office:value-type="float" office:value="276001">
            <text:p>276001</text:p>
          </table:table-cell>
          <table:table-cell office:value-type="float" office:value="2170424">
            <text:p>2170424</text:p>
          </table:table-cell>
        </table:table-row>
        <table:table-row table:style-name="ro1">
          <table:table-cell office:value-type="float" office:value="277001">
            <text:p>277001</text:p>
          </table:table-cell>
          <table:table-cell office:value-type="float" office:value="2131193">
            <text:p>2131193</text:p>
          </table:table-cell>
        </table:table-row>
        <table:table-row table:style-name="ro1">
          <table:table-cell office:value-type="float" office:value="278001">
            <text:p>278001</text:p>
          </table:table-cell>
          <table:table-cell office:value-type="float" office:value="2140763">
            <text:p>2140763</text:p>
          </table:table-cell>
        </table:table-row>
        <table:table-row table:style-name="ro1">
          <table:table-cell office:value-type="float" office:value="279001">
            <text:p>279001</text:p>
          </table:table-cell>
          <table:table-cell office:value-type="float" office:value="2164470">
            <text:p>2164470</text:p>
          </table:table-cell>
        </table:table-row>
        <table:table-row table:style-name="ro1">
          <table:table-cell office:value-type="float" office:value="280001">
            <text:p>280001</text:p>
          </table:table-cell>
          <table:table-cell office:value-type="float" office:value="2176713">
            <text:p>2176713</text:p>
          </table:table-cell>
        </table:table-row>
        <table:table-row table:style-name="ro1">
          <table:table-cell office:value-type="float" office:value="281001">
            <text:p>281001</text:p>
          </table:table-cell>
          <table:table-cell office:value-type="float" office:value="2258315">
            <text:p>2258315</text:p>
          </table:table-cell>
        </table:table-row>
        <table:table-row table:style-name="ro1">
          <table:table-cell office:value-type="float" office:value="282001">
            <text:p>282001</text:p>
          </table:table-cell>
          <table:table-cell office:value-type="float" office:value="2205529">
            <text:p>2205529</text:p>
          </table:table-cell>
        </table:table-row>
        <table:table-row table:style-name="ro1">
          <table:table-cell office:value-type="float" office:value="283001">
            <text:p>283001</text:p>
          </table:table-cell>
          <table:table-cell office:value-type="float" office:value="2216979">
            <text:p>2216979</text:p>
          </table:table-cell>
        </table:table-row>
        <table:table-row table:style-name="ro1">
          <table:table-cell office:value-type="float" office:value="284001">
            <text:p>284001</text:p>
          </table:table-cell>
          <table:table-cell office:value-type="float" office:value="2244175">
            <text:p>2244175</text:p>
          </table:table-cell>
        </table:table-row>
        <table:table-row table:style-name="ro1">
          <table:table-cell office:value-type="float" office:value="285001">
            <text:p>285001</text:p>
          </table:table-cell>
          <table:table-cell office:value-type="float" office:value="2249521">
            <text:p>2249521</text:p>
          </table:table-cell>
        </table:table-row>
        <table:table-row table:style-name="ro1">
          <table:table-cell office:value-type="float" office:value="286001">
            <text:p>286001</text:p>
          </table:table-cell>
          <table:table-cell office:value-type="float" office:value="2269652">
            <text:p>2269652</text:p>
          </table:table-cell>
        </table:table-row>
        <table:table-row table:style-name="ro1">
          <table:table-cell office:value-type="float" office:value="287001">
            <text:p>287001</text:p>
          </table:table-cell>
          <table:table-cell office:value-type="float" office:value="2285810">
            <text:p>2285810</text:p>
          </table:table-cell>
        </table:table-row>
        <table:table-row table:style-name="ro1">
          <table:table-cell office:value-type="float" office:value="288001">
            <text:p>288001</text:p>
          </table:table-cell>
          <table:table-cell office:value-type="float" office:value="2364832">
            <text:p>2364832</text:p>
          </table:table-cell>
        </table:table-row>
        <table:table-row table:style-name="ro1">
          <table:table-cell office:value-type="float" office:value="289001">
            <text:p>289001</text:p>
          </table:table-cell>
          <table:table-cell office:value-type="float" office:value="2323389">
            <text:p>2323389</text:p>
          </table:table-cell>
        </table:table-row>
        <table:table-row table:style-name="ro1">
          <table:table-cell office:value-type="float" office:value="290001">
            <text:p>290001</text:p>
          </table:table-cell>
          <table:table-cell office:value-type="float" office:value="2329096">
            <text:p>2329096</text:p>
          </table:table-cell>
        </table:table-row>
        <table:table-row table:style-name="ro1">
          <table:table-cell office:value-type="float" office:value="291001">
            <text:p>291001</text:p>
          </table:table-cell>
          <table:table-cell office:value-type="float" office:value="2349225">
            <text:p>2349225</text:p>
          </table:table-cell>
        </table:table-row>
        <table:table-row table:style-name="ro1">
          <table:table-cell office:value-type="float" office:value="292001">
            <text:p>292001</text:p>
          </table:table-cell>
          <table:table-cell office:value-type="float" office:value="2362829">
            <text:p>2362829</text:p>
          </table:table-cell>
        </table:table-row>
        <table:table-row table:style-name="ro1">
          <table:table-cell office:value-type="float" office:value="293001">
            <text:p>293001</text:p>
          </table:table-cell>
          <table:table-cell office:value-type="float" office:value="2401443">
            <text:p>2401443</text:p>
          </table:table-cell>
        </table:table-row>
        <table:table-row table:style-name="ro1">
          <table:table-cell office:value-type="float" office:value="294001">
            <text:p>294001</text:p>
          </table:table-cell>
          <table:table-cell office:value-type="float" office:value="2557065">
            <text:p>2557065</text:p>
          </table:table-cell>
        </table:table-row>
        <table:table-row table:style-name="ro1">
          <table:table-cell office:value-type="float" office:value="295001">
            <text:p>295001</text:p>
          </table:table-cell>
          <table:table-cell office:value-type="float" office:value="2631936">
            <text:p>2631936</text:p>
          </table:table-cell>
        </table:table-row>
        <table:table-row table:style-name="ro1">
          <table:table-cell office:value-type="float" office:value="296001">
            <text:p>296001</text:p>
          </table:table-cell>
          <table:table-cell office:value-type="float" office:value="2598194">
            <text:p>2598194</text:p>
          </table:table-cell>
        </table:table-row>
        <table:table-row table:style-name="ro1">
          <table:table-cell office:value-type="float" office:value="297001">
            <text:p>297001</text:p>
          </table:table-cell>
          <table:table-cell office:value-type="float" office:value="2527724">
            <text:p>2527724</text:p>
          </table:table-cell>
        </table:table-row>
        <table:table-row table:style-name="ro1">
          <table:table-cell office:value-type="float" office:value="298001">
            <text:p>298001</text:p>
          </table:table-cell>
          <table:table-cell office:value-type="float" office:value="2465585">
            <text:p>2465585</text:p>
          </table:table-cell>
        </table:table-row>
        <table:table-row table:style-name="ro1">
          <table:table-cell office:value-type="float" office:value="299001">
            <text:p>299001</text:p>
          </table:table-cell>
          <table:table-cell office:value-type="float" office:value="2476621">
            <text:p>2476621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float" office:value="2534505">
            <text:p>2534505</text:p>
          </table:table-cell>
        </table:table-row>
        <table:table-row table:style-name="ro1">
          <table:table-cell office:value-type="float" office:value="301001">
            <text:p>301001</text:p>
          </table:table-cell>
          <table:table-cell office:value-type="float" office:value="2535054">
            <text:p>2535054</text:p>
          </table:table-cell>
        </table:table-row>
        <table:table-row table:style-name="ro1">
          <table:table-cell office:value-type="float" office:value="302001">
            <text:p>302001</text:p>
          </table:table-cell>
          <table:table-cell office:value-type="float" office:value="2738107">
            <text:p>2738107</text:p>
          </table:table-cell>
        </table:table-row>
        <table:table-row table:style-name="ro1">
          <table:table-cell office:value-type="float" office:value="303001">
            <text:p>303001</text:p>
          </table:table-cell>
          <table:table-cell office:value-type="float" office:value="2739998">
            <text:p>2739998</text:p>
          </table:table-cell>
        </table:table-row>
        <table:table-row table:style-name="ro1">
          <table:table-cell office:value-type="float" office:value="304001">
            <text:p>304001</text:p>
          </table:table-cell>
          <table:table-cell office:value-type="float" office:value="2558558">
            <text:p>2558558</text:p>
          </table:table-cell>
        </table:table-row>
        <table:table-row table:style-name="ro1">
          <table:table-cell office:value-type="float" office:value="305001">
            <text:p>305001</text:p>
          </table:table-cell>
          <table:table-cell office:value-type="float" office:value="2574759">
            <text:p>2574759</text:p>
          </table:table-cell>
        </table:table-row>
        <table:table-row table:style-name="ro1">
          <table:table-cell office:value-type="float" office:value="306001">
            <text:p>306001</text:p>
          </table:table-cell>
          <table:table-cell office:value-type="float" office:value="2594631">
            <text:p>2594631</text:p>
          </table:table-cell>
        </table:table-row>
        <table:table-row table:style-name="ro1">
          <table:table-cell office:value-type="float" office:value="307001">
            <text:p>307001</text:p>
          </table:table-cell>
          <table:table-cell office:value-type="float" office:value="2733376">
            <text:p>2733376</text:p>
          </table:table-cell>
        </table:table-row>
        <table:table-row table:style-name="ro1">
          <table:table-cell office:value-type="float" office:value="308001">
            <text:p>308001</text:p>
          </table:table-cell>
          <table:table-cell office:value-type="float" office:value="2863821">
            <text:p>2863821</text:p>
          </table:table-cell>
        </table:table-row>
        <table:table-row table:style-name="ro1">
          <table:table-cell office:value-type="float" office:value="309001">
            <text:p>309001</text:p>
          </table:table-cell>
          <table:table-cell office:value-type="float" office:value="2648293">
            <text:p>2648293</text:p>
          </table:table-cell>
        </table:table-row>
        <table:table-row table:style-name="ro1">
          <table:table-cell office:value-type="float" office:value="310001">
            <text:p>310001</text:p>
          </table:table-cell>
          <table:table-cell office:value-type="float" office:value="2661872">
            <text:p>2661872</text:p>
          </table:table-cell>
        </table:table-row>
        <table:table-row table:style-name="ro1">
          <table:table-cell office:value-type="float" office:value="311001">
            <text:p>311001</text:p>
          </table:table-cell>
          <table:table-cell office:value-type="float" office:value="2675369">
            <text:p>2675369</text:p>
          </table:table-cell>
        </table:table-row>
        <table:table-row table:style-name="ro1">
          <table:table-cell office:value-type="float" office:value="312001">
            <text:p>312001</text:p>
          </table:table-cell>
          <table:table-cell office:value-type="float" office:value="2701033">
            <text:p>2701033</text:p>
          </table:table-cell>
        </table:table-row>
        <table:table-row table:style-name="ro1">
          <table:table-cell office:value-type="float" office:value="313001">
            <text:p>313001</text:p>
          </table:table-cell>
          <table:table-cell office:value-type="float" office:value="2751962">
            <text:p>2751962</text:p>
          </table:table-cell>
        </table:table-row>
        <table:table-row table:style-name="ro1">
          <table:table-cell office:value-type="float" office:value="314001">
            <text:p>314001</text:p>
          </table:table-cell>
          <table:table-cell office:value-type="float" office:value="2728206">
            <text:p>2728206</text:p>
          </table:table-cell>
        </table:table-row>
        <table:table-row table:style-name="ro1">
          <table:table-cell office:value-type="float" office:value="315001">
            <text:p>315001</text:p>
          </table:table-cell>
          <table:table-cell office:value-type="float" office:value="2747826">
            <text:p>2747826</text:p>
          </table:table-cell>
        </table:table-row>
        <table:table-row table:style-name="ro1">
          <table:table-cell office:value-type="float" office:value="316001">
            <text:p>316001</text:p>
          </table:table-cell>
          <table:table-cell office:value-type="float" office:value="2769387">
            <text:p>2769387</text:p>
          </table:table-cell>
        </table:table-row>
        <table:table-row table:style-name="ro1">
          <table:table-cell office:value-type="float" office:value="317001">
            <text:p>317001</text:p>
          </table:table-cell>
          <table:table-cell office:value-type="float" office:value="2805193">
            <text:p>2805193</text:p>
          </table:table-cell>
        </table:table-row>
        <table:table-row table:style-name="ro1">
          <table:table-cell office:value-type="float" office:value="318001">
            <text:p>318001</text:p>
          </table:table-cell>
          <table:table-cell office:value-type="float" office:value="2795802">
            <text:p>2795802</text:p>
          </table:table-cell>
        </table:table-row>
        <table:table-row table:style-name="ro1">
          <table:table-cell office:value-type="float" office:value="319001">
            <text:p>319001</text:p>
          </table:table-cell>
          <table:table-cell office:value-type="float" office:value="2851475">
            <text:p>2851475</text:p>
          </table:table-cell>
        </table:table-row>
        <table:table-row table:style-name="ro1">
          <table:table-cell office:value-type="float" office:value="320001">
            <text:p>320001</text:p>
          </table:table-cell>
          <table:table-cell office:value-type="float" office:value="2868148">
            <text:p>2868148</text:p>
          </table:table-cell>
        </table:table-row>
        <table:table-row table:style-name="ro1">
          <table:table-cell office:value-type="float" office:value="321001">
            <text:p>321001</text:p>
          </table:table-cell>
          <table:table-cell office:value-type="float" office:value="2851602">
            <text:p>2851602</text:p>
          </table:table-cell>
        </table:table-row>
        <table:table-row table:style-name="ro1">
          <table:table-cell office:value-type="float" office:value="322001">
            <text:p>322001</text:p>
          </table:table-cell>
          <table:table-cell office:value-type="float" office:value="2870197">
            <text:p>2870197</text:p>
          </table:table-cell>
        </table:table-row>
        <table:table-row table:style-name="ro1">
          <table:table-cell office:value-type="float" office:value="323001">
            <text:p>323001</text:p>
          </table:table-cell>
          <table:table-cell office:value-type="float" office:value="2922472">
            <text:p>2922472</text:p>
          </table:table-cell>
        </table:table-row>
        <table:table-row table:style-name="ro1">
          <table:table-cell office:value-type="float" office:value="324001">
            <text:p>324001</text:p>
          </table:table-cell>
          <table:table-cell office:value-type="float" office:value="2976660">
            <text:p>2976660</text:p>
          </table:table-cell>
        </table:table-row>
        <table:table-row table:style-name="ro1">
          <table:table-cell office:value-type="float" office:value="325001">
            <text:p>325001</text:p>
          </table:table-cell>
          <table:table-cell office:value-type="float" office:value="3018339">
            <text:p>3018339</text:p>
          </table:table-cell>
        </table:table-row>
        <table:table-row table:style-name="ro1">
          <table:table-cell office:value-type="float" office:value="326001">
            <text:p>326001</text:p>
          </table:table-cell>
          <table:table-cell office:value-type="float" office:value="2959293">
            <text:p>2959293</text:p>
          </table:table-cell>
        </table:table-row>
        <table:table-row table:style-name="ro1">
          <table:table-cell office:value-type="float" office:value="327001">
            <text:p>327001</text:p>
          </table:table-cell>
          <table:table-cell office:value-type="float" office:value="2959885">
            <text:p>2959885</text:p>
          </table:table-cell>
        </table:table-row>
        <table:table-row table:style-name="ro1">
          <table:table-cell office:value-type="float" office:value="328001">
            <text:p>328001</text:p>
          </table:table-cell>
          <table:table-cell office:value-type="float" office:value="2980996">
            <text:p>2980996</text:p>
          </table:table-cell>
        </table:table-row>
        <table:table-row table:style-name="ro1">
          <table:table-cell office:value-type="float" office:value="329001">
            <text:p>329001</text:p>
          </table:table-cell>
          <table:table-cell office:value-type="float" office:value="2995175">
            <text:p>2995175</text:p>
          </table:table-cell>
        </table:table-row>
        <table:table-row table:style-name="ro1">
          <table:table-cell office:value-type="float" office:value="330001">
            <text:p>330001</text:p>
          </table:table-cell>
          <table:table-cell office:value-type="float" office:value="3048440">
            <text:p>3048440</text:p>
          </table:table-cell>
        </table:table-row>
        <table:table-row table:style-name="ro1">
          <table:table-cell office:value-type="float" office:value="331001">
            <text:p>331001</text:p>
          </table:table-cell>
          <table:table-cell office:value-type="float" office:value="3034198">
            <text:p>3034198</text:p>
          </table:table-cell>
        </table:table-row>
        <table:table-row table:style-name="ro1">
          <table:table-cell office:value-type="float" office:value="332001">
            <text:p>332001</text:p>
          </table:table-cell>
          <table:table-cell office:value-type="float" office:value="3056799">
            <text:p>3056799</text:p>
          </table:table-cell>
        </table:table-row>
        <table:table-row table:style-name="ro1">
          <table:table-cell office:value-type="float" office:value="333001">
            <text:p>333001</text:p>
          </table:table-cell>
          <table:table-cell office:value-type="float" office:value="3067259">
            <text:p>3067259</text:p>
          </table:table-cell>
        </table:table-row>
        <table:table-row table:style-name="ro1">
          <table:table-cell office:value-type="float" office:value="334001">
            <text:p>334001</text:p>
          </table:table-cell>
          <table:table-cell office:value-type="float" office:value="3082585">
            <text:p>3082585</text:p>
          </table:table-cell>
        </table:table-row>
        <table:table-row table:style-name="ro1">
          <table:table-cell office:value-type="float" office:value="335001">
            <text:p>335001</text:p>
          </table:table-cell>
          <table:table-cell office:value-type="float" office:value="3122918">
            <text:p>3122918</text:p>
          </table:table-cell>
        </table:table-row>
        <table:table-row table:style-name="ro1">
          <table:table-cell office:value-type="float" office:value="336001">
            <text:p>336001</text:p>
          </table:table-cell>
          <table:table-cell office:value-type="float" office:value="3175520">
            <text:p>3175520</text:p>
          </table:table-cell>
        </table:table-row>
        <table:table-row table:style-name="ro1">
          <table:table-cell office:value-type="float" office:value="337001">
            <text:p>337001</text:p>
          </table:table-cell>
          <table:table-cell office:value-type="float" office:value="3166485">
            <text:p>3166485</text:p>
          </table:table-cell>
        </table:table-row>
        <table:table-row table:style-name="ro1">
          <table:table-cell office:value-type="float" office:value="338001">
            <text:p>338001</text:p>
          </table:table-cell>
          <table:table-cell office:value-type="float" office:value="3333246">
            <text:p>3333246</text:p>
          </table:table-cell>
        </table:table-row>
        <table:table-row table:style-name="ro1">
          <table:table-cell office:value-type="float" office:value="339001">
            <text:p>339001</text:p>
          </table:table-cell>
          <table:table-cell office:value-type="float" office:value="3186731">
            <text:p>3186731</text:p>
          </table:table-cell>
        </table:table-row>
        <table:table-row table:style-name="ro1">
          <table:table-cell office:value-type="float" office:value="340001">
            <text:p>340001</text:p>
          </table:table-cell>
          <table:table-cell office:value-type="float" office:value="3493402">
            <text:p>3493402</text:p>
          </table:table-cell>
        </table:table-row>
        <table:table-row table:style-name="ro1">
          <table:table-cell office:value-type="float" office:value="341001">
            <text:p>341001</text:p>
          </table:table-cell>
          <table:table-cell office:value-type="float" office:value="3499667">
            <text:p>3499667</text:p>
          </table:table-cell>
        </table:table-row>
        <table:table-row table:style-name="ro1">
          <table:table-cell office:value-type="float" office:value="342001">
            <text:p>342001</text:p>
          </table:table-cell>
          <table:table-cell office:value-type="float" office:value="3329243">
            <text:p>3329243</text:p>
          </table:table-cell>
        </table:table-row>
        <table:table-row table:style-name="ro1">
          <table:table-cell office:value-type="float" office:value="343001">
            <text:p>343001</text:p>
          </table:table-cell>
          <table:table-cell office:value-type="float" office:value="3294853">
            <text:p>3294853</text:p>
          </table:table-cell>
        </table:table-row>
        <table:table-row table:style-name="ro1">
          <table:table-cell office:value-type="float" office:value="344001">
            <text:p>344001</text:p>
          </table:table-cell>
          <table:table-cell office:value-type="float" office:value="3381729">
            <text:p>3381729</text:p>
          </table:table-cell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3437471">
            <text:p>3437471</text:p>
          </table:table-cell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3557382">
            <text:p>3557382</text:p>
          </table:table-cell>
        </table:table-row>
        <table:table-row table:style-name="ro1">
          <table:table-cell office:value-type="float" office:value="347001">
            <text:p>347001</text:p>
          </table:table-cell>
          <table:table-cell office:value-type="float" office:value="3386785">
            <text:p>3386785</text:p>
          </table:table-cell>
        </table:table-row>
        <table:table-row table:style-name="ro1">
          <table:table-cell office:value-type="float" office:value="348001">
            <text:p>348001</text:p>
          </table:table-cell>
          <table:table-cell office:value-type="float" office:value="3714469">
            <text:p>3714469</text:p>
          </table:table-cell>
        </table:table-row>
        <table:table-row table:style-name="ro1">
          <table:table-cell office:value-type="float" office:value="349001">
            <text:p>349001</text:p>
          </table:table-cell>
          <table:table-cell office:value-type="float" office:value="3545714">
            <text:p>3545714</text:p>
          </table:table-cell>
        </table:table-row>
        <table:table-row table:style-name="ro1">
          <table:table-cell office:value-type="float" office:value="350001">
            <text:p>350001</text:p>
          </table:table-cell>
          <table:table-cell office:value-type="float" office:value="3739373">
            <text:p>3739373</text:p>
          </table:table-cell>
        </table:table-row>
        <table:table-row table:style-name="ro1">
          <table:table-cell office:value-type="float" office:value="351001">
            <text:p>351001</text:p>
          </table:table-cell>
          <table:table-cell office:value-type="float" office:value="3427938">
            <text:p>3427938</text:p>
          </table:table-cell>
        </table:table-row>
        <table:table-row table:style-name="ro1">
          <table:table-cell office:value-type="float" office:value="352001">
            <text:p>352001</text:p>
          </table:table-cell>
          <table:table-cell office:value-type="float" office:value="3708356">
            <text:p>3708356</text:p>
          </table:table-cell>
        </table:table-row>
        <table:table-row table:style-name="ro1">
          <table:table-cell office:value-type="float" office:value="353001">
            <text:p>353001</text:p>
          </table:table-cell>
          <table:table-cell office:value-type="float" office:value="3587397">
            <text:p>3587397</text:p>
          </table:table-cell>
        </table:table-row>
        <table:table-row table:style-name="ro1">
          <table:table-cell office:value-type="float" office:value="354001">
            <text:p>354001</text:p>
          </table:table-cell>
          <table:table-cell office:value-type="float" office:value="3534977">
            <text:p>3534977</text:p>
          </table:table-cell>
        </table:table-row>
        <table:table-row table:style-name="ro1">
          <table:table-cell office:value-type="float" office:value="355001">
            <text:p>355001</text:p>
          </table:table-cell>
          <table:table-cell office:value-type="float" office:value="3659221">
            <text:p>3659221</text:p>
          </table:table-cell>
        </table:table-row>
        <table:table-row table:style-name="ro1">
          <table:table-cell office:value-type="float" office:value="356001">
            <text:p>356001</text:p>
          </table:table-cell>
          <table:table-cell office:value-type="float" office:value="3599423">
            <text:p>3599423</text:p>
          </table:table-cell>
        </table:table-row>
        <table:table-row table:style-name="ro1">
          <table:table-cell office:value-type="float" office:value="357001">
            <text:p>357001</text:p>
          </table:table-cell>
          <table:table-cell office:value-type="float" office:value="3520921">
            <text:p>3520921</text:p>
          </table:table-cell>
        </table:table-row>
        <table:table-row table:style-name="ro1">
          <table:table-cell office:value-type="float" office:value="358001">
            <text:p>358001</text:p>
          </table:table-cell>
          <table:table-cell office:value-type="float" office:value="3541529">
            <text:p>3541529</text:p>
          </table:table-cell>
        </table:table-row>
        <table:table-row table:style-name="ro1">
          <table:table-cell office:value-type="float" office:value="359001">
            <text:p>359001</text:p>
          </table:table-cell>
          <table:table-cell office:value-type="float" office:value="3604435">
            <text:p>3604435</text:p>
          </table:table-cell>
        </table:table-row>
        <table:table-row table:style-name="ro1">
          <table:table-cell office:value-type="float" office:value="360001">
            <text:p>360001</text:p>
          </table:table-cell>
          <table:table-cell office:value-type="float" office:value="3576830">
            <text:p>3576830</text:p>
          </table:table-cell>
        </table:table-row>
        <table:table-row table:style-name="ro1">
          <table:table-cell office:value-type="float" office:value="361001">
            <text:p>361001</text:p>
          </table:table-cell>
          <table:table-cell office:value-type="float" office:value="3666001">
            <text:p>3666001</text:p>
          </table:table-cell>
        </table:table-row>
        <table:table-row table:style-name="ro1">
          <table:table-cell office:value-type="float" office:value="362001">
            <text:p>362001</text:p>
          </table:table-cell>
          <table:table-cell office:value-type="float" office:value="3619818">
            <text:p>3619818</text:p>
          </table:table-cell>
        </table:table-row>
        <table:table-row table:style-name="ro1">
          <table:table-cell office:value-type="float" office:value="363001">
            <text:p>363001</text:p>
          </table:table-cell>
          <table:table-cell office:value-type="float" office:value="3700757">
            <text:p>3700757</text:p>
          </table:table-cell>
        </table:table-row>
        <table:table-row table:style-name="ro1">
          <table:table-cell office:value-type="float" office:value="364001">
            <text:p>364001</text:p>
          </table:table-cell>
          <table:table-cell office:value-type="float" office:value="3700868">
            <text:p>3700868</text:p>
          </table:table-cell>
        </table:table-row>
        <table:table-row table:style-name="ro1">
          <table:table-cell office:value-type="float" office:value="365001">
            <text:p>365001</text:p>
          </table:table-cell>
          <table:table-cell office:value-type="float" office:value="3923024">
            <text:p>3923024</text:p>
          </table:table-cell>
        </table:table-row>
        <table:table-row table:style-name="ro1">
          <table:table-cell office:value-type="float" office:value="366001">
            <text:p>366001</text:p>
          </table:table-cell>
          <table:table-cell office:value-type="float" office:value="4119077">
            <text:p>4119077</text:p>
          </table:table-cell>
        </table:table-row>
        <table:table-row table:style-name="ro1">
          <table:table-cell office:value-type="float" office:value="367001">
            <text:p>367001</text:p>
          </table:table-cell>
          <table:table-cell office:value-type="float" office:value="4062488">
            <text:p>4062488</text:p>
          </table:table-cell>
        </table:table-row>
        <table:table-row table:style-name="ro1">
          <table:table-cell office:value-type="float" office:value="368001">
            <text:p>368001</text:p>
          </table:table-cell>
          <table:table-cell office:value-type="float" office:value="4009303">
            <text:p>4009303</text:p>
          </table:table-cell>
        </table:table-row>
        <table:table-row table:style-name="ro1">
          <table:table-cell office:value-type="float" office:value="369001">
            <text:p>369001</text:p>
          </table:table-cell>
          <table:table-cell office:value-type="float" office:value="3763896">
            <text:p>3763896</text:p>
          </table:table-cell>
        </table:table-row>
        <table:table-row table:style-name="ro1">
          <table:table-cell office:value-type="float" office:value="370001">
            <text:p>370001</text:p>
          </table:table-cell>
          <table:table-cell office:value-type="float" office:value="3780279">
            <text:p>3780279</text:p>
          </table:table-cell>
        </table:table-row>
        <table:table-row table:style-name="ro1">
          <table:table-cell office:value-type="float" office:value="371001">
            <text:p>371001</text:p>
          </table:table-cell>
          <table:table-cell office:value-type="float" office:value="4130068">
            <text:p>4130068</text:p>
          </table:table-cell>
        </table:table-row>
        <table:table-row table:style-name="ro1">
          <table:table-cell office:value-type="float" office:value="372001">
            <text:p>372001</text:p>
          </table:table-cell>
          <table:table-cell office:value-type="float" office:value="4100336">
            <text:p>4100336</text:p>
          </table:table-cell>
        </table:table-row>
        <table:table-row table:style-name="ro1">
          <table:table-cell office:value-type="float" office:value="373001">
            <text:p>373001</text:p>
          </table:table-cell>
          <table:table-cell office:value-type="float" office:value="3903066">
            <text:p>3903066</text:p>
          </table:table-cell>
        </table:table-row>
        <table:table-row table:style-name="ro1">
          <table:table-cell office:value-type="float" office:value="374001">
            <text:p>374001</text:p>
          </table:table-cell>
          <table:table-cell office:value-type="float" office:value="3857895">
            <text:p>3857895</text:p>
          </table:table-cell>
        </table:table-row>
        <table:table-row table:style-name="ro1">
          <table:table-cell office:value-type="float" office:value="375001">
            <text:p>375001</text:p>
          </table:table-cell>
          <table:table-cell office:value-type="float" office:value="3886055">
            <text:p>3886055</text:p>
          </table:table-cell>
        </table:table-row>
        <table:table-row table:style-name="ro1">
          <table:table-cell office:value-type="float" office:value="376001">
            <text:p>376001</text:p>
          </table:table-cell>
          <table:table-cell office:value-type="float" office:value="3970313">
            <text:p>3970313</text:p>
          </table:table-cell>
        </table:table-row>
        <table:table-row table:style-name="ro1">
          <table:table-cell office:value-type="float" office:value="377001">
            <text:p>377001</text:p>
          </table:table-cell>
          <table:table-cell office:value-type="float" office:value="3979600">
            <text:p>3979600</text:p>
          </table:table-cell>
        </table:table-row>
        <table:table-row table:style-name="ro1">
          <table:table-cell office:value-type="float" office:value="378001">
            <text:p>378001</text:p>
          </table:table-cell>
          <table:table-cell office:value-type="float" office:value="3946402">
            <text:p>3946402</text:p>
          </table:table-cell>
        </table:table-row>
        <table:table-row table:style-name="ro1">
          <table:table-cell office:value-type="float" office:value="379001">
            <text:p>379001</text:p>
          </table:table-cell>
          <table:table-cell office:value-type="float" office:value="4048847">
            <text:p>4048847</text:p>
          </table:table-cell>
        </table:table-row>
        <table:table-row table:style-name="ro1">
          <table:table-cell office:value-type="float" office:value="380001">
            <text:p>380001</text:p>
          </table:table-cell>
          <table:table-cell office:value-type="float" office:value="4055874">
            <text:p>4055874</text:p>
          </table:table-cell>
        </table:table-row>
        <table:table-row table:style-name="ro1">
          <table:table-cell office:value-type="float" office:value="381001">
            <text:p>381001</text:p>
          </table:table-cell>
          <table:table-cell office:value-type="float" office:value="4088517">
            <text:p>4088517</text:p>
          </table:table-cell>
        </table:table-row>
        <table:table-row table:style-name="ro1">
          <table:table-cell office:value-type="float" office:value="382001">
            <text:p>382001</text:p>
          </table:table-cell>
          <table:table-cell office:value-type="float" office:value="4026269">
            <text:p>4026269</text:p>
          </table:table-cell>
        </table:table-row>
        <table:table-row table:style-name="ro1">
          <table:table-cell office:value-type="float" office:value="383001">
            <text:p>383001</text:p>
          </table:table-cell>
          <table:table-cell office:value-type="float" office:value="4073272">
            <text:p>4073272</text:p>
          </table:table-cell>
        </table:table-row>
        <table:table-row table:style-name="ro1">
          <table:table-cell office:value-type="float" office:value="384001">
            <text:p>384001</text:p>
          </table:table-cell>
          <table:table-cell office:value-type="float" office:value="4154727">
            <text:p>4154727</text:p>
          </table:table-cell>
        </table:table-row>
        <table:table-row table:style-name="ro1">
          <table:table-cell office:value-type="float" office:value="385001">
            <text:p>385001</text:p>
          </table:table-cell>
          <table:table-cell office:value-type="float" office:value="4090338">
            <text:p>4090338</text:p>
          </table:table-cell>
        </table:table-row>
        <table:table-row table:style-name="ro1">
          <table:table-cell office:value-type="float" office:value="386001">
            <text:p>386001</text:p>
          </table:table-cell>
          <table:table-cell office:value-type="float" office:value="4115324">
            <text:p>4115324</text:p>
          </table:table-cell>
        </table:table-row>
        <table:table-row table:style-name="ro1">
          <table:table-cell office:value-type="float" office:value="387001">
            <text:p>387001</text:p>
          </table:table-cell>
          <table:table-cell office:value-type="float" office:value="4133773">
            <text:p>4133773</text:p>
          </table:table-cell>
        </table:table-row>
        <table:table-row table:style-name="ro1">
          <table:table-cell office:value-type="float" office:value="388001">
            <text:p>388001</text:p>
          </table:table-cell>
          <table:table-cell office:value-type="float" office:value="4240271">
            <text:p>4240271</text:p>
          </table:table-cell>
        </table:table-row>
        <table:table-row table:style-name="ro1">
          <table:table-cell office:value-type="float" office:value="389001">
            <text:p>389001</text:p>
          </table:table-cell>
          <table:table-cell office:value-type="float" office:value="4180509">
            <text:p>4180509</text:p>
          </table:table-cell>
        </table:table-row>
        <table:table-row table:style-name="ro1">
          <table:table-cell office:value-type="float" office:value="390001">
            <text:p>390001</text:p>
          </table:table-cell>
          <table:table-cell office:value-type="float" office:value="4368073">
            <text:p>4368073</text:p>
          </table:table-cell>
        </table:table-row>
        <table:table-row table:style-name="ro1">
          <table:table-cell office:value-type="float" office:value="391001">
            <text:p>391001</text:p>
          </table:table-cell>
          <table:table-cell office:value-type="float" office:value="4261117">
            <text:p>4261117</text:p>
          </table:table-cell>
        </table:table-row>
        <table:table-row table:style-name="ro1">
          <table:table-cell office:value-type="float" office:value="392001">
            <text:p>392001</text:p>
          </table:table-cell>
          <table:table-cell office:value-type="float" office:value="4376785">
            <text:p>4376785</text:p>
          </table:table-cell>
        </table:table-row>
        <table:table-row table:style-name="ro1">
          <table:table-cell office:value-type="float" office:value="393001">
            <text:p>393001</text:p>
          </table:table-cell>
          <table:table-cell office:value-type="float" office:value="4539029">
            <text:p>4539029</text:p>
          </table:table-cell>
        </table:table-row>
        <table:table-row table:style-name="ro1">
          <table:table-cell office:value-type="float" office:value="394001">
            <text:p>394001</text:p>
          </table:table-cell>
          <table:table-cell office:value-type="float" office:value="4578035">
            <text:p>4578035</text:p>
          </table:table-cell>
        </table:table-row>
        <table:table-row table:style-name="ro1">
          <table:table-cell office:value-type="float" office:value="395001">
            <text:p>395001</text:p>
          </table:table-cell>
          <table:table-cell office:value-type="float" office:value="4732346">
            <text:p>4732346</text:p>
          </table:table-cell>
        </table:table-row>
        <table:table-row table:style-name="ro1">
          <table:table-cell office:value-type="float" office:value="396001">
            <text:p>396001</text:p>
          </table:table-cell>
          <table:table-cell office:value-type="float" office:value="4341665">
            <text:p>4341665</text:p>
          </table:table-cell>
        </table:table-row>
        <table:table-row table:style-name="ro1">
          <table:table-cell office:value-type="float" office:value="397001">
            <text:p>397001</text:p>
          </table:table-cell>
          <table:table-cell office:value-type="float" office:value="4481373">
            <text:p>4481373</text:p>
          </table:table-cell>
        </table:table-row>
        <table:table-row table:style-name="ro1">
          <table:table-cell office:value-type="float" office:value="398001">
            <text:p>398001</text:p>
          </table:table-cell>
          <table:table-cell office:value-type="float" office:value="4820623">
            <text:p>4820623</text:p>
          </table:table-cell>
        </table:table-row>
        <table:table-row table:style-name="ro1">
          <table:table-cell office:value-type="float" office:value="399001">
            <text:p>399001</text:p>
          </table:table-cell>
          <table:table-cell office:value-type="float" office:value="4758180">
            <text:p>4758180</text:p>
          </table:table-cell>
        </table:table-row>
        <table:table-row table:style-name="ro1">
          <table:table-cell office:value-type="float" office:value="400001">
            <text:p>400001</text:p>
          </table:table-cell>
          <table:table-cell office:value-type="float" office:value="4642877">
            <text:p>4642877</text:p>
          </table:table-cell>
        </table:table-row>
        <table:table-row table:style-name="ro1">
          <table:table-cell office:value-type="float" office:value="401001">
            <text:p>401001</text:p>
          </table:table-cell>
          <table:table-cell office:value-type="float" office:value="4436143">
            <text:p>4436143</text:p>
          </table:table-cell>
        </table:table-row>
        <table:table-row table:style-name="ro1">
          <table:table-cell office:value-type="float" office:value="402001">
            <text:p>402001</text:p>
          </table:table-cell>
          <table:table-cell office:value-type="float" office:value="4482739">
            <text:p>4482739</text:p>
          </table:table-cell>
        </table:table-row>
        <table:table-row table:style-name="ro1">
          <table:table-cell office:value-type="float" office:value="403001">
            <text:p>403001</text:p>
          </table:table-cell>
          <table:table-cell office:value-type="float" office:value="4548533">
            <text:p>4548533</text:p>
          </table:table-cell>
        </table:table-row>
        <table:table-row table:style-name="ro1">
          <table:table-cell office:value-type="float" office:value="404001">
            <text:p>404001</text:p>
          </table:table-cell>
          <table:table-cell office:value-type="float" office:value="4699668">
            <text:p>4699668</text:p>
          </table:table-cell>
        </table:table-row>
        <table:table-row table:style-name="ro1">
          <table:table-cell office:value-type="float" office:value="405001">
            <text:p>405001</text:p>
          </table:table-cell>
          <table:table-cell office:value-type="float" office:value="4579999">
            <text:p>4579999</text:p>
          </table:table-cell>
        </table:table-row>
        <table:table-row table:style-name="ro1">
          <table:table-cell office:value-type="float" office:value="406001">
            <text:p>406001</text:p>
          </table:table-cell>
          <table:table-cell office:value-type="float" office:value="5291301">
            <text:p>5291301</text:p>
          </table:table-cell>
        </table:table-row>
        <table:table-row table:style-name="ro1">
          <table:table-cell office:value-type="float" office:value="407001">
            <text:p>407001</text:p>
          </table:table-cell>
          <table:table-cell office:value-type="float" office:value="4648049">
            <text:p>4648049</text:p>
          </table:table-cell>
        </table:table-row>
        <table:table-row table:style-name="ro1">
          <table:table-cell office:value-type="float" office:value="408001">
            <text:p>408001</text:p>
          </table:table-cell>
          <table:table-cell office:value-type="float" office:value="4502530">
            <text:p>4502530</text:p>
          </table:table-cell>
        </table:table-row>
        <table:table-row table:style-name="ro1">
          <table:table-cell office:value-type="float" office:value="409001">
            <text:p>409001</text:p>
          </table:table-cell>
          <table:table-cell office:value-type="float" office:value="4745449">
            <text:p>4745449</text:p>
          </table:table-cell>
        </table:table-row>
        <table:table-row table:style-name="ro1">
          <table:table-cell office:value-type="float" office:value="410001">
            <text:p>410001</text:p>
          </table:table-cell>
          <table:table-cell office:value-type="float" office:value="4813559">
            <text:p>4813559</text:p>
          </table:table-cell>
        </table:table-row>
        <table:table-row table:style-name="ro1">
          <table:table-cell office:value-type="float" office:value="411001">
            <text:p>411001</text:p>
          </table:table-cell>
          <table:table-cell office:value-type="float" office:value="4710773">
            <text:p>4710773</text:p>
          </table:table-cell>
        </table:table-row>
        <table:table-row table:style-name="ro1">
          <table:table-cell office:value-type="float" office:value="412001">
            <text:p>412001</text:p>
          </table:table-cell>
          <table:table-cell office:value-type="float" office:value="5235230">
            <text:p>5235230</text:p>
          </table:table-cell>
        </table:table-row>
        <table:table-row table:style-name="ro1">
          <table:table-cell office:value-type="float" office:value="413001">
            <text:p>413001</text:p>
          </table:table-cell>
          <table:table-cell office:value-type="float" office:value="4704819">
            <text:p>4704819</text:p>
          </table:table-cell>
        </table:table-row>
        <table:table-row table:style-name="ro1">
          <table:table-cell office:value-type="float" office:value="414001">
            <text:p>414001</text:p>
          </table:table-cell>
          <table:table-cell office:value-type="float" office:value="5113610">
            <text:p>5113610</text:p>
          </table:table-cell>
        </table:table-row>
        <table:table-row table:style-name="ro1">
          <table:table-cell office:value-type="float" office:value="415001">
            <text:p>415001</text:p>
          </table:table-cell>
          <table:table-cell office:value-type="float" office:value="4933032">
            <text:p>4933032</text:p>
          </table:table-cell>
        </table:table-row>
        <table:table-row table:style-name="ro1">
          <table:table-cell office:value-type="float" office:value="416001">
            <text:p>416001</text:p>
          </table:table-cell>
          <table:table-cell office:value-type="float" office:value="4781556">
            <text:p>4781556</text:p>
          </table:table-cell>
        </table:table-row>
        <table:table-row table:style-name="ro1">
          <table:table-cell office:value-type="float" office:value="417001">
            <text:p>417001</text:p>
          </table:table-cell>
          <table:table-cell office:value-type="float" office:value="4663848">
            <text:p>4663848</text:p>
          </table:table-cell>
        </table:table-row>
        <table:table-row table:style-name="ro1">
          <table:table-cell office:value-type="float" office:value="418001">
            <text:p>418001</text:p>
          </table:table-cell>
          <table:table-cell office:value-type="float" office:value="4684827">
            <text:p>4684827</text:p>
          </table:table-cell>
        </table:table-row>
        <table:table-row table:style-name="ro1">
          <table:table-cell office:value-type="float" office:value="419001">
            <text:p>419001</text:p>
          </table:table-cell>
          <table:table-cell office:value-type="float" office:value="4743412">
            <text:p>4743412</text:p>
          </table:table-cell>
        </table:table-row>
        <table:table-row table:style-name="ro1">
          <table:table-cell office:value-type="float" office:value="420001">
            <text:p>420001</text:p>
          </table:table-cell>
          <table:table-cell office:value-type="float" office:value="4857677">
            <text:p>4857677</text:p>
          </table:table-cell>
        </table:table-row>
        <table:table-row table:style-name="ro1">
          <table:table-cell office:value-type="float" office:value="421001">
            <text:p>421001</text:p>
          </table:table-cell>
          <table:table-cell office:value-type="float" office:value="4754629">
            <text:p>4754629</text:p>
          </table:table-cell>
        </table:table-row>
        <table:table-row table:style-name="ro1">
          <table:table-cell office:value-type="float" office:value="422001">
            <text:p>422001</text:p>
          </table:table-cell>
          <table:table-cell office:value-type="float" office:value="4807907">
            <text:p>4807907</text:p>
          </table:table-cell>
        </table:table-row>
        <table:table-row table:style-name="ro1">
          <table:table-cell office:value-type="float" office:value="423001">
            <text:p>423001</text:p>
          </table:table-cell>
          <table:table-cell office:value-type="float" office:value="4912854">
            <text:p>4912854</text:p>
          </table:table-cell>
        </table:table-row>
        <table:table-row table:style-name="ro1">
          <table:table-cell office:value-type="float" office:value="424001">
            <text:p>424001</text:p>
          </table:table-cell>
          <table:table-cell office:value-type="float" office:value="4803170">
            <text:p>4803170</text:p>
          </table:table-cell>
        </table:table-row>
        <table:table-row table:style-name="ro1">
          <table:table-cell office:value-type="float" office:value="425001">
            <text:p>425001</text:p>
          </table:table-cell>
          <table:table-cell office:value-type="float" office:value="4823459">
            <text:p>4823459</text:p>
          </table:table-cell>
        </table:table-row>
        <table:table-row table:style-name="ro1">
          <table:table-cell office:value-type="float" office:value="426001">
            <text:p>426001</text:p>
          </table:table-cell>
          <table:table-cell office:value-type="float" office:value="5033866">
            <text:p>5033866</text:p>
          </table:table-cell>
        </table:table-row>
        <table:table-row table:style-name="ro1">
          <table:table-cell office:value-type="float" office:value="427001">
            <text:p>427001</text:p>
          </table:table-cell>
          <table:table-cell office:value-type="float" office:value="5004110">
            <text:p>5004110</text:p>
          </table:table-cell>
        </table:table-row>
        <table:table-row table:style-name="ro1">
          <table:table-cell office:value-type="float" office:value="428001">
            <text:p>428001</text:p>
          </table:table-cell>
          <table:table-cell office:value-type="float" office:value="4969772">
            <text:p>4969772</text:p>
          </table:table-cell>
        </table:table-row>
        <table:table-row table:style-name="ro1">
          <table:table-cell office:value-type="float" office:value="429001">
            <text:p>429001</text:p>
          </table:table-cell>
          <table:table-cell office:value-type="float" office:value="4920888">
            <text:p>4920888</text:p>
          </table:table-cell>
        </table:table-row>
        <table:table-row table:style-name="ro1">
          <table:table-cell office:value-type="float" office:value="430001">
            <text:p>430001</text:p>
          </table:table-cell>
          <table:table-cell office:value-type="float" office:value="5172549">
            <text:p>5172549</text:p>
          </table:table-cell>
        </table:table-row>
        <table:table-row table:style-name="ro1">
          <table:table-cell office:value-type="float" office:value="431001">
            <text:p>431001</text:p>
          </table:table-cell>
          <table:table-cell office:value-type="float" office:value="5131018">
            <text:p>5131018</text:p>
          </table:table-cell>
        </table:table-row>
        <table:table-row table:style-name="ro1">
          <table:table-cell office:value-type="float" office:value="432001">
            <text:p>432001</text:p>
          </table:table-cell>
          <table:table-cell office:value-type="float" office:value="5431953">
            <text:p>5431953</text:p>
          </table:table-cell>
        </table:table-row>
        <table:table-row table:style-name="ro1">
          <table:table-cell office:value-type="float" office:value="433001">
            <text:p>433001</text:p>
          </table:table-cell>
          <table:table-cell office:value-type="float" office:value="5821456">
            <text:p>5821456</text:p>
          </table:table-cell>
        </table:table-row>
        <table:table-row table:style-name="ro1">
          <table:table-cell office:value-type="float" office:value="434001">
            <text:p>434001</text:p>
          </table:table-cell>
          <table:table-cell office:value-type="float" office:value="5233247">
            <text:p>5233247</text:p>
          </table:table-cell>
        </table:table-row>
        <table:table-row table:style-name="ro1">
          <table:table-cell office:value-type="float" office:value="435001">
            <text:p>435001</text:p>
          </table:table-cell>
          <table:table-cell office:value-type="float" office:value="5600410">
            <text:p>5600410</text:p>
          </table:table-cell>
        </table:table-row>
        <table:table-row table:style-name="ro1">
          <table:table-cell office:value-type="float" office:value="436001">
            <text:p>436001</text:p>
          </table:table-cell>
          <table:table-cell office:value-type="float" office:value="5273846">
            <text:p>5273846</text:p>
          </table:table-cell>
        </table:table-row>
        <table:table-row table:style-name="ro1">
          <table:table-cell office:value-type="float" office:value="437001">
            <text:p>437001</text:p>
          </table:table-cell>
          <table:table-cell office:value-type="float" office:value="5132430">
            <text:p>5132430</text:p>
          </table:table-cell>
        </table:table-row>
        <table:table-row table:style-name="ro1">
          <table:table-cell office:value-type="float" office:value="438001">
            <text:p>438001</text:p>
          </table:table-cell>
          <table:table-cell office:value-type="float" office:value="5129103">
            <text:p>5129103</text:p>
          </table:table-cell>
        </table:table-row>
        <table:table-row table:style-name="ro1">
          <table:table-cell office:value-type="float" office:value="439001">
            <text:p>439001</text:p>
          </table:table-cell>
          <table:table-cell office:value-type="float" office:value="5257185">
            <text:p>5257185</text:p>
          </table:table-cell>
        </table:table-row>
        <table:table-row table:style-name="ro1">
          <table:table-cell office:value-type="float" office:value="440001">
            <text:p>440001</text:p>
          </table:table-cell>
          <table:table-cell office:value-type="float" office:value="5206308">
            <text:p>5206308</text:p>
          </table:table-cell>
        </table:table-row>
        <table:table-row table:style-name="ro1">
          <table:table-cell office:value-type="float" office:value="441001">
            <text:p>441001</text:p>
          </table:table-cell>
          <table:table-cell office:value-type="float" office:value="5210484">
            <text:p>5210484</text:p>
          </table:table-cell>
        </table:table-row>
        <table:table-row table:style-name="ro1">
          <table:table-cell office:value-type="float" office:value="442001">
            <text:p>442001</text:p>
          </table:table-cell>
          <table:table-cell office:value-type="float" office:value="5312449">
            <text:p>5312449</text:p>
          </table:table-cell>
        </table:table-row>
        <table:table-row table:style-name="ro1">
          <table:table-cell office:value-type="float" office:value="443001">
            <text:p>443001</text:p>
          </table:table-cell>
          <table:table-cell office:value-type="float" office:value="5304209">
            <text:p>5304209</text:p>
          </table:table-cell>
        </table:table-row>
        <table:table-row table:style-name="ro1">
          <table:table-cell office:value-type="float" office:value="444001">
            <text:p>444001</text:p>
          </table:table-cell>
          <table:table-cell office:value-type="float" office:value="5315386">
            <text:p>5315386</text:p>
          </table:table-cell>
        </table:table-row>
        <table:table-row table:style-name="ro1">
          <table:table-cell office:value-type="float" office:value="445001">
            <text:p>445001</text:p>
          </table:table-cell>
          <table:table-cell office:value-type="float" office:value="5412100">
            <text:p>5412100</text:p>
          </table:table-cell>
        </table:table-row>
        <table:table-row table:style-name="ro1">
          <table:table-cell office:value-type="float" office:value="446001">
            <text:p>446001</text:p>
          </table:table-cell>
          <table:table-cell office:value-type="float" office:value="5308638">
            <text:p>5308638</text:p>
          </table:table-cell>
        </table:table-row>
        <table:table-row table:style-name="ro1">
          <table:table-cell office:value-type="float" office:value="447001">
            <text:p>447001</text:p>
          </table:table-cell>
          <table:table-cell office:value-type="float" office:value="5377049">
            <text:p>5377049</text:p>
          </table:table-cell>
        </table:table-row>
        <table:table-row table:style-name="ro1">
          <table:table-cell office:value-type="float" office:value="448001">
            <text:p>448001</text:p>
          </table:table-cell>
          <table:table-cell office:value-type="float" office:value="5451273">
            <text:p>5451273</text:p>
          </table:table-cell>
        </table:table-row>
        <table:table-row table:style-name="ro1">
          <table:table-cell office:value-type="float" office:value="449001">
            <text:p>449001</text:p>
          </table:table-cell>
          <table:table-cell office:value-type="float" office:value="5401254">
            <text:p>5401254</text:p>
          </table:table-cell>
        </table:table-row>
        <table:table-row table:style-name="ro1">
          <table:table-cell office:value-type="float" office:value="450001">
            <text:p>450001</text:p>
          </table:table-cell>
          <table:table-cell office:value-type="float" office:value="5402076">
            <text:p>5402076</text:p>
          </table:table-cell>
        </table:table-row>
        <table:table-row table:style-name="ro1">
          <table:table-cell office:value-type="float" office:value="451001">
            <text:p>451001</text:p>
          </table:table-cell>
          <table:table-cell office:value-type="float" office:value="5833978">
            <text:p>5833978</text:p>
          </table:table-cell>
        </table:table-row>
        <table:table-row table:style-name="ro1">
          <table:table-cell office:value-type="float" office:value="452001">
            <text:p>452001</text:p>
          </table:table-cell>
          <table:table-cell office:value-type="float" office:value="5488517">
            <text:p>5488517</text:p>
          </table:table-cell>
        </table:table-row>
        <table:table-row table:style-name="ro1">
          <table:table-cell office:value-type="float" office:value="453001">
            <text:p>453001</text:p>
          </table:table-cell>
          <table:table-cell office:value-type="float" office:value="5495109">
            <text:p>5495109</text:p>
          </table:table-cell>
        </table:table-row>
        <table:table-row table:style-name="ro1">
          <table:table-cell office:value-type="float" office:value="454001">
            <text:p>454001</text:p>
          </table:table-cell>
          <table:table-cell office:value-type="float" office:value="5613341">
            <text:p>5613341</text:p>
          </table:table-cell>
        </table:table-row>
        <table:table-row table:style-name="ro1">
          <table:table-cell office:value-type="float" office:value="455001">
            <text:p>455001</text:p>
          </table:table-cell>
          <table:table-cell office:value-type="float" office:value="5590336">
            <text:p>5590336</text:p>
          </table:table-cell>
        </table:table-row>
        <table:table-row table:style-name="ro1">
          <table:table-cell office:value-type="float" office:value="456001">
            <text:p>456001</text:p>
          </table:table-cell>
          <table:table-cell office:value-type="float" office:value="5595615">
            <text:p>5595615</text:p>
          </table:table-cell>
        </table:table-row>
        <table:table-row table:style-name="ro1">
          <table:table-cell office:value-type="float" office:value="457001">
            <text:p>457001</text:p>
          </table:table-cell>
          <table:table-cell office:value-type="float" office:value="5942793">
            <text:p>5942793</text:p>
          </table:table-cell>
        </table:table-row>
        <table:table-row table:style-name="ro1">
          <table:table-cell office:value-type="float" office:value="458001">
            <text:p>458001</text:p>
          </table:table-cell>
          <table:table-cell office:value-type="float" office:value="5597333">
            <text:p>5597333</text:p>
          </table:table-cell>
        </table:table-row>
        <table:table-row table:style-name="ro1">
          <table:table-cell office:value-type="float" office:value="459001">
            <text:p>459001</text:p>
          </table:table-cell>
          <table:table-cell office:value-type="float" office:value="5692228">
            <text:p>5692228</text:p>
          </table:table-cell>
        </table:table-row>
        <table:table-row table:style-name="ro1">
          <table:table-cell office:value-type="float" office:value="460001">
            <text:p>460001</text:p>
          </table:table-cell>
          <table:table-cell office:value-type="float" office:value="5741128">
            <text:p>5741128</text:p>
          </table:table-cell>
        </table:table-row>
        <table:table-row table:style-name="ro1">
          <table:table-cell office:value-type="float" office:value="461001">
            <text:p>461001</text:p>
          </table:table-cell>
          <table:table-cell office:value-type="float" office:value="5691462">
            <text:p>5691462</text:p>
          </table:table-cell>
        </table:table-row>
        <table:table-row table:style-name="ro1">
          <table:table-cell office:value-type="float" office:value="462001">
            <text:p>462001</text:p>
          </table:table-cell>
          <table:table-cell office:value-type="float" office:value="5710978">
            <text:p>5710978</text:p>
          </table:table-cell>
        </table:table-row>
        <table:table-row table:style-name="ro1">
          <table:table-cell office:value-type="float" office:value="463001">
            <text:p>463001</text:p>
          </table:table-cell>
          <table:table-cell office:value-type="float" office:value="5918872">
            <text:p>5918872</text:p>
          </table:table-cell>
        </table:table-row>
        <table:table-row table:style-name="ro1">
          <table:table-cell office:value-type="float" office:value="464001">
            <text:p>464001</text:p>
          </table:table-cell>
          <table:table-cell office:value-type="float" office:value="5742109">
            <text:p>5742109</text:p>
          </table:table-cell>
        </table:table-row>
        <table:table-row table:style-name="ro1">
          <table:table-cell office:value-type="float" office:value="465001">
            <text:p>465001</text:p>
          </table:table-cell>
          <table:table-cell office:value-type="float" office:value="6359181">
            <text:p>6359181</text:p>
          </table:table-cell>
        </table:table-row>
        <table:table-row table:style-name="ro1">
          <table:table-cell office:value-type="float" office:value="466001">
            <text:p>466001</text:p>
          </table:table-cell>
          <table:table-cell office:value-type="float" office:value="6657195">
            <text:p>6657195</text:p>
          </table:table-cell>
        </table:table-row>
        <table:table-row table:style-name="ro1">
          <table:table-cell office:value-type="float" office:value="467001">
            <text:p>467001</text:p>
          </table:table-cell>
          <table:table-cell office:value-type="float" office:value="6381110">
            <text:p>6381110</text:p>
          </table:table-cell>
        </table:table-row>
        <table:table-row table:style-name="ro1">
          <table:table-cell office:value-type="float" office:value="468001">
            <text:p>468001</text:p>
          </table:table-cell>
          <table:table-cell office:value-type="float" office:value="5909636">
            <text:p>5909636</text:p>
          </table:table-cell>
        </table:table-row>
        <table:table-row table:style-name="ro1">
          <table:table-cell office:value-type="float" office:value="469001">
            <text:p>469001</text:p>
          </table:table-cell>
          <table:table-cell office:value-type="float" office:value="6391195">
            <text:p>6391195</text:p>
          </table:table-cell>
        </table:table-row>
        <table:table-row table:style-name="ro1">
          <table:table-cell office:value-type="float" office:value="470001">
            <text:p>470001</text:p>
          </table:table-cell>
          <table:table-cell office:value-type="float" office:value="6185596">
            <text:p>6185596</text:p>
          </table:table-cell>
        </table:table-row>
        <table:table-row table:style-name="ro1">
          <table:table-cell office:value-type="float" office:value="471001">
            <text:p>471001</text:p>
          </table:table-cell>
          <table:table-cell office:value-type="float" office:value="5936291">
            <text:p>5936291</text:p>
          </table:table-cell>
        </table:table-row>
        <table:table-row table:style-name="ro1">
          <table:table-cell office:value-type="float" office:value="472001">
            <text:p>472001</text:p>
          </table:table-cell>
          <table:table-cell office:value-type="float" office:value="5978572">
            <text:p>5978572</text:p>
          </table:table-cell>
        </table:table-row>
        <table:table-row table:style-name="ro1">
          <table:table-cell office:value-type="float" office:value="473001">
            <text:p>473001</text:p>
          </table:table-cell>
          <table:table-cell office:value-type="float" office:value="6088777">
            <text:p>6088777</text:p>
          </table:table-cell>
        </table:table-row>
        <table:table-row table:style-name="ro1">
          <table:table-cell office:value-type="float" office:value="474001">
            <text:p>474001</text:p>
          </table:table-cell>
          <table:table-cell office:value-type="float" office:value="5998359">
            <text:p>5998359</text:p>
          </table:table-cell>
        </table:table-row>
        <table:table-row table:style-name="ro1">
          <table:table-cell office:value-type="float" office:value="475001">
            <text:p>475001</text:p>
          </table:table-cell>
          <table:table-cell office:value-type="float" office:value="6083770">
            <text:p>6083770</text:p>
          </table:table-cell>
        </table:table-row>
        <table:table-row table:style-name="ro1">
          <table:table-cell office:value-type="float" office:value="476001">
            <text:p>476001</text:p>
          </table:table-cell>
          <table:table-cell office:value-type="float" office:value="6718278">
            <text:p>6718278</text:p>
          </table:table-cell>
        </table:table-row>
        <table:table-row table:style-name="ro1">
          <table:table-cell office:value-type="float" office:value="477001">
            <text:p>477001</text:p>
          </table:table-cell>
          <table:table-cell office:value-type="float" office:value="6791118">
            <text:p>6791118</text:p>
          </table:table-cell>
        </table:table-row>
        <table:table-row table:style-name="ro1">
          <table:table-cell office:value-type="float" office:value="478001">
            <text:p>478001</text:p>
          </table:table-cell>
          <table:table-cell office:value-type="float" office:value="6483707">
            <text:p>6483707</text:p>
          </table:table-cell>
        </table:table-row>
        <table:table-row table:style-name="ro1">
          <table:table-cell office:value-type="float" office:value="479001">
            <text:p>479001</text:p>
          </table:table-cell>
          <table:table-cell office:value-type="float" office:value="6142119">
            <text:p>6142119</text:p>
          </table:table-cell>
        </table:table-row>
        <table:table-row table:style-name="ro1">
          <table:table-cell office:value-type="float" office:value="480001">
            <text:p>480001</text:p>
          </table:table-cell>
          <table:table-cell office:value-type="float" office:value="6147679">
            <text:p>6147679</text:p>
          </table:table-cell>
        </table:table-row>
        <table:table-row table:style-name="ro1">
          <table:table-cell office:value-type="float" office:value="481001">
            <text:p>481001</text:p>
          </table:table-cell>
          <table:table-cell office:value-type="float" office:value="6223755">
            <text:p>6223755</text:p>
          </table:table-cell>
        </table:table-row>
        <table:table-row table:style-name="ro1">
          <table:table-cell office:value-type="float" office:value="482001">
            <text:p>482001</text:p>
          </table:table-cell>
          <table:table-cell office:value-type="float" office:value="6233576">
            <text:p>6233576</text:p>
          </table:table-cell>
        </table:table-row>
        <table:table-row table:style-name="ro1">
          <table:table-cell office:value-type="float" office:value="483001">
            <text:p>483001</text:p>
          </table:table-cell>
          <table:table-cell office:value-type="float" office:value="6256012">
            <text:p>6256012</text:p>
          </table:table-cell>
        </table:table-row>
        <table:table-row table:style-name="ro1">
          <table:table-cell office:value-type="float" office:value="484001">
            <text:p>484001</text:p>
          </table:table-cell>
          <table:table-cell office:value-type="float" office:value="6507689">
            <text:p>6507689</text:p>
          </table:table-cell>
        </table:table-row>
        <table:table-row table:style-name="ro1">
          <table:table-cell office:value-type="float" office:value="485001">
            <text:p>485001</text:p>
          </table:table-cell>
          <table:table-cell office:value-type="float" office:value="6559161">
            <text:p>6559161</text:p>
          </table:table-cell>
        </table:table-row>
        <table:table-row table:style-name="ro1">
          <table:table-cell office:value-type="float" office:value="486001">
            <text:p>486001</text:p>
          </table:table-cell>
          <table:table-cell office:value-type="float" office:value="6785194">
            <text:p>6785194</text:p>
          </table:table-cell>
        </table:table-row>
        <table:table-row table:style-name="ro1">
          <table:table-cell office:value-type="float" office:value="487001">
            <text:p>487001</text:p>
          </table:table-cell>
          <table:table-cell office:value-type="float" office:value="7147011">
            <text:p>7147011</text:p>
          </table:table-cell>
        </table:table-row>
        <table:table-row table:style-name="ro1">
          <table:table-cell office:value-type="float" office:value="488001">
            <text:p>488001</text:p>
          </table:table-cell>
          <table:table-cell office:value-type="float" office:value="6863574">
            <text:p>6863574</text:p>
          </table:table-cell>
        </table:table-row>
        <table:table-row table:style-name="ro1">
          <table:table-cell office:value-type="float" office:value="489001">
            <text:p>489001</text:p>
          </table:table-cell>
          <table:table-cell office:value-type="float" office:value="6422999">
            <text:p>6422999</text:p>
          </table:table-cell>
        </table:table-row>
        <table:table-row table:style-name="ro1">
          <table:table-cell office:value-type="float" office:value="490001">
            <text:p>490001</text:p>
          </table:table-cell>
          <table:table-cell office:value-type="float" office:value="6479446">
            <text:p>6479446</text:p>
          </table:table-cell>
        </table:table-row>
        <table:table-row table:style-name="ro1">
          <table:table-cell office:value-type="float" office:value="491001">
            <text:p>491001</text:p>
          </table:table-cell>
          <table:table-cell office:value-type="float" office:value="6548094">
            <text:p>6548094</text:p>
          </table:table-cell>
        </table:table-row>
        <table:table-row table:style-name="ro1">
          <table:table-cell office:value-type="float" office:value="492001">
            <text:p>492001</text:p>
          </table:table-cell>
          <table:table-cell office:value-type="float" office:value="6487970">
            <text:p>6487970</text:p>
          </table:table-cell>
        </table:table-row>
        <table:table-row table:style-name="ro1">
          <table:table-cell office:value-type="float" office:value="493001">
            <text:p>493001</text:p>
          </table:table-cell>
          <table:table-cell office:value-type="float" office:value="6536271">
            <text:p>6536271</text:p>
          </table:table-cell>
        </table:table-row>
        <table:table-row table:style-name="ro1">
          <table:table-cell office:value-type="float" office:value="494001">
            <text:p>494001</text:p>
          </table:table-cell>
          <table:table-cell office:value-type="float" office:value="6573140">
            <text:p>6573140</text:p>
          </table:table-cell>
        </table:table-row>
        <table:table-row table:style-name="ro1">
          <table:table-cell office:value-type="float" office:value="495001">
            <text:p>495001</text:p>
          </table:table-cell>
          <table:table-cell office:value-type="float" office:value="6660213">
            <text:p>6660213</text:p>
          </table:table-cell>
        </table:table-row>
        <table:table-row table:style-name="ro1">
          <table:table-cell office:value-type="float" office:value="496001">
            <text:p>496001</text:p>
          </table:table-cell>
          <table:table-cell office:value-type="float" office:value="6678169">
            <text:p>6678169</text:p>
          </table:table-cell>
        </table:table-row>
        <table:table-row table:style-name="ro1">
          <table:table-cell office:value-type="float" office:value="497001">
            <text:p>497001</text:p>
          </table:table-cell>
          <table:table-cell office:value-type="float" office:value="6654964">
            <text:p>6654964</text:p>
          </table:table-cell>
        </table:table-row>
        <table:table-row table:style-name="ro1">
          <table:table-cell office:value-type="float" office:value="498001">
            <text:p>498001</text:p>
          </table:table-cell>
          <table:table-cell office:value-type="float" office:value="6712976">
            <text:p>6712976</text:p>
          </table:table-cell>
        </table:table-row>
        <table:table-row table:style-name="ro1">
          <table:table-cell office:value-type="float" office:value="499001">
            <text:p>499001</text:p>
          </table:table-cell>
          <table:table-cell office:value-type="float" office:value="7081236">
            <text:p>708123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rjuna pamu</meta:initial-creator>
    <meta:creation-date>2014-04-25T13:34:20</meta:creation-date>
    <dc:date>2014-04-25T13:34:57</dc:date>
    <dc:creator>Nagarjuna pamu</dc:creator>
    <meta:editing-duration>P0D</meta:editing-duration>
    <meta:editing-cycles>1</meta:editing-cycles>
    <meta:document-statistic meta:table-count="3" meta:cell-count="100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500" svg:x="0.77cm" svg:y="0.855cm" svg:width="11.738cm" svg:height="7.545cm">
          <chartooo:coordinate-region svg:x="2.317cm" svg:y="1.054cm" svg:width="9.991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series chart:style-name="ch7" chart:values-cell-range-address="Sheet1.B1:Sheet1.B500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0</svg:desc>
                </draw:g>
              </table:table-cell>
              <table:table-cell office:value-type="float" office:value="3795">
                <text:p>3795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4785">
                <text:p>4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5633">
                <text:p>5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6344">
                <text:p>6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8201">
                <text:p>8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9319">
                <text:p>9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10277">
                <text:p>10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11329">
                <text:p>11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12491">
                <text:p>12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3599">
                <text:p>135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14915">
                <text:p>149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6213">
                <text:p>16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7596">
                <text:p>175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18869">
                <text:p>188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20457">
                <text:p>204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21971">
                <text:p>219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23613">
                <text:p>236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25244">
                <text:p>252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26976">
                <text:p>26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28587">
                <text:p>285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30455">
                <text:p>30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32518">
                <text:p>32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34234">
                <text:p>342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36228">
                <text:p>362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38145">
                <text:p>38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40278">
                <text:p>402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42503">
                <text:p>425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44588">
                <text:p>445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46764">
                <text:p>467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49151">
                <text:p>491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55316">
                <text:p>553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57679">
                <text:p>576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60275">
                <text:p>60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63082">
                <text:p>630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65739">
                <text:p>65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68483">
                <text:p>684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71371">
                <text:p>713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74428">
                <text:p>74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77322">
                <text:p>773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80513">
                <text:p>805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77809">
                <text:p>778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80698">
                <text:p>80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83838">
                <text:p>838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86807">
                <text:p>868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89971">
                <text:p>899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93213">
                <text:p>932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96334">
                <text:p>96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99606">
                <text:p>996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102853">
                <text:p>1028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106606">
                <text:p>1066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109677">
                <text:p>109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113225">
                <text:p>1132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116869">
                <text:p>1168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120232">
                <text:p>1202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124002">
                <text:p>124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27773">
                <text:p>1277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31401">
                <text:p>1314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135444">
                <text:p>135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155910">
                <text:p>1559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142876">
                <text:p>1428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146947">
                <text:p>146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150950">
                <text:p>1509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55263">
                <text:p>1552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59287">
                <text:p>1592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163522">
                <text:p>1635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167909">
                <text:p>1679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171970">
                <text:p>1719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176267">
                <text:p>1762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180943">
                <text:p>1809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185203">
                <text:p>185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189766">
                <text:p>1897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194420">
                <text:p>1944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199056">
                <text:p>1990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203642">
                <text:p>2036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208440">
                <text:p>2084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212998">
                <text:p>2129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227373">
                <text:p>2273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223167">
                <text:p>2231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227992">
                <text:p>2279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233114">
                <text:p>233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237915">
                <text:p>2379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243073">
                <text:p>2430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248395">
                <text:p>248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278602">
                <text:p>2786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259109">
                <text:p>259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264074">
                <text:p>264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269628">
                <text:p>2696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295620">
                <text:p>2956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280896">
                <text:p>2808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289798">
                <text:p>2897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291820">
                <text:p>2918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297262">
                <text:p>2972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302886">
                <text:p>3028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309073">
                <text:p>3090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1">
                <text:p>105001</text:p>
              </table:table-cell>
              <table:table-cell office:value-type="float" office:value="315019">
                <text:p>3150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1">
                <text:p>106001</text:p>
              </table:table-cell>
              <table:table-cell office:value-type="float" office:value="320468">
                <text:p>3204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1">
                <text:p>107001</text:p>
              </table:table-cell>
              <table:table-cell office:value-type="float" office:value="344893">
                <text:p>3448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1">
                <text:p>108001</text:p>
              </table:table-cell>
              <table:table-cell office:value-type="float" office:value="332834">
                <text:p>3328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1">
                <text:p>109001</text:p>
              </table:table-cell>
              <table:table-cell office:value-type="float" office:value="338791">
                <text:p>3387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1">
                <text:p>110001</text:p>
              </table:table-cell>
              <table:table-cell office:value-type="float" office:value="345008">
                <text:p>3450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1">
                <text:p>111001</text:p>
              </table:table-cell>
              <table:table-cell office:value-type="float" office:value="351313">
                <text:p>3513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1">
                <text:p>112001</text:p>
              </table:table-cell>
              <table:table-cell office:value-type="float" office:value="357092">
                <text:p>3570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1">
                <text:p>113001</text:p>
              </table:table-cell>
              <table:table-cell office:value-type="float" office:value="363822">
                <text:p>3638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1">
                <text:p>114001</text:p>
              </table:table-cell>
              <table:table-cell office:value-type="float" office:value="370030">
                <text:p>37003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1">
                <text:p>115001</text:p>
              </table:table-cell>
              <table:table-cell office:value-type="float" office:value="376319">
                <text:p>3763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1">
                <text:p>116001</text:p>
              </table:table-cell>
              <table:table-cell office:value-type="float" office:value="382824">
                <text:p>3828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1">
                <text:p>117001</text:p>
              </table:table-cell>
              <table:table-cell office:value-type="float" office:value="389394">
                <text:p>3893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1">
                <text:p>118001</text:p>
              </table:table-cell>
              <table:table-cell office:value-type="float" office:value="395694">
                <text:p>3956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1">
                <text:p>119001</text:p>
              </table:table-cell>
              <table:table-cell office:value-type="float" office:value="402343">
                <text:p>4023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1">
                <text:p>120001</text:p>
              </table:table-cell>
              <table:table-cell office:value-type="float" office:value="437060">
                <text:p>4370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1">
                <text:p>121001</text:p>
              </table:table-cell>
              <table:table-cell office:value-type="float" office:value="454621">
                <text:p>4546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1">
                <text:p>122001</text:p>
              </table:table-cell>
              <table:table-cell office:value-type="float" office:value="422192">
                <text:p>4221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1">
                <text:p>123001</text:p>
              </table:table-cell>
              <table:table-cell office:value-type="float" office:value="429565">
                <text:p>4295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1">
                <text:p>124001</text:p>
              </table:table-cell>
              <table:table-cell office:value-type="float" office:value="436520">
                <text:p>4365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1">
                <text:p>125001</text:p>
              </table:table-cell>
              <table:table-cell office:value-type="float" office:value="462468">
                <text:p>4624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1">
                <text:p>126001</text:p>
              </table:table-cell>
              <table:table-cell office:value-type="float" office:value="468453">
                <text:p>4684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1">
                <text:p>127001</text:p>
              </table:table-cell>
              <table:table-cell office:value-type="float" office:value="473350">
                <text:p>4733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1">
                <text:p>128001</text:p>
              </table:table-cell>
              <table:table-cell office:value-type="float" office:value="479802">
                <text:p>4798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1">
                <text:p>129001</text:p>
              </table:table-cell>
              <table:table-cell office:value-type="float" office:value="471208">
                <text:p>4712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1">
                <text:p>130001</text:p>
              </table:table-cell>
              <table:table-cell office:value-type="float" office:value="478518">
                <text:p>4785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1">
                <text:p>131001</text:p>
              </table:table-cell>
              <table:table-cell office:value-type="float" office:value="485172">
                <text:p>4851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1">
                <text:p>132001</text:p>
              </table:table-cell>
              <table:table-cell office:value-type="float" office:value="492601">
                <text:p>4926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1">
                <text:p>133001</text:p>
              </table:table-cell>
              <table:table-cell office:value-type="float" office:value="500716">
                <text:p>5007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1">
                <text:p>134001</text:p>
              </table:table-cell>
              <table:table-cell office:value-type="float" office:value="507539">
                <text:p>5075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1">
                <text:p>135001</text:p>
              </table:table-cell>
              <table:table-cell office:value-type="float" office:value="592591">
                <text:p>5925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1">
                <text:p>136001</text:p>
              </table:table-cell>
              <table:table-cell office:value-type="float" office:value="522265">
                <text:p>5222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1">
                <text:p>137001</text:p>
              </table:table-cell>
              <table:table-cell office:value-type="float" office:value="552863">
                <text:p>5528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1">
                <text:p>138001</text:p>
              </table:table-cell>
              <table:table-cell office:value-type="float" office:value="562704">
                <text:p>5627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1">
                <text:p>139001</text:p>
              </table:table-cell>
              <table:table-cell office:value-type="float" office:value="545893">
                <text:p>5458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1">
                <text:p>140001</text:p>
              </table:table-cell>
              <table:table-cell office:value-type="float" office:value="553717">
                <text:p>5537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1">
                <text:p>141001</text:p>
              </table:table-cell>
              <table:table-cell office:value-type="float" office:value="561128">
                <text:p>5611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1">
                <text:p>142001</text:p>
              </table:table-cell>
              <table:table-cell office:value-type="float" office:value="575426">
                <text:p>5754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1">
                <text:p>143001</text:p>
              </table:table-cell>
              <table:table-cell office:value-type="float" office:value="576561">
                <text:p>5765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1">
                <text:p>144001</text:p>
              </table:table-cell>
              <table:table-cell office:value-type="float" office:value="584950">
                <text:p>5849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1">
                <text:p>145001</text:p>
              </table:table-cell>
              <table:table-cell office:value-type="float" office:value="593166">
                <text:p>5931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1">
                <text:p>146001</text:p>
              </table:table-cell>
              <table:table-cell office:value-type="float" office:value="601080">
                <text:p>6010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1">
                <text:p>147001</text:p>
              </table:table-cell>
              <table:table-cell office:value-type="float" office:value="609465">
                <text:p>6094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1">
                <text:p>148001</text:p>
              </table:table-cell>
              <table:table-cell office:value-type="float" office:value="620668">
                <text:p>6206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1">
                <text:p>149001</text:p>
              </table:table-cell>
              <table:table-cell office:value-type="float" office:value="625238">
                <text:p>6252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1">
                <text:p>150001</text:p>
              </table:table-cell>
              <table:table-cell office:value-type="float" office:value="633934">
                <text:p>6339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1">
                <text:p>151001</text:p>
              </table:table-cell>
              <table:table-cell office:value-type="float" office:value="642371">
                <text:p>6423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1">
                <text:p>152001</text:p>
              </table:table-cell>
              <table:table-cell office:value-type="float" office:value="651923">
                <text:p>6519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1">
                <text:p>153001</text:p>
              </table:table-cell>
              <table:table-cell office:value-type="float" office:value="658653">
                <text:p>6586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1">
                <text:p>154001</text:p>
              </table:table-cell>
              <table:table-cell office:value-type="float" office:value="670343">
                <text:p>6703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1">
                <text:p>155001</text:p>
              </table:table-cell>
              <table:table-cell office:value-type="float" office:value="676264">
                <text:p>6762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1">
                <text:p>156001</text:p>
              </table:table-cell>
              <table:table-cell office:value-type="float" office:value="684700">
                <text:p>6847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1">
                <text:p>157001</text:p>
              </table:table-cell>
              <table:table-cell office:value-type="float" office:value="692611">
                <text:p>6926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1">
                <text:p>158001</text:p>
              </table:table-cell>
              <table:table-cell office:value-type="float" office:value="701933">
                <text:p>7019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1">
                <text:p>159001</text:p>
              </table:table-cell>
              <table:table-cell office:value-type="float" office:value="720961">
                <text:p>7209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1">
                <text:p>160001</text:p>
              </table:table-cell>
              <table:table-cell office:value-type="float" office:value="750513">
                <text:p>7505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1">
                <text:p>161001</text:p>
              </table:table-cell>
              <table:table-cell office:value-type="float" office:value="753969">
                <text:p>7539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1">
                <text:p>162001</text:p>
              </table:table-cell>
              <table:table-cell office:value-type="float" office:value="737528">
                <text:p>7375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1">
                <text:p>163001</text:p>
              </table:table-cell>
              <table:table-cell office:value-type="float" office:value="747037">
                <text:p>7470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1">
                <text:p>164001</text:p>
              </table:table-cell>
              <table:table-cell office:value-type="float" office:value="757851">
                <text:p>7578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1">
                <text:p>165001</text:p>
              </table:table-cell>
              <table:table-cell office:value-type="float" office:value="764794">
                <text:p>7647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1">
                <text:p>166001</text:p>
              </table:table-cell>
              <table:table-cell office:value-type="float" office:value="773893">
                <text:p>7738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1">
                <text:p>167001</text:p>
              </table:table-cell>
              <table:table-cell office:value-type="float" office:value="783182">
                <text:p>7831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1">
                <text:p>168001</text:p>
              </table:table-cell>
              <table:table-cell office:value-type="float" office:value="792452">
                <text:p>7924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1">
                <text:p>169001</text:p>
              </table:table-cell>
              <table:table-cell office:value-type="float" office:value="804746">
                <text:p>8047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1">
                <text:p>170001</text:p>
              </table:table-cell>
              <table:table-cell office:value-type="float" office:value="810439">
                <text:p>8104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1">
                <text:p>171001</text:p>
              </table:table-cell>
              <table:table-cell office:value-type="float" office:value="819675">
                <text:p>8196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1">
                <text:p>172001</text:p>
              </table:table-cell>
              <table:table-cell office:value-type="float" office:value="829686">
                <text:p>8296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1">
                <text:p>173001</text:p>
              </table:table-cell>
              <table:table-cell office:value-type="float" office:value="846266">
                <text:p>8462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1">
                <text:p>174001</text:p>
              </table:table-cell>
              <table:table-cell office:value-type="float" office:value="848745">
                <text:p>8487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1">
                <text:p>175001</text:p>
              </table:table-cell>
              <table:table-cell office:value-type="float" office:value="886973">
                <text:p>8869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1">
                <text:p>176001</text:p>
              </table:table-cell>
              <table:table-cell office:value-type="float" office:value="938624">
                <text:p>9386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1">
                <text:p>177001</text:p>
              </table:table-cell>
              <table:table-cell office:value-type="float" office:value="940569">
                <text:p>9405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1">
                <text:p>178001</text:p>
              </table:table-cell>
              <table:table-cell office:value-type="float" office:value="951478">
                <text:p>9514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1">
                <text:p>179001</text:p>
              </table:table-cell>
              <table:table-cell office:value-type="float" office:value="941489">
                <text:p>9414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1">
                <text:p>180001</text:p>
              </table:table-cell>
              <table:table-cell office:value-type="float" office:value="907417">
                <text:p>9074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1">
                <text:p>181001</text:p>
              </table:table-cell>
              <table:table-cell office:value-type="float" office:value="917937">
                <text:p>9179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1">
                <text:p>182001</text:p>
              </table:table-cell>
              <table:table-cell office:value-type="float" office:value="927577">
                <text:p>9275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1">
                <text:p>183001</text:p>
              </table:table-cell>
              <table:table-cell office:value-type="float" office:value="961856">
                <text:p>9618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1">
                <text:p>184001</text:p>
              </table:table-cell>
              <table:table-cell office:value-type="float" office:value="947739">
                <text:p>9477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1">
                <text:p>185001</text:p>
              </table:table-cell>
              <table:table-cell office:value-type="float" office:value="957591">
                <text:p>9575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1">
                <text:p>186001</text:p>
              </table:table-cell>
              <table:table-cell office:value-type="float" office:value="968018">
                <text:p>9680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1">
                <text:p>187001</text:p>
              </table:table-cell>
              <table:table-cell office:value-type="float" office:value="981445">
                <text:p>9814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1">
                <text:p>188001</text:p>
              </table:table-cell>
              <table:table-cell office:value-type="float" office:value="989351">
                <text:p>9893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1">
                <text:p>189001</text:p>
              </table:table-cell>
              <table:table-cell office:value-type="float" office:value="999724">
                <text:p>9997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1">
                <text:p>190001</text:p>
              </table:table-cell>
              <table:table-cell office:value-type="float" office:value="1010254">
                <text:p>10102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1">
                <text:p>191001</text:p>
              </table:table-cell>
              <table:table-cell office:value-type="float" office:value="1096375">
                <text:p>1096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1">
                <text:p>192001</text:p>
              </table:table-cell>
              <table:table-cell office:value-type="float" office:value="1188327">
                <text:p>11883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1">
                <text:p>193001</text:p>
              </table:table-cell>
              <table:table-cell office:value-type="float" office:value="1147100">
                <text:p>1147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1">
                <text:p>194001</text:p>
              </table:table-cell>
              <table:table-cell office:value-type="float" office:value="1215105">
                <text:p>12151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1">
                <text:p>195001</text:p>
              </table:table-cell>
              <table:table-cell office:value-type="float" office:value="1124613">
                <text:p>11246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1">
                <text:p>196001</text:p>
              </table:table-cell>
              <table:table-cell office:value-type="float" office:value="1238631">
                <text:p>12386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1">
                <text:p>197001</text:p>
              </table:table-cell>
              <table:table-cell office:value-type="float" office:value="1255277">
                <text:p>12552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1">
                <text:p>198001</text:p>
              </table:table-cell>
              <table:table-cell office:value-type="float" office:value="1262889">
                <text:p>12628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1">
                <text:p>199001</text:p>
              </table:table-cell>
              <table:table-cell office:value-type="float" office:value="1173288">
                <text:p>11732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1">
                <text:p>200001</text:p>
              </table:table-cell>
              <table:table-cell office:value-type="float" office:value="1213311">
                <text:p>12133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1">
                <text:p>201001</text:p>
              </table:table-cell>
              <table:table-cell office:value-type="float" office:value="1148777">
                <text:p>11487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1">
                <text:p>202001</text:p>
              </table:table-cell>
              <table:table-cell office:value-type="float" office:value="1139985">
                <text:p>11399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1">
                <text:p>203001</text:p>
              </table:table-cell>
              <table:table-cell office:value-type="float" office:value="1150385">
                <text:p>11503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1">
                <text:p>204001</text:p>
              </table:table-cell>
              <table:table-cell office:value-type="float" office:value="1224353">
                <text:p>12243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1">
                <text:p>205001</text:p>
              </table:table-cell>
              <table:table-cell office:value-type="float" office:value="1172694">
                <text:p>11726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1">
                <text:p>206001</text:p>
              </table:table-cell>
              <table:table-cell office:value-type="float" office:value="1215467">
                <text:p>12154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1">
                <text:p>207001</text:p>
              </table:table-cell>
              <table:table-cell office:value-type="float" office:value="1234546">
                <text:p>12345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1">
                <text:p>208001</text:p>
              </table:table-cell>
              <table:table-cell office:value-type="float" office:value="1207010">
                <text:p>12070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1">
                <text:p>209001</text:p>
              </table:table-cell>
              <table:table-cell office:value-type="float" office:value="1218402">
                <text:p>12184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1">
                <text:p>210001</text:p>
              </table:table-cell>
              <table:table-cell office:value-type="float" office:value="1233599">
                <text:p>12335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1">
                <text:p>211001</text:p>
              </table:table-cell>
              <table:table-cell office:value-type="float" office:value="1241778">
                <text:p>12417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1">
                <text:p>212001</text:p>
              </table:table-cell>
              <table:table-cell office:value-type="float" office:value="1255574">
                <text:p>12555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1">
                <text:p>213001</text:p>
              </table:table-cell>
              <table:table-cell office:value-type="float" office:value="1272481">
                <text:p>12724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1">
                <text:p>214001</text:p>
              </table:table-cell>
              <table:table-cell office:value-type="float" office:value="1277154">
                <text:p>12771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1">
                <text:p>215001</text:p>
              </table:table-cell>
              <table:table-cell office:value-type="float" office:value="1287875">
                <text:p>1287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1">
                <text:p>216001</text:p>
              </table:table-cell>
              <table:table-cell office:value-type="float" office:value="1386622">
                <text:p>13866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1">
                <text:p>217001</text:p>
              </table:table-cell>
              <table:table-cell office:value-type="float" office:value="1364129">
                <text:p>13641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1">
                <text:p>218001</text:p>
              </table:table-cell>
              <table:table-cell office:value-type="float" office:value="1481306">
                <text:p>14813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1">
                <text:p>219001</text:p>
              </table:table-cell>
              <table:table-cell office:value-type="float" office:value="1359464">
                <text:p>13594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1">
                <text:p>220001</text:p>
              </table:table-cell>
              <table:table-cell office:value-type="float" office:value="1348037">
                <text:p>13480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1">
                <text:p>221001</text:p>
              </table:table-cell>
              <table:table-cell office:value-type="float" office:value="1361490">
                <text:p>136149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1">
                <text:p>222001</text:p>
              </table:table-cell>
              <table:table-cell office:value-type="float" office:value="1380102">
                <text:p>13801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1">
                <text:p>223001</text:p>
              </table:table-cell>
              <table:table-cell office:value-type="float" office:value="1552578">
                <text:p>15525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1">
                <text:p>224001</text:p>
              </table:table-cell>
              <table:table-cell office:value-type="float" office:value="1403750">
                <text:p>14037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1">
                <text:p>225001</text:p>
              </table:table-cell>
              <table:table-cell office:value-type="float" office:value="1522681">
                <text:p>15226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1">
                <text:p>226001</text:p>
              </table:table-cell>
              <table:table-cell office:value-type="float" office:value="1661923">
                <text:p>16619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1">
                <text:p>227001</text:p>
              </table:table-cell>
              <table:table-cell office:value-type="float" office:value="1541796">
                <text:p>15417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1">
                <text:p>228001</text:p>
              </table:table-cell>
              <table:table-cell office:value-type="float" office:value="1495765">
                <text:p>14957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1">
                <text:p>229001</text:p>
              </table:table-cell>
              <table:table-cell office:value-type="float" office:value="1491690">
                <text:p>149169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1">
                <text:p>230001</text:p>
              </table:table-cell>
              <table:table-cell office:value-type="float" office:value="1509228">
                <text:p>15092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1">
                <text:p>231001</text:p>
              </table:table-cell>
              <table:table-cell office:value-type="float" office:value="1504539">
                <text:p>15045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1">
                <text:p>232001</text:p>
              </table:table-cell>
              <table:table-cell office:value-type="float" office:value="1522401">
                <text:p>15224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1">
                <text:p>233001</text:p>
              </table:table-cell>
              <table:table-cell office:value-type="float" office:value="1796342">
                <text:p>17963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1">
                <text:p>234001</text:p>
              </table:table-cell>
              <table:table-cell office:value-type="float" office:value="1902693">
                <text:p>19026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1">
                <text:p>235001</text:p>
              </table:table-cell>
              <table:table-cell office:value-type="float" office:value="1660574">
                <text:p>16605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1">
                <text:p>236001</text:p>
              </table:table-cell>
              <table:table-cell office:value-type="float" office:value="1749242">
                <text:p>17492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1">
                <text:p>237001</text:p>
              </table:table-cell>
              <table:table-cell office:value-type="float" office:value="1617908">
                <text:p>16179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1">
                <text:p>238001</text:p>
              </table:table-cell>
              <table:table-cell office:value-type="float" office:value="1614324">
                <text:p>16143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1">
                <text:p>239001</text:p>
              </table:table-cell>
              <table:table-cell office:value-type="float" office:value="1615714">
                <text:p>16157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1">
                <text:p>240001</text:p>
              </table:table-cell>
              <table:table-cell office:value-type="float" office:value="1601350">
                <text:p>16013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1">
                <text:p>241001</text:p>
              </table:table-cell>
              <table:table-cell office:value-type="float" office:value="1657229">
                <text:p>16572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1">
                <text:p>242001</text:p>
              </table:table-cell>
              <table:table-cell office:value-type="float" office:value="1646388">
                <text:p>16463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1">
                <text:p>243001</text:p>
              </table:table-cell>
              <table:table-cell office:value-type="float" office:value="1650345">
                <text:p>16503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1">
                <text:p>244001</text:p>
              </table:table-cell>
              <table:table-cell office:value-type="float" office:value="1681123">
                <text:p>16811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1">
                <text:p>245001</text:p>
              </table:table-cell>
              <table:table-cell office:value-type="float" office:value="1728882">
                <text:p>17288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1">
                <text:p>246001</text:p>
              </table:table-cell>
              <table:table-cell office:value-type="float" office:value="1680657">
                <text:p>16806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1">
                <text:p>247001</text:p>
              </table:table-cell>
              <table:table-cell office:value-type="float" office:value="1694337">
                <text:p>16943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1">
                <text:p>248001</text:p>
              </table:table-cell>
              <table:table-cell office:value-type="float" office:value="1751091">
                <text:p>17510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1">
                <text:p>249001</text:p>
              </table:table-cell>
              <table:table-cell office:value-type="float" office:value="1812152">
                <text:p>18121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1">
                <text:p>250001</text:p>
              </table:table-cell>
              <table:table-cell office:value-type="float" office:value="1826599">
                <text:p>18265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1">
                <text:p>251001</text:p>
              </table:table-cell>
              <table:table-cell office:value-type="float" office:value="1896346">
                <text:p>18963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1">
                <text:p>252001</text:p>
              </table:table-cell>
              <table:table-cell office:value-type="float" office:value="1816081">
                <text:p>18160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1">
                <text:p>253001</text:p>
              </table:table-cell>
              <table:table-cell office:value-type="float" office:value="1790056">
                <text:p>17900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1">
                <text:p>254001</text:p>
              </table:table-cell>
              <table:table-cell office:value-type="float" office:value="1832007">
                <text:p>18320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1">
                <text:p>255001</text:p>
              </table:table-cell>
              <table:table-cell office:value-type="float" office:value="1818420">
                <text:p>18184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1">
                <text:p>256001</text:p>
              </table:table-cell>
              <table:table-cell office:value-type="float" office:value="1860009">
                <text:p>18600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1">
                <text:p>257001</text:p>
              </table:table-cell>
              <table:table-cell office:value-type="float" office:value="1918395">
                <text:p>19183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1">
                <text:p>258001</text:p>
              </table:table-cell>
              <table:table-cell office:value-type="float" office:value="1973596">
                <text:p>19735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1">
                <text:p>259001</text:p>
              </table:table-cell>
              <table:table-cell office:value-type="float" office:value="1995938">
                <text:p>19959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1">
                <text:p>260001</text:p>
              </table:table-cell>
              <table:table-cell office:value-type="float" office:value="1996208">
                <text:p>19962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1">
                <text:p>261001</text:p>
              </table:table-cell>
              <table:table-cell office:value-type="float" office:value="1924128">
                <text:p>19241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1">
                <text:p>262001</text:p>
              </table:table-cell>
              <table:table-cell office:value-type="float" office:value="1910693">
                <text:p>19106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1">
                <text:p>263001</text:p>
              </table:table-cell>
              <table:table-cell office:value-type="float" office:value="2093232">
                <text:p>20932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1">
                <text:p>264001</text:p>
              </table:table-cell>
              <table:table-cell office:value-type="float" office:value="2167747">
                <text:p>21677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1">
                <text:p>265001</text:p>
              </table:table-cell>
              <table:table-cell office:value-type="float" office:value="2166843">
                <text:p>21668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1">
                <text:p>266001</text:p>
              </table:table-cell>
              <table:table-cell office:value-type="float" office:value="2030370">
                <text:p>203037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1">
                <text:p>267001</text:p>
              </table:table-cell>
              <table:table-cell office:value-type="float" office:value="2151540">
                <text:p>21515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1">
                <text:p>268001</text:p>
              </table:table-cell>
              <table:table-cell office:value-type="float" office:value="2318954">
                <text:p>23189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1">
                <text:p>269001</text:p>
              </table:table-cell>
              <table:table-cell office:value-type="float" office:value="2078213">
                <text:p>20782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1">
                <text:p>270001</text:p>
              </table:table-cell>
              <table:table-cell office:value-type="float" office:value="2020667">
                <text:p>2020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1">
                <text:p>271001</text:p>
              </table:table-cell>
              <table:table-cell office:value-type="float" office:value="2039622">
                <text:p>20396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1">
                <text:p>272001</text:p>
              </table:table-cell>
              <table:table-cell office:value-type="float" office:value="2051043">
                <text:p>20510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1">
                <text:p>273001</text:p>
              </table:table-cell>
              <table:table-cell office:value-type="float" office:value="2138185">
                <text:p>21381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1">
                <text:p>274001</text:p>
              </table:table-cell>
              <table:table-cell office:value-type="float" office:value="2100059">
                <text:p>21000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1">
                <text:p>275001</text:p>
              </table:table-cell>
              <table:table-cell office:value-type="float" office:value="2100523">
                <text:p>21005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1">
                <text:p>276001</text:p>
              </table:table-cell>
              <table:table-cell office:value-type="float" office:value="2170424">
                <text:p>21704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1">
                <text:p>277001</text:p>
              </table:table-cell>
              <table:table-cell office:value-type="float" office:value="2131193">
                <text:p>21311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1">
                <text:p>278001</text:p>
              </table:table-cell>
              <table:table-cell office:value-type="float" office:value="2140763">
                <text:p>21407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1">
                <text:p>279001</text:p>
              </table:table-cell>
              <table:table-cell office:value-type="float" office:value="2164470">
                <text:p>216447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1">
                <text:p>280001</text:p>
              </table:table-cell>
              <table:table-cell office:value-type="float" office:value="2176713">
                <text:p>21767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1">
                <text:p>281001</text:p>
              </table:table-cell>
              <table:table-cell office:value-type="float" office:value="2258315">
                <text:p>22583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1">
                <text:p>282001</text:p>
              </table:table-cell>
              <table:table-cell office:value-type="float" office:value="2205529">
                <text:p>22055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1">
                <text:p>283001</text:p>
              </table:table-cell>
              <table:table-cell office:value-type="float" office:value="2216979">
                <text:p>22169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1">
                <text:p>284001</text:p>
              </table:table-cell>
              <table:table-cell office:value-type="float" office:value="2244175">
                <text:p>22441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1">
                <text:p>285001</text:p>
              </table:table-cell>
              <table:table-cell office:value-type="float" office:value="2249521">
                <text:p>22495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1">
                <text:p>286001</text:p>
              </table:table-cell>
              <table:table-cell office:value-type="float" office:value="2269652">
                <text:p>22696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1">
                <text:p>287001</text:p>
              </table:table-cell>
              <table:table-cell office:value-type="float" office:value="2285810">
                <text:p>22858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1">
                <text:p>288001</text:p>
              </table:table-cell>
              <table:table-cell office:value-type="float" office:value="2364832">
                <text:p>23648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1">
                <text:p>289001</text:p>
              </table:table-cell>
              <table:table-cell office:value-type="float" office:value="2323389">
                <text:p>23233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1">
                <text:p>290001</text:p>
              </table:table-cell>
              <table:table-cell office:value-type="float" office:value="2329096">
                <text:p>23290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1">
                <text:p>291001</text:p>
              </table:table-cell>
              <table:table-cell office:value-type="float" office:value="2349225">
                <text:p>23492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1">
                <text:p>292001</text:p>
              </table:table-cell>
              <table:table-cell office:value-type="float" office:value="2362829">
                <text:p>23628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1">
                <text:p>293001</text:p>
              </table:table-cell>
              <table:table-cell office:value-type="float" office:value="2401443">
                <text:p>24014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1">
                <text:p>294001</text:p>
              </table:table-cell>
              <table:table-cell office:value-type="float" office:value="2557065">
                <text:p>25570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1">
                <text:p>295001</text:p>
              </table:table-cell>
              <table:table-cell office:value-type="float" office:value="2631936">
                <text:p>26319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1">
                <text:p>296001</text:p>
              </table:table-cell>
              <table:table-cell office:value-type="float" office:value="2598194">
                <text:p>25981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1">
                <text:p>297001</text:p>
              </table:table-cell>
              <table:table-cell office:value-type="float" office:value="2527724">
                <text:p>25277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1">
                <text:p>298001</text:p>
              </table:table-cell>
              <table:table-cell office:value-type="float" office:value="2465585">
                <text:p>24655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1">
                <text:p>299001</text:p>
              </table:table-cell>
              <table:table-cell office:value-type="float" office:value="2476621">
                <text:p>24766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1">
                <text:p>300001</text:p>
              </table:table-cell>
              <table:table-cell office:value-type="float" office:value="2534505">
                <text:p>25345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1">
                <text:p>301001</text:p>
              </table:table-cell>
              <table:table-cell office:value-type="float" office:value="2535054">
                <text:p>25350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1">
                <text:p>302001</text:p>
              </table:table-cell>
              <table:table-cell office:value-type="float" office:value="2738107">
                <text:p>27381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1">
                <text:p>303001</text:p>
              </table:table-cell>
              <table:table-cell office:value-type="float" office:value="2739998">
                <text:p>27399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1">
                <text:p>304001</text:p>
              </table:table-cell>
              <table:table-cell office:value-type="float" office:value="2558558">
                <text:p>25585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1">
                <text:p>305001</text:p>
              </table:table-cell>
              <table:table-cell office:value-type="float" office:value="2574759">
                <text:p>25747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1">
                <text:p>306001</text:p>
              </table:table-cell>
              <table:table-cell office:value-type="float" office:value="2594631">
                <text:p>25946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1">
                <text:p>307001</text:p>
              </table:table-cell>
              <table:table-cell office:value-type="float" office:value="2733376">
                <text:p>27333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1">
                <text:p>308001</text:p>
              </table:table-cell>
              <table:table-cell office:value-type="float" office:value="2863821">
                <text:p>28638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1">
                <text:p>309001</text:p>
              </table:table-cell>
              <table:table-cell office:value-type="float" office:value="2648293">
                <text:p>26482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1">
                <text:p>310001</text:p>
              </table:table-cell>
              <table:table-cell office:value-type="float" office:value="2661872">
                <text:p>26618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1">
                <text:p>311001</text:p>
              </table:table-cell>
              <table:table-cell office:value-type="float" office:value="2675369">
                <text:p>26753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1">
                <text:p>312001</text:p>
              </table:table-cell>
              <table:table-cell office:value-type="float" office:value="2701033">
                <text:p>27010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1">
                <text:p>313001</text:p>
              </table:table-cell>
              <table:table-cell office:value-type="float" office:value="2751962">
                <text:p>27519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1">
                <text:p>314001</text:p>
              </table:table-cell>
              <table:table-cell office:value-type="float" office:value="2728206">
                <text:p>27282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1">
                <text:p>315001</text:p>
              </table:table-cell>
              <table:table-cell office:value-type="float" office:value="2747826">
                <text:p>27478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1">
                <text:p>316001</text:p>
              </table:table-cell>
              <table:table-cell office:value-type="float" office:value="2769387">
                <text:p>27693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1">
                <text:p>317001</text:p>
              </table:table-cell>
              <table:table-cell office:value-type="float" office:value="2805193">
                <text:p>28051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1">
                <text:p>318001</text:p>
              </table:table-cell>
              <table:table-cell office:value-type="float" office:value="2795802">
                <text:p>27958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1">
                <text:p>319001</text:p>
              </table:table-cell>
              <table:table-cell office:value-type="float" office:value="2851475">
                <text:p>28514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1">
                <text:p>320001</text:p>
              </table:table-cell>
              <table:table-cell office:value-type="float" office:value="2868148">
                <text:p>28681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1">
                <text:p>321001</text:p>
              </table:table-cell>
              <table:table-cell office:value-type="float" office:value="2851602">
                <text:p>28516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1">
                <text:p>322001</text:p>
              </table:table-cell>
              <table:table-cell office:value-type="float" office:value="2870197">
                <text:p>28701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1">
                <text:p>323001</text:p>
              </table:table-cell>
              <table:table-cell office:value-type="float" office:value="2922472">
                <text:p>29224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1">
                <text:p>324001</text:p>
              </table:table-cell>
              <table:table-cell office:value-type="float" office:value="2976660">
                <text:p>297666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1">
                <text:p>325001</text:p>
              </table:table-cell>
              <table:table-cell office:value-type="float" office:value="3018339">
                <text:p>30183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1">
                <text:p>326001</text:p>
              </table:table-cell>
              <table:table-cell office:value-type="float" office:value="2959293">
                <text:p>29592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1">
                <text:p>327001</text:p>
              </table:table-cell>
              <table:table-cell office:value-type="float" office:value="2959885">
                <text:p>29598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1">
                <text:p>328001</text:p>
              </table:table-cell>
              <table:table-cell office:value-type="float" office:value="2980996">
                <text:p>29809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1">
                <text:p>329001</text:p>
              </table:table-cell>
              <table:table-cell office:value-type="float" office:value="2995175">
                <text:p>29951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1">
                <text:p>330001</text:p>
              </table:table-cell>
              <table:table-cell office:value-type="float" office:value="3048440">
                <text:p>304844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1">
                <text:p>331001</text:p>
              </table:table-cell>
              <table:table-cell office:value-type="float" office:value="3034198">
                <text:p>30341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1">
                <text:p>332001</text:p>
              </table:table-cell>
              <table:table-cell office:value-type="float" office:value="3056799">
                <text:p>30567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1">
                <text:p>333001</text:p>
              </table:table-cell>
              <table:table-cell office:value-type="float" office:value="3067259">
                <text:p>30672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1">
                <text:p>334001</text:p>
              </table:table-cell>
              <table:table-cell office:value-type="float" office:value="3082585">
                <text:p>30825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1">
                <text:p>335001</text:p>
              </table:table-cell>
              <table:table-cell office:value-type="float" office:value="3122918">
                <text:p>31229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1">
                <text:p>336001</text:p>
              </table:table-cell>
              <table:table-cell office:value-type="float" office:value="3175520">
                <text:p>31755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1">
                <text:p>337001</text:p>
              </table:table-cell>
              <table:table-cell office:value-type="float" office:value="3166485">
                <text:p>31664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1">
                <text:p>338001</text:p>
              </table:table-cell>
              <table:table-cell office:value-type="float" office:value="3333246">
                <text:p>33332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1">
                <text:p>339001</text:p>
              </table:table-cell>
              <table:table-cell office:value-type="float" office:value="3186731">
                <text:p>31867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1">
                <text:p>340001</text:p>
              </table:table-cell>
              <table:table-cell office:value-type="float" office:value="3493402">
                <text:p>34934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1">
                <text:p>341001</text:p>
              </table:table-cell>
              <table:table-cell office:value-type="float" office:value="3499667">
                <text:p>3499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1">
                <text:p>342001</text:p>
              </table:table-cell>
              <table:table-cell office:value-type="float" office:value="3329243">
                <text:p>33292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1">
                <text:p>343001</text:p>
              </table:table-cell>
              <table:table-cell office:value-type="float" office:value="3294853">
                <text:p>32948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1">
                <text:p>344001</text:p>
              </table:table-cell>
              <table:table-cell office:value-type="float" office:value="3381729">
                <text:p>33817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1">
                <text:p>345001</text:p>
              </table:table-cell>
              <table:table-cell office:value-type="float" office:value="3437471">
                <text:p>34374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1">
                <text:p>346001</text:p>
              </table:table-cell>
              <table:table-cell office:value-type="float" office:value="3557382">
                <text:p>35573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1">
                <text:p>347001</text:p>
              </table:table-cell>
              <table:table-cell office:value-type="float" office:value="3386785">
                <text:p>33867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1">
                <text:p>348001</text:p>
              </table:table-cell>
              <table:table-cell office:value-type="float" office:value="3714469">
                <text:p>37144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1">
                <text:p>349001</text:p>
              </table:table-cell>
              <table:table-cell office:value-type="float" office:value="3545714">
                <text:p>35457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1">
                <text:p>350001</text:p>
              </table:table-cell>
              <table:table-cell office:value-type="float" office:value="3739373">
                <text:p>37393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1">
                <text:p>351001</text:p>
              </table:table-cell>
              <table:table-cell office:value-type="float" office:value="3427938">
                <text:p>34279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1">
                <text:p>352001</text:p>
              </table:table-cell>
              <table:table-cell office:value-type="float" office:value="3708356">
                <text:p>37083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1">
                <text:p>353001</text:p>
              </table:table-cell>
              <table:table-cell office:value-type="float" office:value="3587397">
                <text:p>35873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1">
                <text:p>354001</text:p>
              </table:table-cell>
              <table:table-cell office:value-type="float" office:value="3534977">
                <text:p>35349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1">
                <text:p>355001</text:p>
              </table:table-cell>
              <table:table-cell office:value-type="float" office:value="3659221">
                <text:p>36592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1">
                <text:p>356001</text:p>
              </table:table-cell>
              <table:table-cell office:value-type="float" office:value="3599423">
                <text:p>35994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1">
                <text:p>357001</text:p>
              </table:table-cell>
              <table:table-cell office:value-type="float" office:value="3520921">
                <text:p>35209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1">
                <text:p>358001</text:p>
              </table:table-cell>
              <table:table-cell office:value-type="float" office:value="3541529">
                <text:p>35415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1">
                <text:p>359001</text:p>
              </table:table-cell>
              <table:table-cell office:value-type="float" office:value="3604435">
                <text:p>36044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1">
                <text:p>360001</text:p>
              </table:table-cell>
              <table:table-cell office:value-type="float" office:value="3576830">
                <text:p>357683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1">
                <text:p>361001</text:p>
              </table:table-cell>
              <table:table-cell office:value-type="float" office:value="3666001">
                <text:p>36660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1">
                <text:p>362001</text:p>
              </table:table-cell>
              <table:table-cell office:value-type="float" office:value="3619818">
                <text:p>36198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1">
                <text:p>363001</text:p>
              </table:table-cell>
              <table:table-cell office:value-type="float" office:value="3700757">
                <text:p>37007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1">
                <text:p>364001</text:p>
              </table:table-cell>
              <table:table-cell office:value-type="float" office:value="3700868">
                <text:p>37008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1">
                <text:p>365001</text:p>
              </table:table-cell>
              <table:table-cell office:value-type="float" office:value="3923024">
                <text:p>39230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1">
                <text:p>366001</text:p>
              </table:table-cell>
              <table:table-cell office:value-type="float" office:value="4119077">
                <text:p>41190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1">
                <text:p>367001</text:p>
              </table:table-cell>
              <table:table-cell office:value-type="float" office:value="4062488">
                <text:p>40624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1">
                <text:p>368001</text:p>
              </table:table-cell>
              <table:table-cell office:value-type="float" office:value="4009303">
                <text:p>40093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1">
                <text:p>369001</text:p>
              </table:table-cell>
              <table:table-cell office:value-type="float" office:value="3763896">
                <text:p>37638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1">
                <text:p>370001</text:p>
              </table:table-cell>
              <table:table-cell office:value-type="float" office:value="3780279">
                <text:p>37802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1">
                <text:p>371001</text:p>
              </table:table-cell>
              <table:table-cell office:value-type="float" office:value="4130068">
                <text:p>41300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1">
                <text:p>372001</text:p>
              </table:table-cell>
              <table:table-cell office:value-type="float" office:value="4100336">
                <text:p>41003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1">
                <text:p>373001</text:p>
              </table:table-cell>
              <table:table-cell office:value-type="float" office:value="3903066">
                <text:p>39030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1">
                <text:p>374001</text:p>
              </table:table-cell>
              <table:table-cell office:value-type="float" office:value="3857895">
                <text:p>38578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1">
                <text:p>375001</text:p>
              </table:table-cell>
              <table:table-cell office:value-type="float" office:value="3886055">
                <text:p>38860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1">
                <text:p>376001</text:p>
              </table:table-cell>
              <table:table-cell office:value-type="float" office:value="3970313">
                <text:p>39703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1">
                <text:p>377001</text:p>
              </table:table-cell>
              <table:table-cell office:value-type="float" office:value="3979600">
                <text:p>39796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1">
                <text:p>378001</text:p>
              </table:table-cell>
              <table:table-cell office:value-type="float" office:value="3946402">
                <text:p>39464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1">
                <text:p>379001</text:p>
              </table:table-cell>
              <table:table-cell office:value-type="float" office:value="4048847">
                <text:p>40488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1">
                <text:p>380001</text:p>
              </table:table-cell>
              <table:table-cell office:value-type="float" office:value="4055874">
                <text:p>40558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1">
                <text:p>381001</text:p>
              </table:table-cell>
              <table:table-cell office:value-type="float" office:value="4088517">
                <text:p>40885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1">
                <text:p>382001</text:p>
              </table:table-cell>
              <table:table-cell office:value-type="float" office:value="4026269">
                <text:p>40262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1">
                <text:p>383001</text:p>
              </table:table-cell>
              <table:table-cell office:value-type="float" office:value="4073272">
                <text:p>40732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1">
                <text:p>384001</text:p>
              </table:table-cell>
              <table:table-cell office:value-type="float" office:value="4154727">
                <text:p>41547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1">
                <text:p>385001</text:p>
              </table:table-cell>
              <table:table-cell office:value-type="float" office:value="4090338">
                <text:p>40903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1">
                <text:p>386001</text:p>
              </table:table-cell>
              <table:table-cell office:value-type="float" office:value="4115324">
                <text:p>41153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1">
                <text:p>387001</text:p>
              </table:table-cell>
              <table:table-cell office:value-type="float" office:value="4133773">
                <text:p>41337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1">
                <text:p>388001</text:p>
              </table:table-cell>
              <table:table-cell office:value-type="float" office:value="4240271">
                <text:p>42402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1">
                <text:p>389001</text:p>
              </table:table-cell>
              <table:table-cell office:value-type="float" office:value="4180509">
                <text:p>41805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1">
                <text:p>390001</text:p>
              </table:table-cell>
              <table:table-cell office:value-type="float" office:value="4368073">
                <text:p>43680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1">
                <text:p>391001</text:p>
              </table:table-cell>
              <table:table-cell office:value-type="float" office:value="4261117">
                <text:p>42611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1">
                <text:p>392001</text:p>
              </table:table-cell>
              <table:table-cell office:value-type="float" office:value="4376785">
                <text:p>43767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1">
                <text:p>393001</text:p>
              </table:table-cell>
              <table:table-cell office:value-type="float" office:value="4539029">
                <text:p>45390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1">
                <text:p>394001</text:p>
              </table:table-cell>
              <table:table-cell office:value-type="float" office:value="4578035">
                <text:p>45780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1">
                <text:p>395001</text:p>
              </table:table-cell>
              <table:table-cell office:value-type="float" office:value="4732346">
                <text:p>47323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1">
                <text:p>396001</text:p>
              </table:table-cell>
              <table:table-cell office:value-type="float" office:value="4341665">
                <text:p>43416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1">
                <text:p>397001</text:p>
              </table:table-cell>
              <table:table-cell office:value-type="float" office:value="4481373">
                <text:p>44813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1">
                <text:p>398001</text:p>
              </table:table-cell>
              <table:table-cell office:value-type="float" office:value="4820623">
                <text:p>48206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1">
                <text:p>399001</text:p>
              </table:table-cell>
              <table:table-cell office:value-type="float" office:value="4758180">
                <text:p>47581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1">
                <text:p>400001</text:p>
              </table:table-cell>
              <table:table-cell office:value-type="float" office:value="4642877">
                <text:p>46428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1">
                <text:p>401001</text:p>
              </table:table-cell>
              <table:table-cell office:value-type="float" office:value="4436143">
                <text:p>44361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1">
                <text:p>402001</text:p>
              </table:table-cell>
              <table:table-cell office:value-type="float" office:value="4482739">
                <text:p>44827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1">
                <text:p>403001</text:p>
              </table:table-cell>
              <table:table-cell office:value-type="float" office:value="4548533">
                <text:p>45485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1">
                <text:p>404001</text:p>
              </table:table-cell>
              <table:table-cell office:value-type="float" office:value="4699668">
                <text:p>46996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1">
                <text:p>405001</text:p>
              </table:table-cell>
              <table:table-cell office:value-type="float" office:value="4579999">
                <text:p>45799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1">
                <text:p>406001</text:p>
              </table:table-cell>
              <table:table-cell office:value-type="float" office:value="5291301">
                <text:p>52913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1">
                <text:p>407001</text:p>
              </table:table-cell>
              <table:table-cell office:value-type="float" office:value="4648049">
                <text:p>46480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1">
                <text:p>408001</text:p>
              </table:table-cell>
              <table:table-cell office:value-type="float" office:value="4502530">
                <text:p>450253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1">
                <text:p>409001</text:p>
              </table:table-cell>
              <table:table-cell office:value-type="float" office:value="4745449">
                <text:p>47454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1">
                <text:p>410001</text:p>
              </table:table-cell>
              <table:table-cell office:value-type="float" office:value="4813559">
                <text:p>48135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1">
                <text:p>411001</text:p>
              </table:table-cell>
              <table:table-cell office:value-type="float" office:value="4710773">
                <text:p>47107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1">
                <text:p>412001</text:p>
              </table:table-cell>
              <table:table-cell office:value-type="float" office:value="5235230">
                <text:p>523523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1">
                <text:p>413001</text:p>
              </table:table-cell>
              <table:table-cell office:value-type="float" office:value="4704819">
                <text:p>47048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1">
                <text:p>414001</text:p>
              </table:table-cell>
              <table:table-cell office:value-type="float" office:value="5113610">
                <text:p>51136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1">
                <text:p>415001</text:p>
              </table:table-cell>
              <table:table-cell office:value-type="float" office:value="4933032">
                <text:p>49330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1">
                <text:p>416001</text:p>
              </table:table-cell>
              <table:table-cell office:value-type="float" office:value="4781556">
                <text:p>47815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1">
                <text:p>417001</text:p>
              </table:table-cell>
              <table:table-cell office:value-type="float" office:value="4663848">
                <text:p>46638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1">
                <text:p>418001</text:p>
              </table:table-cell>
              <table:table-cell office:value-type="float" office:value="4684827">
                <text:p>46848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1">
                <text:p>419001</text:p>
              </table:table-cell>
              <table:table-cell office:value-type="float" office:value="4743412">
                <text:p>47434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1">
                <text:p>420001</text:p>
              </table:table-cell>
              <table:table-cell office:value-type="float" office:value="4857677">
                <text:p>48576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1">
                <text:p>421001</text:p>
              </table:table-cell>
              <table:table-cell office:value-type="float" office:value="4754629">
                <text:p>47546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1">
                <text:p>422001</text:p>
              </table:table-cell>
              <table:table-cell office:value-type="float" office:value="4807907">
                <text:p>48079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1">
                <text:p>423001</text:p>
              </table:table-cell>
              <table:table-cell office:value-type="float" office:value="4912854">
                <text:p>49128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1">
                <text:p>424001</text:p>
              </table:table-cell>
              <table:table-cell office:value-type="float" office:value="4803170">
                <text:p>48031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1">
                <text:p>425001</text:p>
              </table:table-cell>
              <table:table-cell office:value-type="float" office:value="4823459">
                <text:p>48234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1">
                <text:p>426001</text:p>
              </table:table-cell>
              <table:table-cell office:value-type="float" office:value="5033866">
                <text:p>50338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1">
                <text:p>427001</text:p>
              </table:table-cell>
              <table:table-cell office:value-type="float" office:value="5004110">
                <text:p>500411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1">
                <text:p>428001</text:p>
              </table:table-cell>
              <table:table-cell office:value-type="float" office:value="4969772">
                <text:p>49697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1">
                <text:p>429001</text:p>
              </table:table-cell>
              <table:table-cell office:value-type="float" office:value="4920888">
                <text:p>49208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1">
                <text:p>430001</text:p>
              </table:table-cell>
              <table:table-cell office:value-type="float" office:value="5172549">
                <text:p>51725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1">
                <text:p>431001</text:p>
              </table:table-cell>
              <table:table-cell office:value-type="float" office:value="5131018">
                <text:p>51310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1">
                <text:p>432001</text:p>
              </table:table-cell>
              <table:table-cell office:value-type="float" office:value="5431953">
                <text:p>54319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1">
                <text:p>433001</text:p>
              </table:table-cell>
              <table:table-cell office:value-type="float" office:value="5821456">
                <text:p>58214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1">
                <text:p>434001</text:p>
              </table:table-cell>
              <table:table-cell office:value-type="float" office:value="5233247">
                <text:p>52332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1">
                <text:p>435001</text:p>
              </table:table-cell>
              <table:table-cell office:value-type="float" office:value="5600410">
                <text:p>560041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1">
                <text:p>436001</text:p>
              </table:table-cell>
              <table:table-cell office:value-type="float" office:value="5273846">
                <text:p>52738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1">
                <text:p>437001</text:p>
              </table:table-cell>
              <table:table-cell office:value-type="float" office:value="5132430">
                <text:p>513243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1">
                <text:p>438001</text:p>
              </table:table-cell>
              <table:table-cell office:value-type="float" office:value="5129103">
                <text:p>51291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1">
                <text:p>439001</text:p>
              </table:table-cell>
              <table:table-cell office:value-type="float" office:value="5257185">
                <text:p>52571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1">
                <text:p>440001</text:p>
              </table:table-cell>
              <table:table-cell office:value-type="float" office:value="5206308">
                <text:p>52063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1">
                <text:p>441001</text:p>
              </table:table-cell>
              <table:table-cell office:value-type="float" office:value="5210484">
                <text:p>52104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1">
                <text:p>442001</text:p>
              </table:table-cell>
              <table:table-cell office:value-type="float" office:value="5312449">
                <text:p>531244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1">
                <text:p>443001</text:p>
              </table:table-cell>
              <table:table-cell office:value-type="float" office:value="5304209">
                <text:p>53042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1">
                <text:p>444001</text:p>
              </table:table-cell>
              <table:table-cell office:value-type="float" office:value="5315386">
                <text:p>53153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1">
                <text:p>445001</text:p>
              </table:table-cell>
              <table:table-cell office:value-type="float" office:value="5412100">
                <text:p>54121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1">
                <text:p>446001</text:p>
              </table:table-cell>
              <table:table-cell office:value-type="float" office:value="5308638">
                <text:p>53086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1">
                <text:p>447001</text:p>
              </table:table-cell>
              <table:table-cell office:value-type="float" office:value="5377049">
                <text:p>53770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1">
                <text:p>448001</text:p>
              </table:table-cell>
              <table:table-cell office:value-type="float" office:value="5451273">
                <text:p>54512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1">
                <text:p>449001</text:p>
              </table:table-cell>
              <table:table-cell office:value-type="float" office:value="5401254">
                <text:p>540125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1">
                <text:p>450001</text:p>
              </table:table-cell>
              <table:table-cell office:value-type="float" office:value="5402076">
                <text:p>54020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1">
                <text:p>451001</text:p>
              </table:table-cell>
              <table:table-cell office:value-type="float" office:value="5833978">
                <text:p>58339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1">
                <text:p>452001</text:p>
              </table:table-cell>
              <table:table-cell office:value-type="float" office:value="5488517">
                <text:p>54885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1">
                <text:p>453001</text:p>
              </table:table-cell>
              <table:table-cell office:value-type="float" office:value="5495109">
                <text:p>54951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1">
                <text:p>454001</text:p>
              </table:table-cell>
              <table:table-cell office:value-type="float" office:value="5613341">
                <text:p>56133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1">
                <text:p>455001</text:p>
              </table:table-cell>
              <table:table-cell office:value-type="float" office:value="5590336">
                <text:p>55903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1">
                <text:p>456001</text:p>
              </table:table-cell>
              <table:table-cell office:value-type="float" office:value="5595615">
                <text:p>55956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1">
                <text:p>457001</text:p>
              </table:table-cell>
              <table:table-cell office:value-type="float" office:value="5942793">
                <text:p>59427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1">
                <text:p>458001</text:p>
              </table:table-cell>
              <table:table-cell office:value-type="float" office:value="5597333">
                <text:p>55973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1">
                <text:p>459001</text:p>
              </table:table-cell>
              <table:table-cell office:value-type="float" office:value="5692228">
                <text:p>56922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1">
                <text:p>460001</text:p>
              </table:table-cell>
              <table:table-cell office:value-type="float" office:value="5741128">
                <text:p>57411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1">
                <text:p>461001</text:p>
              </table:table-cell>
              <table:table-cell office:value-type="float" office:value="5691462">
                <text:p>56914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1">
                <text:p>462001</text:p>
              </table:table-cell>
              <table:table-cell office:value-type="float" office:value="5710978">
                <text:p>57109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1">
                <text:p>463001</text:p>
              </table:table-cell>
              <table:table-cell office:value-type="float" office:value="5918872">
                <text:p>59188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1">
                <text:p>464001</text:p>
              </table:table-cell>
              <table:table-cell office:value-type="float" office:value="5742109">
                <text:p>574210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1">
                <text:p>465001</text:p>
              </table:table-cell>
              <table:table-cell office:value-type="float" office:value="6359181">
                <text:p>63591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1">
                <text:p>466001</text:p>
              </table:table-cell>
              <table:table-cell office:value-type="float" office:value="6657195">
                <text:p>66571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1">
                <text:p>467001</text:p>
              </table:table-cell>
              <table:table-cell office:value-type="float" office:value="6381110">
                <text:p>638111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1">
                <text:p>468001</text:p>
              </table:table-cell>
              <table:table-cell office:value-type="float" office:value="5909636">
                <text:p>59096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1">
                <text:p>469001</text:p>
              </table:table-cell>
              <table:table-cell office:value-type="float" office:value="6391195">
                <text:p>63911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1">
                <text:p>470001</text:p>
              </table:table-cell>
              <table:table-cell office:value-type="float" office:value="6185596">
                <text:p>61855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1">
                <text:p>471001</text:p>
              </table:table-cell>
              <table:table-cell office:value-type="float" office:value="5936291">
                <text:p>59362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1">
                <text:p>472001</text:p>
              </table:table-cell>
              <table:table-cell office:value-type="float" office:value="5978572">
                <text:p>59785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1">
                <text:p>473001</text:p>
              </table:table-cell>
              <table:table-cell office:value-type="float" office:value="6088777">
                <text:p>608877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1">
                <text:p>474001</text:p>
              </table:table-cell>
              <table:table-cell office:value-type="float" office:value="5998359">
                <text:p>59983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1">
                <text:p>475001</text:p>
              </table:table-cell>
              <table:table-cell office:value-type="float" office:value="6083770">
                <text:p>608377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1">
                <text:p>476001</text:p>
              </table:table-cell>
              <table:table-cell office:value-type="float" office:value="6718278">
                <text:p>67182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1">
                <text:p>477001</text:p>
              </table:table-cell>
              <table:table-cell office:value-type="float" office:value="6791118">
                <text:p>67911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1">
                <text:p>478001</text:p>
              </table:table-cell>
              <table:table-cell office:value-type="float" office:value="6483707">
                <text:p>64837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1">
                <text:p>479001</text:p>
              </table:table-cell>
              <table:table-cell office:value-type="float" office:value="6142119">
                <text:p>61421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1">
                <text:p>480001</text:p>
              </table:table-cell>
              <table:table-cell office:value-type="float" office:value="6147679">
                <text:p>61476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1">
                <text:p>481001</text:p>
              </table:table-cell>
              <table:table-cell office:value-type="float" office:value="6223755">
                <text:p>62237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1">
                <text:p>482001</text:p>
              </table:table-cell>
              <table:table-cell office:value-type="float" office:value="6233576">
                <text:p>62335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1">
                <text:p>483001</text:p>
              </table:table-cell>
              <table:table-cell office:value-type="float" office:value="6256012">
                <text:p>62560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1">
                <text:p>484001</text:p>
              </table:table-cell>
              <table:table-cell office:value-type="float" office:value="6507689">
                <text:p>65076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1">
                <text:p>485001</text:p>
              </table:table-cell>
              <table:table-cell office:value-type="float" office:value="6559161">
                <text:p>655916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1">
                <text:p>486001</text:p>
              </table:table-cell>
              <table:table-cell office:value-type="float" office:value="6785194">
                <text:p>67851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1">
                <text:p>487001</text:p>
              </table:table-cell>
              <table:table-cell office:value-type="float" office:value="7147011">
                <text:p>71470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1">
                <text:p>488001</text:p>
              </table:table-cell>
              <table:table-cell office:value-type="float" office:value="6863574">
                <text:p>68635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1">
                <text:p>489001</text:p>
              </table:table-cell>
              <table:table-cell office:value-type="float" office:value="6422999">
                <text:p>64229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1">
                <text:p>490001</text:p>
              </table:table-cell>
              <table:table-cell office:value-type="float" office:value="6479446">
                <text:p>64794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1">
                <text:p>491001</text:p>
              </table:table-cell>
              <table:table-cell office:value-type="float" office:value="6548094">
                <text:p>65480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1">
                <text:p>492001</text:p>
              </table:table-cell>
              <table:table-cell office:value-type="float" office:value="6487970">
                <text:p>64879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1">
                <text:p>493001</text:p>
              </table:table-cell>
              <table:table-cell office:value-type="float" office:value="6536271">
                <text:p>65362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1">
                <text:p>494001</text:p>
              </table:table-cell>
              <table:table-cell office:value-type="float" office:value="6573140">
                <text:p>657314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1">
                <text:p>495001</text:p>
              </table:table-cell>
              <table:table-cell office:value-type="float" office:value="6660213">
                <text:p>66602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1">
                <text:p>496001</text:p>
              </table:table-cell>
              <table:table-cell office:value-type="float" office:value="6678169">
                <text:p>66781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1">
                <text:p>497001</text:p>
              </table:table-cell>
              <table:table-cell office:value-type="float" office:value="6654964">
                <text:p>66549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1">
                <text:p>498001</text:p>
              </table:table-cell>
              <table:table-cell office:value-type="float" office:value="6712976">
                <text:p>67129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1">
                <text:p>499001</text:p>
              </table:table-cell>
              <table:table-cell office:value-type="float" office:value="7081236">
                <text:p>7081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